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ne" table:style-name="ta1">
        <table:shapes>
          <draw:frame draw:z-index="0" draw:style-name="gr1" draw:text-style-name="P1" svg:width="159.99mm" svg:height="89.99mm" svg:x="173.92mm" svg:y="259.72mm">
            <loext:p draw:notify-on-update-of-ranges="Sine.B2:Sine.H2 Sine.A3:Sine.A3 Sine.B3:Sine.H3 Sine.A4:Sine.A4 Sine.B4:Sine.H4 Sine.A5:Sine.A5 Sine.B5:Sine.H5 Sine.A6:Sine.A6 Sine.B6:Sine.H6 Sine.A7:Sine.A7 Sine.B7:Sine.H7 Sine.A8:Sine.A8 Sine.B8:Sine.H8 Sine.A9:Sine.A9 Sine.B9:Sine.H9 Sine.A10:Sine.A10 Sine.B10:Sine.H10 Sine.A11:Sine.A11 Sine.B11:Sine.H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.2mm" svg:y="258.02mm">
            <loext:p draw:notify-on-update-of-ranges="Sine.K4:Sine.K11 Sine.L3:Sine.L3 Sine.L4:Sine.L11 Sine.M3:Sine.M3 Sine.M4:Sine.M11 Sine.N3:Sine.N3 Sine.N4:Sine.N11 Sine.O3:Sine.O3 Sine.O4:Sine.O11 Sine.P3:Sine.P3 Sine.P4:Sine.P11 Sine.Q3:Sine.Q3 Sine.Q4:Sine.Q11 Sine.R3:Sine.R3 Sine.R4:Sine.R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7.7mm" svg:y="131.33mm">
            <loext:p draw:notify-on-update-of-ranges="Sine.L3:Sine.R3 Sine.K4:Sine.K4 Sine.L4:Sine.R4 Sine.K5:Sine.K5 Sine.L5:Sine.R5 Sine.K6:Sine.K6 Sine.L6:Sine.R6 Sine.K7:Sine.K7 Sine.L7:Sine.R7 Sine.K8:Sine.K8 Sine.L8:Sine.R8 Sine.K9:Sine.K9 Sine.L9:Sine.R9 Sine.K10:Sine.K10 Sine.L10:Sine.R10 Sine.K11:Sine.K11 Sine.L11:Sine.R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86.59mm" svg:y="135.66mm">
            <loext:p draw:notify-on-update-of-ranges="Sine.A3:Sine.A11 Sine.B2:Sine.B2 Sine.B3:Sine.B11 Sine.C2:Sine.C2 Sine.C3:Sine.C11 Sine.D2:Sine.D2 Sine.D3:Sine.D11 Sine.E2:Sine.E2 Sine.E3:Sine.E11 Sine.F2:Sine.F2 Sine.F3:Sine.F11 Sine.G2:Sine.G2 Sine.G3:Sine.G11 Sine.H2:Sine.H2 Sine.H3:Sine.H1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59.99mm" svg:height="89.99mm" svg:x="6.13mm" svg:y="367.73mm">
            <loext:p draw:notify-on-update-of-ranges="Sine.A18:Sine.A26 Sine.B16:Sine.B17 Sine.B18:Sine.B26 Sine.C16:Sine.C17 Sine.C18:Sine.C26 Sine.D16:Sine.D17 Sine.D18:Sine.D26 Sine.E16:Sine.E17 Sine.E18:Sine.E26 Sine.F16:Sine.F17 Sine.F18:Sine.F26 Sine.G16:Sine.G17 Sine.G18:Sine.G26 Sine.H16:Sine.H17 Sine.H18:Sine.H26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in(z) for different angles and n</text:p>
          </table:table-cell>
          <table:covered-table-cell table:number-columns-repeated="3" table:style-name="ce2"/>
          <table:table-cell table:style-name="ce2" table:number-columns-repeated="6"/>
          <table:table-cell/>
          <table:table-cell table:style-name="ce5"/>
          <table:table-cell table:number-columns-repeated="6"/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n\angl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number-columns-repeated="2"/>
          <table:table-cell/>
          <table:table-cell table:style-name="ce6" office:value-type="string" calcext:value-type="string" table:number-columns-spanned="7" table:number-rows-spanned="1">
            <text:p>Time(ms)</text:p>
          </table:table-cell>
          <table:covered-table-cell table:number-columns-repeated="6"/>
          <table:table-cell table:style-name="ce2"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726639" calcext:value-type="float">
            <text:p>0.08726639</text:p>
          </table:table-cell>
          <table:table-cell office:value-type="float" office:value="0.26179916" calcext:value-type="float">
            <text:p>0.26179916</text:p>
          </table:table-cell>
          <table:table-cell office:value-type="float" office:value="0.52359831" calcext:value-type="float">
            <text:p>0.52359831</text:p>
          </table:table-cell>
          <table:table-cell office:value-type="float" office:value="0.78539753" calcext:value-type="float">
            <text:p>0.78539753</text:p>
          </table:table-cell>
          <table:table-cell office:value-type="float" office:value="1.04719663" calcext:value-type="float">
            <text:p>1.04719663</text:p>
          </table:table-cell>
          <table:table-cell office:value-type="float" office:value="1.30899584" calcext:value-type="float">
            <text:p>1.30899584</text:p>
          </table:table-cell>
          <table:table-cell office:value-type="float" office:value="1.57079506" calcext:value-type="float">
            <text:p>1.57079506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715563" calcext:value-type="float">
            <text:p>0.08715563</text:p>
          </table:table-cell>
          <table:table-cell office:value-type="float" office:value="0.25880858" calcext:value-type="float">
            <text:p>0.25880858</text:p>
          </table:table-cell>
          <table:table-cell office:value-type="float" office:value="0.49967378" calcext:value-type="float">
            <text:p>0.49967378</text:p>
          </table:table-cell>
          <table:table-cell office:value-type="float" office:value="0.70465219" calcext:value-type="float">
            <text:p>0.70465219</text:p>
          </table:table-cell>
          <table:table-cell office:value-type="float" office:value="0.85580033" calcext:value-type="float">
            <text:p>0.85580033</text:p>
          </table:table-cell>
          <table:table-cell office:value-type="float" office:value="0.93517497" calcext:value-type="float">
            <text:p>0.93517497</text:p>
          </table:table-cell>
          <table:table-cell office:value-type="float" office:value="0.92483252" calcext:value-type="float">
            <text:p>0.924832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47" calcext:value-type="float">
            <text:p>0.247</text:p>
          </table:table-cell>
          <table:table-cell table:number-columns-repeated="2" office:value-type="float" office:value="0.223" calcext:value-type="float">
            <text:p>0.22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62" calcext:value-type="float">
            <text:p>0.262</text:p>
          </table:table-cell>
          <table:table-cell office:value-type="float" office:value="0.244" calcext:value-type="float">
            <text:p>0.244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715567" calcext:value-type="float">
            <text:p>0.08715567</text:p>
          </table:table-cell>
          <table:table-cell office:value-type="float" office:value="0.25881884" calcext:value-type="float">
            <text:p>0.25881884</text:p>
          </table:table-cell>
          <table:table-cell office:value-type="float" office:value="0.50000173" calcext:value-type="float">
            <text:p>0.50000173</text:p>
          </table:table-cell>
          <table:table-cell office:value-type="float" office:value="0.70714259" calcext:value-type="float">
            <text:p>0.70714259</text:p>
          </table:table-cell>
          <table:table-cell office:value-type="float" office:value="0.8662948" calcext:value-type="float">
            <text:p>0.8662948</text:p>
          </table:table-cell>
          <table:table-cell office:value-type="float" office:value="0.96720147" calcext:value-type="float">
            <text:p>0.96720147</text:p>
          </table:table-cell>
          <table:table-cell office:value-type="float" office:value="1.00452483" calcext:value-type="float">
            <text:p>1.004524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52" calcext:value-type="float">
            <text:p>0.252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1" calcext:value-type="float">
            <text:p>0.271</text:p>
          </table:table-cell>
          <table:table-cell office:value-type="float" office:value="0.255" calcext:value-type="float">
            <text:p>0.255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715567" calcext:value-type="float">
            <text:p>0.08715567</text:p>
          </table:table-cell>
          <table:table-cell office:value-type="float" office:value="0.25881881" calcext:value-type="float">
            <text:p>0.25881881</text:p>
          </table:table-cell>
          <table:table-cell office:value-type="float" office:value="0.49999958" calcext:value-type="float">
            <text:p>0.49999958</text:p>
          </table:table-cell>
          <table:table-cell office:value-type="float" office:value="0.70710629" calcext:value-type="float">
            <text:p>0.70710629</text:p>
          </table:table-cell>
          <table:table-cell office:value-type="float" office:value="0.86602491" calcext:value-type="float">
            <text:p>0.86602491</text:p>
          </table:table-cell>
          <table:table-cell office:value-type="float" office:value="0.96592551" calcext:value-type="float">
            <text:p>0.965925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58" calcext:value-type="float">
            <text:p>0.258</text:p>
          </table:table-cell>
          <table:table-cell office:value-type="float" office:value="0.291" calcext:value-type="float">
            <text:p>0.291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8" calcext:value-type="float">
            <text:p>0.278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4" calcext:value-type="float">
            <text:p>0.304</text:p>
          </table:table-cell>
          <table:table-cell table:number-columns-repeated="100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8715567" calcext:value-type="float">
            <text:p>0.08715567</text:p>
          </table:table-cell>
          <table:table-cell office:value-type="float" office:value="0.25881881" calcext:value-type="float">
            <text:p>0.25881881</text:p>
          </table:table-cell>
          <table:table-cell office:value-type="float" office:value="0.49999958" calcext:value-type="float">
            <text:p>0.49999958</text:p>
          </table:table-cell>
          <table:table-cell office:value-type="float" office:value="0.70710629" calcext:value-type="float">
            <text:p>0.70710629</text:p>
          </table:table-cell>
          <table:table-cell office:value-type="float" office:value="0.86602491" calcext:value-type="float">
            <text:p>0.86602491</text:p>
          </table:table-cell>
          <table:table-cell office:value-type="float" office:value="0.96592551" calcext:value-type="float">
            <text:p>0.965925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91" calcext:value-type="float">
            <text:p>0.291</text:p>
          </table:table-cell>
          <table:table-cell office:value-type="float" office:value="0.304" calcext:value-type="float">
            <text:p>0.30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6" calcext:value-type="float">
            <text:p>0.296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6" calcext:value-type="float">
            <text:p>0.306</text:p>
          </table:table-cell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8715567" calcext:value-type="float">
            <text:p>0.08715567</text:p>
          </table:table-cell>
          <table:table-cell office:value-type="float" office:value="0.25881881" calcext:value-type="float">
            <text:p>0.25881881</text:p>
          </table:table-cell>
          <table:table-cell office:value-type="float" office:value="0.49999958" calcext:value-type="float">
            <text:p>0.49999958</text:p>
          </table:table-cell>
          <table:table-cell office:value-type="float" office:value="0.70710629" calcext:value-type="float">
            <text:p>0.70710629</text:p>
          </table:table-cell>
          <table:table-cell office:value-type="float" office:value="0.86602491" calcext:value-type="float">
            <text:p>0.86602491</text:p>
          </table:table-cell>
          <table:table-cell office:value-type="float" office:value="0.96592551" calcext:value-type="float">
            <text:p>0.965925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303" calcext:value-type="float">
            <text:p>0.303</text:p>
          </table:table-cell>
          <table:table-cell office:value-type="float" office:value="0.31" calcext:value-type="float">
            <text:p>0.31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9" calcext:value-type="float">
            <text:p>0.309</text:p>
          </table:table-cell>
          <table:table-cell table:number-columns-repeated="2" office:value-type="float" office:value="0.316" calcext:value-type="float">
            <text:p>0.316</text:p>
          </table:table-cell>
          <table:table-cell table:number-columns-repeated="100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715567" calcext:value-type="float">
            <text:p>0.08715567</text:p>
          </table:table-cell>
          <table:table-cell office:value-type="float" office:value="0.25881881" calcext:value-type="float">
            <text:p>0.25881881</text:p>
          </table:table-cell>
          <table:table-cell office:value-type="float" office:value="0.49999958" calcext:value-type="float">
            <text:p>0.49999958</text:p>
          </table:table-cell>
          <table:table-cell office:value-type="float" office:value="0.70710629" calcext:value-type="float">
            <text:p>0.70710629</text:p>
          </table:table-cell>
          <table:table-cell office:value-type="float" office:value="0.86602491" calcext:value-type="float">
            <text:p>0.86602491</text:p>
          </table:table-cell>
          <table:table-cell office:value-type="float" office:value="0.96592551" calcext:value-type="float">
            <text:p>0.965925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9" calcext:value-type="float">
            <text:p>0.319</text:p>
          </table:table-cell>
          <table:table-cell office:value-type="float" office:value="0.336" calcext:value-type="float">
            <text:p>0.336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44" calcext:value-type="float">
            <text:p>0.344</text:p>
          </table:table-cell>
          <table:table-cell table:number-columns-repeated="100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8715567" calcext:value-type="float">
            <text:p>0.08715567</text:p>
          </table:table-cell>
          <table:table-cell office:value-type="float" office:value="0.25881881" calcext:value-type="float">
            <text:p>0.25881881</text:p>
          </table:table-cell>
          <table:table-cell office:value-type="float" office:value="0.49999958" calcext:value-type="float">
            <text:p>0.49999958</text:p>
          </table:table-cell>
          <table:table-cell office:value-type="float" office:value="0.70710629" calcext:value-type="float">
            <text:p>0.70710629</text:p>
          </table:table-cell>
          <table:table-cell office:value-type="float" office:value="0.86602491" calcext:value-type="float">
            <text:p>0.86602491</text:p>
          </table:table-cell>
          <table:table-cell office:value-type="float" office:value="0.96592551" calcext:value-type="float">
            <text:p>0.965925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2" calcext:value-type="float">
            <text:p>0.352</text:p>
          </table:table-cell>
          <table:table-cell office:value-type="float" office:value="0.313" calcext:value-type="float">
            <text:p>0.313</text:p>
          </table:table-cell>
          <table:table-cell office:value-type="float" office:value="0.346" calcext:value-type="float">
            <text:p>0.346</text:p>
          </table:table-cell>
          <table:table-cell table:number-columns-repeated="2" office:value-type="float" office:value="0.356" calcext:value-type="float">
            <text:p>0.356</text:p>
          </table:table-cell>
          <table:table-cell table:number-columns-repeated="100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8715567" calcext:value-type="float">
            <text:p>0.08715567</text:p>
          </table:table-cell>
          <table:table-cell office:value-type="float" office:value="0.25881881" calcext:value-type="float">
            <text:p>0.25881881</text:p>
          </table:table-cell>
          <table:table-cell office:value-type="float" office:value="0.49999958" calcext:value-type="float">
            <text:p>0.49999958</text:p>
          </table:table-cell>
          <table:table-cell office:value-type="float" office:value="0.70710629" calcext:value-type="float">
            <text:p>0.70710629</text:p>
          </table:table-cell>
          <table:table-cell office:value-type="float" office:value="0.86602491" calcext:value-type="float">
            <text:p>0.86602491</text:p>
          </table:table-cell>
          <table:table-cell office:value-type="float" office:value="0.96592551" calcext:value-type="float">
            <text:p>0.965925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42" calcext:value-type="float">
            <text:p>0.42</text:p>
          </table:table-cell>
          <table:table-cell office:value-type="float" office:value="0.401" calcext:value-type="float">
            <text:p>0.401</text:p>
          </table:table-cell>
          <table:table-cell office:value-type="float" office:value="0.399" calcext:value-type="float">
            <text:p>0.399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9" calcext:value-type="float">
            <text:p>0.399</text:p>
          </table:table-cell>
          <table:table-cell office:value-type="float" office:value="0.4" calcext:value-type="float">
            <text:p>0.4</text:p>
          </table:table-cell>
          <table:table-cell office:value-type="float" office:value="0.397" calcext:value-type="float">
            <text:p>0.397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ERROR CHAR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\angl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1.1515653" calcext:value-type="float">
            <text:p>1.1515653</text:p>
          </table:table-cell>
          <table:table-cell office:value-type="float" office:value="4.719749965" calcext:value-type="float">
            <text:p>4.719749965</text:p>
          </table:table-cell>
          <table:table-cell office:value-type="float" office:value="11.07206103" calcext:value-type="float">
            <text:p>11.07206103</text:p>
          </table:table-cell>
          <table:table-cell office:value-type="float" office:value="20.91992019" calcext:value-type="float">
            <text:p>20.91992019</text:p>
          </table:table-cell>
          <table:table-cell office:value-type="float" office:value="35.51726572" calcext:value-type="float">
            <text:p>35.51726572</text:p>
          </table:table-cell>
          <table:table-cell office:value-type="float" office:value="57.0795059" calcext:value-type="float">
            <text:p>57.079505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458" calcext:value-type="float">
            <text:p>0.0000458</text:p>
          </table:table-cell>
          <table:table-cell office:value-type="float" office:value="0.0039525" calcext:value-type="float">
            <text:p>0.0039525</text:p>
          </table:table-cell>
          <table:table-cell office:value-type="float" office:value="0.06516" calcext:value-type="float">
            <text:p>0.06516</text:p>
          </table:table-cell>
          <table:table-cell office:value-type="float" office:value="0.347062391" calcext:value-type="float">
            <text:p>0.347062391</text:p>
          </table:table-cell>
          <table:table-cell office:value-type="float" office:value="1.180633476" calcext:value-type="float">
            <text:p>1.180633476</text:p>
          </table:table-cell>
          <table:table-cell office:value-type="float" office:value="3.1835346" calcext:value-type="float">
            <text:p>3.1835346</text:p>
          </table:table-cell>
          <table:table-cell office:value-type="float" office:value="7.5167475" calcext:value-type="float">
            <text:p>7.516747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11591" calcext:value-type="float">
            <text:p>0.000011591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5133598" calcext:value-type="float">
            <text:p>0.005133598</text:p>
          </table:table-cell>
          <table:table-cell office:value-type="float" office:value="0.031164231" calcext:value-type="float">
            <text:p>0.031164231</text:p>
          </table:table-cell>
          <table:table-cell office:value-type="float" office:value="0.1320968" calcext:value-type="float">
            <text:p>0.1320968</text:p>
          </table:table-cell>
          <table:table-cell office:value-type="float" office:value="0.4524827" calcext:value-type="float">
            <text:p>0.4524827</text:p>
          </table:table-cell>
          <table:table-cell table:style-name="ce2"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table table:name="Cosine" table:style-name="ta1">
        <table:shapes>
          <draw:frame draw:z-index="0" draw:style-name="gr1" draw:text-style-name="P1" svg:width="159.99mm" svg:height="89.99mm" svg:x="179.97mm" svg:y="263.7mm">
            <loext:p draw:notify-on-update-of-ranges="Cosine.B2:Cosine.H4 Cosine.A5:Cosine.A5 Cosine.B5:Cosine.H5 Cosine.A6:Cosine.A6 Cosine.B6:Cosine.H6 Cosine.A7:Cosine.A7 Cosine.B7:Cosine.H7 Cosine.A8:Cosine.A8 Cosine.B8:Cosine.H8 Cosine.A9:Cosine.A9 Cosine.B9:Cosine.H9 Cosine.A10:Cosine.A10 Cosine.B10:Cosine.H10 Cosine.A11:Cosine.A11 Cosine.B11:Cosine.H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0mm" svg:y="157.73mm">
            <loext:p draw:notify-on-update-of-ranges="Cosine.A5:Cosine.A11 Cosine.B2:Cosine.B4 Cosine.B5:Cosine.B11 Cosine.C2:Cosine.C4 Cosine.C5:Cosine.C11 Cosine.D2:Cosine.D4 Cosine.D5:Cosine.D11 Cosine.E2:Cosine.E4 Cosine.E5:Cosine.E11 Cosine.F2:Cosine.F4 Cosine.F5:Cosine.F11 Cosine.G2:Cosine.G4 Cosine.G5:Cosine.G11 Cosine.H2:Cosine.H4 Cosine.H5:Cosine.H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177.12mm" svg:y="154.46mm">
            <loext:p draw:notify-on-update-of-ranges="Cosine.L4:Cosine.R6 Cosine.K7:Cosine.K7 Cosine.L7:Cosine.R7 Cosine.K8:Cosine.K8 Cosine.L8:Cosine.R8 Cosine.K9:Cosine.K9 Cosine.L9:Cosine.R9 Cosine.K10:Cosine.K10 Cosine.L10:Cosine.R10 Cosine.K11:Cosine.K11 Cosine.L11:Cosine.R11 Cosine.K12:Cosine.K12 Cosine.L12:Cosine.R12 Cosine.K13:Cosine.K13 Cosine.L13:Cosine.R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9.99mm" svg:height="89.99mm" svg:x="0mm" svg:y="256.2mm">
            <loext:p draw:notify-on-update-of-ranges="Cosine.K7:Cosine.K13 Cosine.L4:Cosine.L6 Cosine.L7:Cosine.L13 Cosine.M4:Cosine.M6 Cosine.M7:Cosine.M13 Cosine.N4:Cosine.N6 Cosine.N7:Cosine.N13 Cosine.O4:Cosine.O6 Cosine.O7:Cosine.O13 Cosine.P4:Cosine.P6 Cosine.P7:Cosine.P13 Cosine.Q4:Cosine.Q6 Cosine.Q7:Cosine.Q13 Cosine.R4:Cosine.R6 Cosine.R7:Cosine.R1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159.99mm" svg:height="89.99mm" svg:x="177.12mm" svg:y="359.77mm">
            <loext:p draw:notify-on-update-of-ranges="Cosine.A25:Cosine.A31 Cosine.B22:Cosine.B24 Cosine.B25:Cosine.B31 Cosine.C22:Cosine.C24 Cosine.C25:Cosine.C31 Cosine.D22:Cosine.D24 Cosine.D25:Cosine.D31 Cosine.E22:Cosine.E24 Cosine.E25:Cosine.E31 Cosine.F22:Cosine.F24 Cosine.F25:Cosine.F31 Cosine.G22:Cosine.G24 Cosine.G25:Cosine.G31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5" draw:style-name="gr1" draw:text-style-name="P1" svg:width="159.99mm" svg:height="89.99mm" svg:x="0mm" svg:y="354.98mm">
            <loext:p draw:notify-on-update-of-ranges="Cosine.A25:Cosine.A31 Cosine.H22:Cosine.H24 Cosine.H25:Cosine.H31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ine(z) for different angles and n</text:p>
          </table:table-cell>
          <table:covered-table-cell table:number-columns-repeated="3" table:style-name="ce2"/>
          <table:table-cell table:style-name="ce2" table:number-columns-repeated="4"/>
          <table:table-cell table:number-columns-repeated="2"/>
          <table:table-cell table:style-name="ce3"/>
          <table:table-cell table:style-name="ce2"/>
          <table:table-cell table:number-columns-repeated="1012"/>
        </table:table-row>
        <table:table-row table:style-name="ro1">
          <table:table-cell table:style-name="ce2" office:value-type="string" calcext:value-type="string">
            <text:p>n\angl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Time(ms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3"/>
          <table:table-cell table:number-columns-repeated="1013"/>
        </table:table-row>
        <table:table-row table:style-name="ro1">
          <table:table-cell table:number-columns-repeated="10"/>
          <table:table-cell table:style-name="ce2" office:value-type="string" calcext:value-type="string">
            <text:p>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619228" calcext:value-type="float">
            <text:p>0.99619228</text:p>
          </table:table-cell>
          <table:table-cell office:value-type="float" office:value="0.96573061" calcext:value-type="float">
            <text:p>0.96573061</text:p>
          </table:table-cell>
          <table:table-cell office:value-type="float" office:value="0.86292237" calcext:value-type="float">
            <text:p>0.86292237</text:p>
          </table:table-cell>
          <table:table-cell office:value-type="float" office:value="0.69157535" calcext:value-type="float">
            <text:p>0.69157535</text:p>
          </table:table-cell>
          <table:table-cell office:value-type="float" office:value="0.45168948" calcext:value-type="float">
            <text:p>0.45168948</text:p>
          </table:table-cell>
          <table:table-cell office:value-type="float" office:value="0.14326477" calcext:value-type="float">
            <text:p>0.14326477</text:p>
          </table:table-cell>
          <table:table-cell office:value-type="float" office:value="-0.23369861" calcext:value-type="float">
            <text:p>-0.23369861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619472" calcext:value-type="float">
            <text:p>0.99619472</text:p>
          </table:table-cell>
          <table:table-cell office:value-type="float" office:value="0.96592635" calcext:value-type="float">
            <text:p>0.96592635</text:p>
          </table:table-cell>
          <table:table-cell office:value-type="float" office:value="0.86605406" calcext:value-type="float">
            <text:p>0.86605406</text:p>
          </table:table-cell>
          <table:table-cell office:value-type="float" office:value="0.70742965" calcext:value-type="float">
            <text:p>0.70742965</text:p>
          </table:table-cell>
          <table:table-cell office:value-type="float" office:value="0.5017969" calcext:value-type="float">
            <text:p>0.5017969</text:p>
          </table:table-cell>
          <table:table-cell office:value-type="float" office:value="0.26559731" calcext:value-type="float">
            <text:p>0.26559731</text:p>
          </table:table-cell>
          <table:table-cell office:value-type="float" office:value="0.01997009" calcext:value-type="float">
            <text:p>0.01997009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619472" calcext:value-type="float">
            <text:p>0.99619472</text:p>
          </table:table-cell>
          <table:table-cell office:value-type="float" office:value="0.96592587" calcext:value-type="float">
            <text:p>0.96592587</text:p>
          </table:table-cell>
          <table:table-cell office:value-type="float" office:value="0.86602557" calcext:value-type="float">
            <text:p>0.86602557</text:p>
          </table:table-cell>
          <table:table-cell office:value-type="float" office:value="0.70710725" calcext:value-type="float">
            <text:p>0.70710725</text:p>
          </table:table-cell>
          <table:table-cell office:value-type="float" office:value="0.50000072" calcext:value-type="float">
            <text:p>0.50000072</text:p>
          </table:table-cell>
          <table:table-cell office:value-type="float" office:value="0.25881994" calcext:value-type="float">
            <text:p>0.25881994</text:p>
          </table:table-cell>
          <table:table-cell office:value-type="float" office:value="0.00000076" calcext:value-type="float">
            <text:p>0.00000076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4" calcext:value-type="float">
            <text:p>0.264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62" calcext:value-type="float">
            <text:p>0.262</text:p>
          </table:table-cell>
          <table:table-cell office:value-type="float" office:value="0.244" calcext:value-type="float">
            <text:p>0.244</text:p>
          </table:table-cell>
          <table:table-cell table:number-columns-repeated="100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9619472" calcext:value-type="float">
            <text:p>0.99619472</text:p>
          </table:table-cell>
          <table:table-cell office:value-type="float" office:value="0.96592587" calcext:value-type="float">
            <text:p>0.96592587</text:p>
          </table:table-cell>
          <table:table-cell office:value-type="float" office:value="0.86602557" calcext:value-type="float">
            <text:p>0.86602557</text:p>
          </table:table-cell>
          <table:table-cell office:value-type="float" office:value="0.70710725" calcext:value-type="float">
            <text:p>0.70710725</text:p>
          </table:table-cell>
          <table:table-cell office:value-type="float" office:value="0.50000072" calcext:value-type="float">
            <text:p>0.50000072</text:p>
          </table:table-cell>
          <table:table-cell office:value-type="float" office:value="0.25882" calcext:value-type="float">
            <text:p>0.25882</text:p>
          </table:table-cell>
          <table:table-cell office:value-type="float" office:value="0.00000123" calcext:value-type="float">
            <text:p>0.00000123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1" calcext:value-type="float">
            <text:p>0.271</text:p>
          </table:table-cell>
          <table:table-cell office:value-type="float" office:value="0.255" calcext:value-type="float">
            <text:p>0.255</text:p>
          </table:table-cell>
          <table:table-cell table:number-columns-repeated="100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9619472" calcext:value-type="float">
            <text:p>0.99619472</text:p>
          </table:table-cell>
          <table:table-cell office:value-type="float" office:value="0.96592587" calcext:value-type="float">
            <text:p>0.96592587</text:p>
          </table:table-cell>
          <table:table-cell office:value-type="float" office:value="0.86602557" calcext:value-type="float">
            <text:p>0.86602557</text:p>
          </table:table-cell>
          <table:table-cell office:value-type="float" office:value="0.70710725" calcext:value-type="float">
            <text:p>0.70710725</text:p>
          </table:table-cell>
          <table:table-cell office:value-type="float" office:value="0.50000072" calcext:value-type="float">
            <text:p>0.50000072</text:p>
          </table:table-cell>
          <table:table-cell office:value-type="float" office:value="0.25882" calcext:value-type="float">
            <text:p>0.25882</text:p>
          </table:table-cell>
          <table:table-cell office:value-type="float" office:value="0.00000123" calcext:value-type="float">
            <text:p>0.00000123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office:value-type="float" office:value="0.291" calcext:value-type="float">
            <text:p>0.291</text:p>
          </table:table-cell>
          <table:table-cell office:value-type="float" office:value="0.304" calcext:value-type="float">
            <text:p>0.30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6" calcext:value-type="float">
            <text:p>0.296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6" calcext:value-type="float">
            <text:p>0.306</text:p>
          </table:table-cell>
          <table:table-cell table:number-columns-repeated="100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9619472" calcext:value-type="float">
            <text:p>0.99619472</text:p>
          </table:table-cell>
          <table:table-cell office:value-type="float" office:value="0.96592587" calcext:value-type="float">
            <text:p>0.96592587</text:p>
          </table:table-cell>
          <table:table-cell office:value-type="float" office:value="0.86602557" calcext:value-type="float">
            <text:p>0.86602557</text:p>
          </table:table-cell>
          <table:table-cell office:value-type="float" office:value="0.70710725" calcext:value-type="float">
            <text:p>0.70710725</text:p>
          </table:table-cell>
          <table:table-cell office:value-type="float" office:value="0.50000072" calcext:value-type="float">
            <text:p>0.50000072</text:p>
          </table:table-cell>
          <table:table-cell office:value-type="float" office:value="0.25882" calcext:value-type="float">
            <text:p>0.25882</text:p>
          </table:table-cell>
          <table:table-cell office:value-type="float" office:value="0.00000123" calcext:value-type="float">
            <text:p>0.00000123</text:p>
          </table:table-cell>
          <table:table-cell table:number-columns-repeated="2"/>
          <table:table-cell table:style-name="ce3" office:value-type="float" office:value="50" calcext:value-type="float">
            <text:p>50</text:p>
          </table:table-cell>
          <table:table-cell office:value-type="float" office:value="0.303" calcext:value-type="float">
            <text:p>0.303</text:p>
          </table:table-cell>
          <table:table-cell office:value-type="float" office:value="0.31" calcext:value-type="float">
            <text:p>0.31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9" calcext:value-type="float">
            <text:p>0.309</text:p>
          </table:table-cell>
          <table:table-cell table:number-columns-repeated="2" office:value-type="float" office:value="0.316" calcext:value-type="float">
            <text:p>0.316</text:p>
          </table:table-cell>
          <table:table-cell table:number-columns-repeated="100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619472" calcext:value-type="float">
            <text:p>0.99619472</text:p>
          </table:table-cell>
          <table:table-cell office:value-type="float" office:value="0.96592587" calcext:value-type="float">
            <text:p>0.96592587</text:p>
          </table:table-cell>
          <table:table-cell office:value-type="float" office:value="0.86602557" calcext:value-type="float">
            <text:p>0.86602557</text:p>
          </table:table-cell>
          <table:table-cell office:value-type="float" office:value="0.70710725" calcext:value-type="float">
            <text:p>0.70710725</text:p>
          </table:table-cell>
          <table:table-cell office:value-type="float" office:value="0.50000072" calcext:value-type="float">
            <text:p>0.50000072</text:p>
          </table:table-cell>
          <table:table-cell office:value-type="float" office:value="0.25882" calcext:value-type="float">
            <text:p>0.25882</text:p>
          </table:table-cell>
          <table:table-cell office:value-type="float" office:value="0.00000123" calcext:value-type="float">
            <text:p>0.00000123</text:p>
          </table:table-cell>
          <table:table-cell table:number-columns-repeated="2"/>
          <table:table-cell table:style-name="ce3" office:value-type="float" office:value="150" calcext:value-type="float">
            <text:p>150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9" calcext:value-type="float">
            <text:p>0.319</text:p>
          </table:table-cell>
          <table:table-cell office:value-type="float" office:value="0.336" calcext:value-type="float">
            <text:p>0.336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44" calcext:value-type="float">
            <text:p>0.344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3" office:value-type="float" office:value="500" calcext:value-type="float">
            <text:p>500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2" calcext:value-type="float">
            <text:p>0.352</text:p>
          </table:table-cell>
          <table:table-cell office:value-type="float" office:value="0.313" calcext:value-type="float">
            <text:p>0.313</text:p>
          </table:table-cell>
          <table:table-cell office:value-type="float" office:value="0.346" calcext:value-type="float">
            <text:p>0.346</text:p>
          </table:table-cell>
          <table:table-cell table:number-columns-repeated="2" office:value-type="float" office:value="0.356" calcext:value-type="float">
            <text:p>0.356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3" office:value-type="float" office:value="1000" calcext:value-type="float">
            <text:p>1000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8" calcext:value-type="float">
            <text:p>0.398</text:p>
          </table:table-cell>
          <table:table-cell office:value-type="float" office:value="0.397" calcext:value-type="float">
            <text:p>0.397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7" calcext:value-type="float">
            <text:p>0.397</text:p>
          </table:table-cell>
          <table:table-cell office:value-type="float" office:value="0.379" calcext:value-type="float">
            <text:p>0.379</text:p>
          </table:table-cell>
          <table:table-cell office:value-type="float" office:value="0.395" calcext:value-type="float">
            <text:p>0.395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7" office:value-type="string" calcext:value-type="string" table:number-columns-spanned="2" table:number-rows-spanned="1">
            <text:p>Error %</text:p>
          </table:table-cell>
          <table:covered-table-cell/>
          <table:table-cell table:number-columns-repeated="5"/>
          <table:table-cell table:style-name="ce2"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 calcext:value-type="string">
            <text:p>n\angl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453" calcext:value-type="float">
            <text:p>0.0002453</text:p>
          </table:table-cell>
          <table:table-cell office:value-type="float" office:value="0.0202153" calcext:value-type="float">
            <text:p>0.0202153</text:p>
          </table:table-cell>
          <table:table-cell office:value-type="float" office:value="0.3583262" calcext:value-type="float">
            <text:p>0.3583262</text:p>
          </table:table-cell>
          <table:table-cell office:value-type="float" office:value="2.1965406" calcext:value-type="float">
            <text:p>2.1965406</text:p>
          </table:table-cell>
          <table:table-cell office:value-type="float" office:value="9.6622334" calcext:value-type="float">
            <text:p>9.6622334</text:p>
          </table:table-cell>
          <table:table-cell office:value-type="float" office:value="44.646946" calcext:value-type="float">
            <text:p>44.646946</text:p>
          </table:table-cell>
          <table:table-cell office:value-type="float" office:value="19058620" calcext:value-type="float">
            <text:p>1905862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494" calcext:value-type="float">
            <text:p>0.0000494</text:p>
          </table:table-cell>
          <table:table-cell office:value-type="float" office:value="0.0032899" calcext:value-type="float">
            <text:p>0.0032899</text:p>
          </table:table-cell>
          <table:table-cell office:value-type="float" office:value="0.0455944" calcext:value-type="float">
            <text:p>0.0455944</text:p>
          </table:table-cell>
          <table:table-cell office:value-type="float" office:value="0.3592367" calcext:value-type="float">
            <text:p>0.3592367</text:p>
          </table:table-cell>
          <table:table-cell office:value-type="float" office:value="2.6185443" calcext:value-type="float">
            <text:p>2.6185443</text:p>
          </table:table-cell>
          <table:table-cell office:value-type="float" office:value="1628495" calcext:value-type="float">
            <text:p>162849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.902092" calcext:value-type="float">
            <text:p>37.902092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" table:style-name="ta1">
        <table:shapes>
          <draw:frame draw:z-index="0" draw:style-name="gr1" draw:text-style-name="P1" svg:width="159.99mm" svg:height="89.99mm" svg:x="156.01mm" svg:y="373.42mm">
            <loext:p draw:notify-on-update-of-ranges="Exp.A4:Exp.A10 Exp.B2:Exp.B3 Sheet4.A1:Sheet4.A7 Exp.C2:Exp.C3 Sheet4.B1:Sheet4.B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9.99mm" svg:height="89.99mm" svg:x="1.92mm" svg:y="329.56mm">
            <loext:p draw:notify-on-update-of-ranges="Exp.J4:Exp.J10 Exp.K2:Exp.K3 Exp.K4:Exp.K10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59.99mm" svg:height="89.99mm" svg:x="0mm" svg:y="414.03mm">
            <loext:p draw:notify-on-update-of-ranges="Exp.J4:Exp.J10 Exp.K2:Exp.K3 Exp.K4:Exp.K1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59.99mm" svg:height="89.99mm" svg:x="183.9mm" svg:y="511.24mm">
            <loext:p draw:notify-on-update-of-ranges="Exp.J4:Exp.J10 Exp.K2:Exp.K3 Exp.K4:Exp.K1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159.99mm" svg:height="89.99mm" svg:x="0mm" svg:y="560.02mm">
            <loext:p draw:notify-on-update-of-ranges="Exp.H4:Exp.H10 Exp.I2:Exp.I3 Exp.I4:Exp.I10 Exp.J2:Exp.J3 Exp.J4:Exp.J10 Exp.K2:Exp.K3 Exp.K4:Exp.K10 Exp.L2:Exp.L3 Exp.L4:Exp.L10 Exp.M2:Exp.M3 Exp.M4:Exp.M1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159.99mm" svg:height="89.99mm" svg:x="179.61mm" svg:y="313.55mm">
            <loext:p draw:notify-on-update-of-ranges="Exp.I2:Exp.M3 Exp.H4:Exp.H4 Exp.I4:Exp.M4 Exp.H5:Exp.H5 Exp.I5:Exp.M5 Exp.H6:Exp.H6 Exp.I6:Exp.M6 Exp.H7:Exp.H7 Exp.I7:Exp.M7 Exp.H8:Exp.H8 Exp.I8:Exp.M8 Exp.H9:Exp.H9 Exp.I9:Exp.M9 Exp.H10:Exp.H10 Exp.I10:Exp.M1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159.99mm" svg:height="89.99mm" svg:x="0mm" svg:y="123.46mm">
            <loext:p draw:notify-on-update-of-ranges="Exp.A4:Exp.A11 Exp.B2:Exp.B3 Exp.B4:Exp.B11 Exp.C2:Exp.C3 Exp.C4:Exp.C11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159.99mm" svg:height="89.99mm" svg:x="168.11mm" svg:y="119.47mm">
            <loext:p draw:notify-on-update-of-ranges="Exp.A4:Exp.A11 Exp.D2:Exp.D3 Exp.D4:Exp.D11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draw:text-style-name="P1" svg:width="159.99mm" svg:height="89.99mm" svg:x="162.28mm" svg:y="206.06mm">
            <loext:p draw:notify-on-update-of-ranges="Exp.A4:Exp.A11 Exp.E2:Exp.E3 Exp.E4:Exp.E11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9" draw:style-name="gr1" draw:text-style-name="P1" svg:width="159.99mm" svg:height="89.99mm" svg:x="171.64mm" svg:y="350.57mm">
            <loext:p draw:notify-on-update-of-ranges="Exp.A4:Exp.A11 Exp.F2:Exp.F3 Exp.F4:Exp.F11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0" draw:style-name="gr1" draw:text-style-name="P1" svg:width="159.99mm" svg:height="89.99mm" svg:x="4.25mm" svg:y="209.97mm">
            <loext:p draw:notify-on-update-of-ranges="Exp.A17:Exp.A24 Exp.B15:Exp.B16 Exp.B17:Exp.B24 Exp.C15:Exp.C16 Exp.C17:Exp.C24 Exp.D15:Exp.D16 Exp.D17:Exp.D24 Exp.E15:Exp.E16 Exp.E17:Exp.E24 Exp.F15:Exp.F16 Exp.F17:Exp.F24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xp(z) for various z and n</text:p>
          </table:table-cell>
          <table:covered-table-cell table:number-columns-repeated="3" table:style-name="ce2"/>
          <table:table-cell table:style-name="ce2" table:number-columns-repeated="3"/>
          <table:table-cell table:style-name="ce1" office:value-type="string" calcext:value-type="string" table:number-columns-spanned="3" table:number-rows-spanned="1">
            <text:p>Time(ms)</text:p>
          </table:table-cell>
          <table:covered-table-cell table:number-columns-repeated="2" table:style-name="ce2"/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n\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4" calcext:value-type="float">
            <text:p>0.25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3" calcext:value-type="float">
            <text:p>0.223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8.5" calcext:value-type="float">
            <text:p>18.5</text:p>
          </table:table-cell>
          <table:table-cell office:value-type="float" office:value="61" calcext:value-type="float">
            <text:p>61</text:p>
          </table:table-cell>
          <table:table-cell office:value-type="float" office:value="128.5" calcext:value-type="float">
            <text:p>128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6" calcext:value-type="float">
            <text:p>0.266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1666694" calcext:value-type="float">
            <text:p>2.71666694</text:p>
          </table:table-cell>
          <table:table-cell office:value-type="float" office:value="7.26666689" calcext:value-type="float">
            <text:p>7.26666689</text:p>
          </table:table-cell>
          <table:table-cell office:value-type="float" office:value="91.41667175" calcext:value-type="float">
            <text:p>91.41667175</text:p>
          </table:table-cell>
          <table:table-cell office:value-type="float" office:value="1477.66674805" calcext:value-type="float">
            <text:p>1477.66674805</text:p>
          </table:table-cell>
          <table:table-cell office:value-type="float" office:value="9128.5" calcext:value-type="float">
            <text:p>9128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66" calcext:value-type="float">
            <text:p>0.266</text:p>
          </table:table-cell>
          <table:table-cell office:value-type="float" office:value="0.291" calcext:value-type="float">
            <text:p>0.291</text:p>
          </table:table-cell>
          <table:table-cell office:value-type="float" office:value="0.266" calcext:value-type="float">
            <text:p>0.266</text:p>
          </table:table-cell>
          <table:table-cell office:value-type="float" office:value="0.291" calcext:value-type="float">
            <text:p>0.291</text:p>
          </table:table-cell>
          <table:table-cell office:value-type="float" office:value="0.278" calcext:value-type="float">
            <text:p>0.278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1828198" calcext:value-type="float">
            <text:p>2.71828198</text:p>
          </table:table-cell>
          <table:table-cell office:value-type="float" office:value="7.38899517" calcext:value-type="float">
            <text:p>7.38899517</text:p>
          </table:table-cell>
          <table:table-cell office:value-type="float" office:value="146.38063049" calcext:value-type="float">
            <text:p>146.38063049</text:p>
          </table:table-cell>
          <table:table-cell office:value-type="float" office:value="12842.30664062" calcext:value-type="float">
            <text:p>12842.30664062</text:p>
          </table:table-cell>
          <table:table-cell office:value-type="float" office:value="387262.218" calcext:value-type="float">
            <text:p>387262.2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91" calcext:value-type="float">
            <text:p>0.291</text:p>
          </table:table-cell>
          <table:table-cell office:value-type="float" office:value="0.303" calcext:value-type="float">
            <text:p>0.303</text:p>
          </table:table-cell>
          <table:table-cell office:value-type="float" office:value="0.27" calcext:value-type="float">
            <text:p>0.27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8" calcext:value-type="float">
            <text:p>0.308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71828198" calcext:value-type="float">
            <text:p>2.71828198</text:p>
          </table:table-cell>
          <table:table-cell office:value-type="float" office:value="7.38905668" calcext:value-type="float">
            <text:p>7.38905668</text:p>
          </table:table-cell>
          <table:table-cell office:value-type="float" office:value="148.41317749" calcext:value-type="float">
            <text:p>148.41317749</text:p>
          </table:table-cell>
          <table:table-cell office:value-type="float" office:value="21991.4843755" calcext:value-type="float">
            <text:p>21991.4843755</text:p>
          </table:table-cell>
          <table:table-cell office:value-type="float" office:value="2997784" calcext:value-type="float">
            <text:p>299778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303" calcext:value-type="float">
            <text:p>0.303</text:p>
          </table:table-cell>
          <table:table-cell office:value-type="float" office:value="0.312" calcext:value-type="float">
            <text:p>0.312</text:p>
          </table:table-cell>
          <table:table-cell office:value-type="float" office:value="0.309" calcext:value-type="float">
            <text:p>0.309</text:p>
          </table:table-cell>
          <table:table-cell table:number-columns-repeated="2" office:value-type="float" office:value="0.319" calcext:value-type="float">
            <text:p>0.319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71828198" calcext:value-type="float">
            <text:p>2.71828198</text:p>
          </table:table-cell>
          <table:table-cell office:value-type="float" office:value="7.38905668" calcext:value-type="float">
            <text:p>7.38905668</text:p>
          </table:table-cell>
          <table:table-cell office:value-type="float" office:value="148.41319275" calcext:value-type="float">
            <text:p>148.41319275</text:p>
          </table:table-cell>
          <table:table-cell office:value-type="float" office:value="22026.46679688" calcext:value-type="float">
            <text:p>22026.46679688</text:p>
          </table:table-cell>
          <table:table-cell office:value-type="float" office:value="3268372.5" calcext:value-type="float">
            <text:p>3268372.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338" calcext:value-type="float">
            <text:p>0.338</text:p>
          </table:table-cell>
          <table:table-cell table:number-columns-repeated="2" office:value-type="float" office:value="0.351" calcext:value-type="float">
            <text:p>0.351</text:p>
          </table:table-cell>
          <table:table-cell office:value-type="float" office:value="0.338" calcext:value-type="float">
            <text:p>0.338</text:p>
          </table:table-cell>
          <table:table-cell office:value-type="float" office:value="0.324" calcext:value-type="float">
            <text:p>0.324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71828198" calcext:value-type="float">
            <text:p>2.71828198</text:p>
          </table:table-cell>
          <table:table-cell office:value-type="float" office:value="7.38905668" calcext:value-type="float">
            <text:p>7.38905668</text:p>
          </table:table-cell>
          <table:table-cell office:value-type="float" office:value="148.41319275" calcext:value-type="float">
            <text:p>148.41319275</text:p>
          </table:table-cell>
          <table:table-cell office:value-type="float" office:value="22026.46875" calcext:value-type="float">
            <text:p>22026.46875</text:p>
          </table:table-cell>
          <table:table-cell office:value-type="float" office:value="3269017.5" calcext:value-type="float">
            <text:p>3269017.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2" calcext:value-type="float">
            <text:p>0.372</text:p>
          </table:table-cell>
          <table:table-cell office:value-type="float" office:value="0.382" calcext:value-type="float">
            <text:p>0.382</text:p>
          </table:table-cell>
          <table:table-cell office:value-type="float" office:value="0.376" calcext:value-type="float">
            <text:p>0.376</text:p>
          </table:table-cell>
          <table:table-cell office:value-type="float" office:value="0.362" calcext:value-type="float">
            <text:p>0.362</text:p>
          </table:table-cell>
          <table:table-cell table:number-columns-repeated="10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71828198" calcext:value-type="float">
            <text:p>2.71828198</text:p>
          </table:table-cell>
          <table:table-cell office:value-type="float" office:value="7.38905668" calcext:value-type="float">
            <text:p>7.38905668</text:p>
          </table:table-cell>
          <table:table-cell office:value-type="float" office:value="148.41319275" calcext:value-type="float">
            <text:p>148.41319275</text:p>
          </table:table-cell>
          <table:table-cell office:value-type="float" office:value="22026.46875" calcext:value-type="float">
            <text:p>22026.46875</text:p>
          </table:table-cell>
          <table:table-cell office:value-type="float" office:value="3269017.5" calcext:value-type="float">
            <text:p>3269017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Error 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\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7"/>
          <table:table-cell office:value-type="float" office:value="0.262" calcext:value-type="float">
            <text:p>0.262</text:p>
          </table:table-cell>
          <table:table-cell office:value-type="float" office:value="0.244" calcext:value-type="float">
            <text:p>0.244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0.271" calcext:value-type="float">
            <text:p>0.271</text:p>
          </table:table-cell>
          <table:table-cell office:value-type="float" office:value="0.255" calcext:value-type="float">
            <text:p>0.25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4241161" calcext:value-type="float">
            <text:p>26.4241161</text:p>
          </table:table-cell>
          <table:table-cell office:value-type="float" office:value="59.3994179" calcext:value-type="float">
            <text:p>59.3994179</text:p>
          </table:table-cell>
          <table:table-cell office:value-type="float" office:value="95.9572296" calcext:value-type="float">
            <text:p>95.9572296</text:p>
          </table:table-cell>
          <table:table-cell office:value-type="float" office:value="99.9500656" calcext:value-type="float">
            <text:p>99.9500656</text:p>
          </table:table-cell>
          <table:table-cell office:value-type="float" office:value="99.9995117" calcext:value-type="float">
            <text:p>99.9995117</text:p>
          </table:table-cell>
          <table:table-cell table:number-columns-repeated="7"/>
          <table:table-cell office:value-type="float" office:value="0.301" calcext:value-type="float">
            <text:p>0.301</text:p>
          </table:table-cell>
          <table:table-cell office:value-type="float" office:value="0.304" calcext:value-type="float">
            <text:p>0.304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0301447" calcext:value-type="float">
            <text:p>8.0301447</text:p>
          </table:table-cell>
          <table:table-cell office:value-type="float" office:value="32.3323631" calcext:value-type="float">
            <text:p>32.3323631</text:p>
          </table:table-cell>
          <table:table-cell office:value-type="float" office:value="87.5347977" calcext:value-type="float">
            <text:p>87.5347977</text:p>
          </table:table-cell>
          <table:table-cell office:value-type="float" office:value="99.7230682" calcext:value-type="float">
            <text:p>99.7230682</text:p>
          </table:table-cell>
          <table:table-cell office:value-type="float" office:value="99.9960709" calcext:value-type="float">
            <text:p>99.9960709</text:p>
          </table:table-cell>
          <table:table-cell table:number-columns-repeated="7"/>
          <table:table-cell office:value-type="float" office:value="0.305" calcext:value-type="float">
            <text:p>0.305</text:p>
          </table:table-cell>
          <table:table-cell office:value-type="float" office:value="0.306" calcext:value-type="float">
            <text:p>0.306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94143" calcext:value-type="float">
            <text:p>0.0594143</text:p>
          </table:table-cell>
          <table:table-cell office:value-type="float" office:value="1.6563656" calcext:value-type="float">
            <text:p>1.6563656</text:p>
          </table:table-cell>
          <table:table-cell office:value-type="float" office:value="38.4039459" calcext:value-type="float">
            <text:p>38.4039459</text:p>
          </table:table-cell>
          <table:table-cell office:value-type="float" office:value="93.2914047" calcext:value-type="float">
            <text:p>93.2914047</text:p>
          </table:table-cell>
          <table:table-cell office:value-type="float" office:value="99.7207565" calcext:value-type="float">
            <text:p>99.7207565</text:p>
          </table:table-cell>
          <table:table-cell table:number-columns-repeated="7"/>
          <table:table-cell table:number-columns-repeated="2" office:value-type="float" office:value="0.316" calcext:value-type="float">
            <text:p>0.316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08325" calcext:value-type="float">
            <text:p>0.0008325</text:p>
          </table:table-cell>
          <table:table-cell office:value-type="float" office:value="1.3695294" calcext:value-type="float">
            <text:p>1.3695294</text:p>
          </table:table-cell>
          <table:table-cell office:value-type="float" office:value="41.6960258" calcext:value-type="float">
            <text:p>41.6960258</text:p>
          </table:table-cell>
          <table:table-cell office:value-type="float" office:value="88.1535568" calcext:value-type="float">
            <text:p>88.1535568</text:p>
          </table:table-cell>
          <table:table-cell table:number-columns-repeated="7"/>
          <table:table-cell office:value-type="float" office:value="0.324" calcext:value-type="float">
            <text:p>0.324</text:p>
          </table:table-cell>
          <table:table-cell office:value-type="float" office:value="0.344" calcext:value-type="float">
            <text:p>0.344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03" calcext:value-type="float">
            <text:p>0.0000103</text:p>
          </table:table-cell>
          <table:table-cell office:value-type="float" office:value="0.1588288" calcext:value-type="float">
            <text:p>0.1588288</text:p>
          </table:table-cell>
          <table:table-cell office:value-type="float" office:value="8.2970953" calcext:value-type="float">
            <text:p>8.2970953</text:p>
          </table:table-cell>
          <table:table-cell table:number-columns-repeated="7"/>
          <table:table-cell table:number-columns-repeated="2" office:value-type="float" office:value="0.356" calcext:value-type="float">
            <text:p>0.356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89" calcext:value-type="float">
            <text:p>0.0000089</text:p>
          </table:table-cell>
          <table:table-cell office:value-type="float" office:value="0.0197307" calcext:value-type="float">
            <text:p>0.0197307</text:p>
          </table:table-cell>
          <table:table-cell table:number-columns-repeated="7"/>
          <table:table-cell office:value-type="float" office:value="0.4" calcext:value-type="float">
            <text:p>0.4</text:p>
          </table:table-cell>
          <table:table-cell office:value-type="float" office:value="0.397" calcext:value-type="float">
            <text:p>0.397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</table:table>
      <table:table table:name="Sheet4" table:style-name="ta1">
        <table:table-column table:style-name="co1" table:number-columns-repeated="5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92.5" calcext:value-type="float">
            <text:p>92.5</text:p>
          </table:table-cell>
          <table:table-cell office:value-type="float" office:value="610" calcext:value-type="float">
            <text:p>610</text:p>
          </table:table-cell>
          <table:table-cell office:value-type="float" office:value="1927.5" calcext:value-type="float">
            <text:p>1927.5</text:p>
          </table:table-cell>
        </table:table-row>
        <table:table-row table:style-name="ro1">
          <table:table-cell office:value-type="float" office:value="2.71666694" calcext:value-type="float">
            <text:p>2.71666694</text:p>
          </table:table-cell>
          <table:table-cell office:value-type="float" office:value="14.53333378" calcext:value-type="float">
            <text:p>14.53333378</text:p>
          </table:table-cell>
          <table:table-cell office:value-type="float" office:value="457.08331299" calcext:value-type="float">
            <text:p>457.08331299</text:p>
          </table:table-cell>
          <table:table-cell office:value-type="float" office:value="14776.66601562" calcext:value-type="float">
            <text:p>14776.66601562</text:p>
          </table:table-cell>
          <table:table-cell office:value-type="float" office:value="136927.5" calcext:value-type="float">
            <text:p>136927.5</text:p>
          </table:table-cell>
        </table:table-row>
        <table:table-row table:style-name="ro1">
          <table:table-cell office:value-type="float" office:value="2.71828198" calcext:value-type="float">
            <text:p>2.71828198</text:p>
          </table:table-cell>
          <table:table-cell office:value-type="float" office:value="14.77811337" calcext:value-type="float">
            <text:p>14.77811337</text:p>
          </table:table-cell>
          <table:table-cell office:value-type="float" office:value="742.0657959" calcext:value-type="float">
            <text:p>742.0657959</text:p>
          </table:table-cell>
          <table:table-cell office:value-type="float" office:value="220264.65625" calcext:value-type="float">
            <text:p>220264.65625</text:p>
          </table:table-cell>
          <table:table-cell office:value-type="float" office:value="49035256" calcext:value-type="float">
            <text:p>49035256</text:p>
          </table:table-cell>
        </table:table-row>
        <table:table-row table:style-name="ro1">
          <table:table-cell office:value-type="float" office:value="2.71828198" calcext:value-type="float">
            <text:p>2.71828198</text:p>
          </table:table-cell>
          <table:table-cell office:value-type="float" office:value="14.77811337" calcext:value-type="float">
            <text:p>14.77811337</text:p>
          </table:table-cell>
          <table:table-cell office:value-type="float" office:value="742.0657959" calcext:value-type="float">
            <text:p>742.0657959</text:p>
          </table:table-cell>
          <table:table-cell office:value-type="float" office:value="220264.65625" calcext:value-type="float">
            <text:p>220264.65625</text:p>
          </table:table-cell>
          <table:table-cell office:value-type="float" office:value="49035256" calcext:value-type="float">
            <text:p>49035256</text:p>
          </table:table-cell>
        </table:table-row>
        <table:table-row table:style-name="ro1">
          <table:table-cell office:value-type="float" office:value="2.71828198" calcext:value-type="float">
            <text:p>2.71828198</text:p>
          </table:table-cell>
          <table:table-cell office:value-type="float" office:value="14.77811337" calcext:value-type="float">
            <text:p>14.77811337</text:p>
          </table:table-cell>
          <table:table-cell office:value-type="float" office:value="742.0657959" calcext:value-type="float">
            <text:p>742.0657959</text:p>
          </table:table-cell>
          <table:table-cell office:value-type="float" office:value="220264.65625" calcext:value-type="float">
            <text:p>220264.65625</text:p>
          </table:table-cell>
          <table:table-cell office:value-type="float" office:value="49035256" calcext:value-type="float">
            <text:p>49035256</text:p>
          </table:table-cell>
        </table:table-row>
        <table:table-row table:style-name="ro1">
          <table:table-cell office:value-type="float" office:value="2.71828198" calcext:value-type="float">
            <text:p>2.71828198</text:p>
          </table:table-cell>
          <table:table-cell office:value-type="float" office:value="14.77811337" calcext:value-type="float">
            <text:p>14.77811337</text:p>
          </table:table-cell>
          <table:table-cell office:value-type="float" office:value="742.0657959" calcext:value-type="float">
            <text:p>742.0657959</text:p>
          </table:table-cell>
          <table:table-cell office:value-type="float" office:value="220264.65625" calcext:value-type="float">
            <text:p>220264.65625</text:p>
          </table:table-cell>
          <table:table-cell office:value-type="float" office:value="49035256" calcext:value-type="float">
            <text:p>49035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22:05:08.414805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06:49:29.099675772</meta:creation-date>
    <dc:date>2018-01-18T22:11:22.718988268</dc:date>
    <meta:editing-duration>PT7H42M43S</meta:editing-duration>
    <meta:editing-cycles>70</meta:editing-cycles>
    <meta:generator>LibreOffice/5.1.6.2$Linux_X86_64 LibreOffice_project/10m0$Build-2</meta:generator>
    <meta:document-statistic meta:table-count="4" meta:cell-count="644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Sin(x) v/s x for varying n</text:p>
        </chart:title>
        <chart:subtitle svg:x="7.123cm" svg:y="1.275cm" chart:style-name="ch3">
          <text:p>n[0-1000]</text:p>
        </chart:subtitle>
        <chart:legend chart:legend-position="end" svg:x="13.915cm" svg:y="2.209cm" style:legend-expansion="high" chart:style-name="ch4"/>
        <chart:plot-area chart:style-name="ch5" table:cell-range-address="Sine.B2:Sine.H11 Sine.A3:Sine.A11" chart:data-source-has-labels="both" svg:x="1.331cm" svg:y="2.138cm" svg:width="12.264cm" svg:height="5.701cm">
          <chartooo:coordinate-region svg:x="2.058cm" svg:y="2.338cm" svg:width="11.351cm" svg:height="4.854cm"/>
          <chart:axis chart:dimension="x" chart:name="primary-x" chart:style-name="ch6" chartooo:axis-type="auto">
            <chartooo:date-scale/>
            <chart:title svg:x="6.189cm" svg:y="8.019cm" chart:style-name="ch7">
              <text:p>Angle(in degree)</text:p>
            </chart:title>
            <chart:categories table:cell-range-address="Sine.B2:Sine.H2"/>
            <chart:grid chart:style-name="ch8" chart:class="major"/>
          </chart:axis>
          <chart:axis chart:dimension="y" chart:name="primary-y" chart:style-name="ch6">
            <chart:title svg:x="0.451cm" svg:y="5.469cm" chart:style-name="ch9">
              <text:p>Sin(x)</text:p>
            </chart:title>
            <chart:grid chart:style-name="ch8" chart:class="major"/>
          </chart:axis>
          <chart:series chart:style-name="ch10" chart:values-cell-range-address="Sine.B3:Sine.H3" chart:label-cell-address="Sine.A3:Sine.A3" chart:class="chart:line">
            <chart:data-point chart:repeated="7"/>
          </chart:series>
          <chart:series chart:style-name="ch11" chart:values-cell-range-address="Sine.B4:Sine.H4" chart:label-cell-address="Sine.A4:Sine.A4" chart:class="chart:line">
            <chart:data-point chart:repeated="7"/>
          </chart:series>
          <chart:series chart:style-name="ch12" chart:values-cell-range-address="Sine.B5:Sine.H5" chart:label-cell-address="Sine.A5:Sine.A5" chart:class="chart:line">
            <chart:data-point chart:repeated="7"/>
          </chart:series>
          <chart:series chart:style-name="ch13" chart:values-cell-range-address="Sine.B6:Sine.H6" chart:label-cell-address="Sine.A6:Sine.A6" chart:class="chart:line">
            <chart:data-point chart:repeated="7"/>
          </chart:series>
          <chart:series chart:style-name="ch14" chart:values-cell-range-address="Sine.B7:Sine.H7" chart:label-cell-address="Sine.A7:Sine.A7" chart:class="chart:line">
            <chart:data-point chart:repeated="7"/>
          </chart:series>
          <chart:series chart:style-name="ch15" chart:values-cell-range-address="Sine.B8:Sine.H8" chart:label-cell-address="Sine.A8:Sine.A8" chart:class="chart:line">
            <chart:data-point chart:repeated="7"/>
          </chart:series>
          <chart:series chart:style-name="ch16" chart:values-cell-range-address="Sine.B9:Sine.H9" chart:label-cell-address="Sine.A9:Sine.A9" chart:class="chart:line">
            <chart:data-point chart:repeated="7"/>
          </chart:series>
          <chart:series chart:style-name="ch17" chart:values-cell-range-address="Sine.B10:Sine.H10" chart:label-cell-address="Sine.A10:Sine.A10" chart:class="chart:line">
            <chart:data-point chart:repeated="7"/>
          </chart:series>
          <chart:series chart:style-name="ch18" chart:values-cell-range-address="Sine.B11:Sine.H11" chart:label-cell-address="Sine.A11:Sine.A11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Sine.B2:Sine.H2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ine.A3:Sine.A3</svg:desc>
                </draw:g>
              </table:table-cell>
              <table:table-cell office:value-type="float" office:value="0.08726639">
                <text:p>0.08726639</text:p>
                <draw:g>
                  <svg:desc>Sine.B3:Sine.H3</svg:desc>
                </draw:g>
              </table:table-cell>
              <table:table-cell office:value-type="float" office:value="0.26179916">
                <text:p>0.26179916</text:p>
              </table:table-cell>
              <table:table-cell office:value-type="float" office:value="0.52359831">
                <text:p>0.52359831</text:p>
              </table:table-cell>
              <table:table-cell office:value-type="float" office:value="0.78539753">
                <text:p>0.78539753</text:p>
              </table:table-cell>
              <table:table-cell office:value-type="float" office:value="1.04719663">
                <text:p>1.04719663</text:p>
              </table:table-cell>
              <table:table-cell office:value-type="float" office:value="1.30899584">
                <text:p>1.30899584</text:p>
              </table:table-cell>
              <table:table-cell office:value-type="float" office:value="1.57079506">
                <text:p>1.57079506</text:p>
              </table:table-cell>
            </table:table-row>
            <table:table-row>
              <table:table-cell office:value-type="string">
                <text:p>1</text:p>
                <draw:g>
                  <svg:desc>Sine.A4:Sine.A4</svg:desc>
                </draw:g>
              </table:table-cell>
              <table:table-cell office:value-type="float" office:value="0.08715563">
                <text:p>0.08715563</text:p>
                <draw:g>
                  <svg:desc>Sine.B4:Sine.H4</svg:desc>
                </draw:g>
              </table:table-cell>
              <table:table-cell office:value-type="float" office:value="0.25880858">
                <text:p>0.25880858</text:p>
              </table:table-cell>
              <table:table-cell office:value-type="float" office:value="0.49967378">
                <text:p>0.49967378</text:p>
              </table:table-cell>
              <table:table-cell office:value-type="float" office:value="0.70465219">
                <text:p>0.70465219</text:p>
              </table:table-cell>
              <table:table-cell office:value-type="float" office:value="0.85580033">
                <text:p>0.85580033</text:p>
              </table:table-cell>
              <table:table-cell office:value-type="float" office:value="0.93517497">
                <text:p>0.93517497</text:p>
              </table:table-cell>
              <table:table-cell office:value-type="float" office:value="0.92483252">
                <text:p>0.92483252</text:p>
              </table:table-cell>
            </table:table-row>
            <table:table-row>
              <table:table-cell office:value-type="string">
                <text:p>2</text:p>
                <draw:g>
                  <svg:desc>Sine.A5:Sine.A5</svg:desc>
                </draw:g>
              </table:table-cell>
              <table:table-cell office:value-type="float" office:value="0.08715567">
                <text:p>0.08715567</text:p>
                <draw:g>
                  <svg:desc>Sine.B5:Sine.H5</svg:desc>
                </draw:g>
              </table:table-cell>
              <table:table-cell office:value-type="float" office:value="0.25881884">
                <text:p>0.25881884</text:p>
              </table:table-cell>
              <table:table-cell office:value-type="float" office:value="0.50000173">
                <text:p>0.50000173</text:p>
              </table:table-cell>
              <table:table-cell office:value-type="float" office:value="0.70714259">
                <text:p>0.70714259</text:p>
              </table:table-cell>
              <table:table-cell office:value-type="float" office:value="0.8662948">
                <text:p>0.8662948</text:p>
              </table:table-cell>
              <table:table-cell office:value-type="float" office:value="0.96720147">
                <text:p>0.96720147</text:p>
              </table:table-cell>
              <table:table-cell office:value-type="float" office:value="1.00452483">
                <text:p>1.00452483</text:p>
              </table:table-cell>
            </table:table-row>
            <table:table-row>
              <table:table-cell office:value-type="string">
                <text:p>5</text:p>
                <draw:g>
                  <svg:desc>Sine.A6:Sine.A6</svg:desc>
                </draw:g>
              </table:table-cell>
              <table:table-cell office:value-type="float" office:value="0.08715567">
                <text:p>0.08715567</text:p>
                <draw:g>
                  <svg:desc>Sine.B6:Sine.H6</svg:desc>
                </draw:g>
              </table:table-cell>
              <table:table-cell office:value-type="float" office:value="0.25881881">
                <text:p>0.25881881</text:p>
              </table:table-cell>
              <table:table-cell office:value-type="float" office:value="0.49999958">
                <text:p>0.49999958</text:p>
              </table:table-cell>
              <table:table-cell office:value-type="float" office:value="0.70710629">
                <text:p>0.70710629</text:p>
              </table:table-cell>
              <table:table-cell office:value-type="float" office:value="0.86602491">
                <text:p>0.86602491</text:p>
              </table:table-cell>
              <table:table-cell office:value-type="float" office:value="0.96592551">
                <text:p>0.96592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  <draw:g>
                  <svg:desc>Sine.A7:Sine.A7</svg:desc>
                </draw:g>
              </table:table-cell>
              <table:table-cell office:value-type="float" office:value="0.08715567">
                <text:p>0.08715567</text:p>
                <draw:g>
                  <svg:desc>Sine.B7:Sine.H7</svg:desc>
                </draw:g>
              </table:table-cell>
              <table:table-cell office:value-type="float" office:value="0.25881881">
                <text:p>0.25881881</text:p>
              </table:table-cell>
              <table:table-cell office:value-type="float" office:value="0.49999958">
                <text:p>0.49999958</text:p>
              </table:table-cell>
              <table:table-cell office:value-type="float" office:value="0.70710629">
                <text:p>0.70710629</text:p>
              </table:table-cell>
              <table:table-cell office:value-type="float" office:value="0.86602491">
                <text:p>0.86602491</text:p>
              </table:table-cell>
              <table:table-cell office:value-type="float" office:value="0.96592551">
                <text:p>0.96592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  <draw:g>
                  <svg:desc>Sine.A8:Sine.A8</svg:desc>
                </draw:g>
              </table:table-cell>
              <table:table-cell office:value-type="float" office:value="0.08715567">
                <text:p>0.08715567</text:p>
                <draw:g>
                  <svg:desc>Sine.B8:Sine.H8</svg:desc>
                </draw:g>
              </table:table-cell>
              <table:table-cell office:value-type="float" office:value="0.25881881">
                <text:p>0.25881881</text:p>
              </table:table-cell>
              <table:table-cell office:value-type="float" office:value="0.49999958">
                <text:p>0.49999958</text:p>
              </table:table-cell>
              <table:table-cell office:value-type="float" office:value="0.70710629">
                <text:p>0.70710629</text:p>
              </table:table-cell>
              <table:table-cell office:value-type="float" office:value="0.86602491">
                <text:p>0.86602491</text:p>
              </table:table-cell>
              <table:table-cell office:value-type="float" office:value="0.96592551">
                <text:p>0.96592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  <draw:g>
                  <svg:desc>Sine.A9:Sine.A9</svg:desc>
                </draw:g>
              </table:table-cell>
              <table:table-cell office:value-type="float" office:value="0.08715567">
                <text:p>0.08715567</text:p>
                <draw:g>
                  <svg:desc>Sine.B9:Sine.H9</svg:desc>
                </draw:g>
              </table:table-cell>
              <table:table-cell office:value-type="float" office:value="0.25881881">
                <text:p>0.25881881</text:p>
              </table:table-cell>
              <table:table-cell office:value-type="float" office:value="0.49999958">
                <text:p>0.49999958</text:p>
              </table:table-cell>
              <table:table-cell office:value-type="float" office:value="0.70710629">
                <text:p>0.70710629</text:p>
              </table:table-cell>
              <table:table-cell office:value-type="float" office:value="0.86602491">
                <text:p>0.86602491</text:p>
              </table:table-cell>
              <table:table-cell office:value-type="float" office:value="0.96592551">
                <text:p>0.96592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  <draw:g>
                  <svg:desc>Sine.A10:Sine.A10</svg:desc>
                </draw:g>
              </table:table-cell>
              <table:table-cell office:value-type="float" office:value="0.08715567">
                <text:p>0.08715567</text:p>
                <draw:g>
                  <svg:desc>Sine.B10:Sine.H10</svg:desc>
                </draw:g>
              </table:table-cell>
              <table:table-cell office:value-type="float" office:value="0.25881881">
                <text:p>0.25881881</text:p>
              </table:table-cell>
              <table:table-cell office:value-type="float" office:value="0.49999958">
                <text:p>0.49999958</text:p>
              </table:table-cell>
              <table:table-cell office:value-type="float" office:value="0.70710629">
                <text:p>0.70710629</text:p>
              </table:table-cell>
              <table:table-cell office:value-type="float" office:value="0.86602491">
                <text:p>0.86602491</text:p>
              </table:table-cell>
              <table:table-cell office:value-type="float" office:value="0.96592551">
                <text:p>0.96592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</text:p>
                <draw:g>
                  <svg:desc>Sine.A11:Sine.A11</svg:desc>
                </draw:g>
              </table:table-cell>
              <table:table-cell office:value-type="float" office:value="0.08715567">
                <text:p>0.08715567</text:p>
                <draw:g>
                  <svg:desc>Sine.B11:Sine.H11</svg:desc>
                </draw:g>
              </table:table-cell>
              <table:table-cell office:value-type="float" office:value="0.25881881">
                <text:p>0.25881881</text:p>
              </table:table-cell>
              <table:table-cell office:value-type="float" office:value="0.49999958">
                <text:p>0.49999958</text:p>
              </table:table-cell>
              <table:table-cell office:value-type="float" office:value="0.70710629">
                <text:p>0.70710629</text:p>
              </table:table-cell>
              <table:table-cell office:value-type="float" office:value="0.86602491">
                <text:p>0.86602491</text:p>
              </table:table-cell>
              <table:table-cell office:value-type="float" office:value="0.96592551">
                <text:p>0.9659255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26cm" svg:y="0.316cm" chart:style-name="ch2">
          <text:p>exp(z) v/s n</text:p>
        </chart:title>
        <chart:subtitle svg:x="7.149cm" svg:y="1.275cm" chart:style-name="ch3">
          <text:p>For z = 5</text:p>
        </chart:subtitle>
        <chart:legend chart:legend-position="end" svg:x="14.365cm" svg:y="4.201cm" style:legend-expansion="high" chart:style-name="ch4"/>
        <chart:plot-area chart:style-name="ch5" table:cell-range-address="Exp.J2:Exp.K10" chart:data-source-has-labels="both" svg:x="1.331cm" svg:y="2.138cm" svg:width="12.714cm" svg:height="5.701cm">
          <chartooo:coordinate-region svg:x="2.243cm" svg:y="2.338cm" svg:width="11.377cm" svg:height="4.854cm"/>
          <chart:axis chart:dimension="x" chart:name="primary-x" chart:style-name="ch6" chartooo:axis-type="auto">
            <chartooo:date-scale/>
            <chart:title svg:x="6.202cm" svg:y="8.019cm" chart:style-name="ch7">
              <text:p>n (Number of terms)</text:p>
            </chart:title>
            <chart:categories table:cell-range-address="Exp.J4:Exp.J10"/>
            <chart:grid chart:style-name="ch8" chart:class="major"/>
          </chart:axis>
          <chart:axis chart:dimension="y" chart:name="primary-y" chart:style-name="ch6">
            <chart:title svg:x="0.451cm" svg:y="5.495cm" chart:style-name="ch9">
              <text:p>exp(z)</text:p>
            </chart:title>
            <chart:grid chart:style-name="ch8" chart:class="major"/>
          </chart:axis>
          <chart:series chart:style-name="ch10" chart:values-cell-range-address="Exp.K4:Exp.K10" chart:label-cell-address="Exp.K2:Exp.K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text:list>
                  <text:list-item>
                    <text:p>5</text:p>
                  </text:list-item>
                  <text:list-item>
                    <text:p/>
                  </text:list-item>
                </text:list>
                <draw:g>
                  <svg:desc>Exp.K2:Exp.K3</svg:desc>
                </draw:g>
              </table:table-cell>
            </table:table-row>
          </table:table-header-rows>
          <table:table-rows>
            <table:table-row>
              <table:table-cell office:value-type="float" office:value="0.213">
                <text:p>0.213</text:p>
                <draw:g>
                  <svg:desc>Exp.J4:Exp.J10</svg:desc>
                </draw:g>
              </table:table-cell>
              <table:table-cell office:value-type="float" office:value="0.223">
                <text:p>0.223</text:p>
                <draw:g>
                  <svg:desc>Exp.K4:Exp.K10</svg:desc>
                </draw:g>
              </table:table-cell>
            </table:table-row>
            <table:table-row>
              <table:table-cell office:value-type="float" office:value="0.266">
                <text:p>0.266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float" office:value="0.291">
                <text:p>0.291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0.303">
                <text:p>0.30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0.312">
                <text:p>0.312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float" office:value="0.351">
                <text:p>0.351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float" office:value="0.372">
                <text:p>0.372</text:p>
              </table:table-cell>
              <table:table-cell office:value-type="float" office:value="0.382">
                <text:p>0.3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26cm" svg:y="0.316cm" chart:style-name="ch2">
          <text:p>exp(z) v/s n</text:p>
        </chart:title>
        <chart:subtitle svg:x="7.043cm" svg:y="1.275cm" chart:style-name="ch3">
          <text:p>For z = 10</text:p>
        </chart:subtitle>
        <chart:legend chart:legend-position="end" svg:x="14.365cm" svg:y="4.201cm" style:legend-expansion="high" chart:style-name="ch4"/>
        <chart:plot-area chart:style-name="ch5" table:cell-range-address="Exp.J2:Exp.K10" chart:data-source-has-labels="both" svg:x="1.331cm" svg:y="2.138cm" svg:width="12.714cm" svg:height="5.701cm">
          <chartooo:coordinate-region svg:x="2.243cm" svg:y="2.338cm" svg:width="11.377cm" svg:height="4.854cm"/>
          <chart:axis chart:dimension="x" chart:name="primary-x" chart:style-name="ch6" chartooo:axis-type="auto">
            <chartooo:date-scale/>
            <chart:title svg:x="6.202cm" svg:y="8.019cm" chart:style-name="ch7">
              <text:p>n (Number of terms)</text:p>
            </chart:title>
            <chart:categories table:cell-range-address="Exp.J4:Exp.J10"/>
            <chart:grid chart:style-name="ch8" chart:class="major"/>
          </chart:axis>
          <chart:axis chart:dimension="y" chart:name="primary-y" chart:style-name="ch6">
            <chart:title svg:x="0.451cm" svg:y="5.495cm" chart:style-name="ch9">
              <text:p>exp(z)</text:p>
            </chart:title>
            <chart:grid chart:style-name="ch8" chart:class="major"/>
          </chart:axis>
          <chart:series chart:style-name="ch10" chart:values-cell-range-address="Exp.K4:Exp.K10" chart:label-cell-address="Exp.K2:Exp.K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text:list>
                  <text:list-item>
                    <text:p>5</text:p>
                  </text:list-item>
                  <text:list-item>
                    <text:p/>
                  </text:list-item>
                </text:list>
                <draw:g>
                  <svg:desc>Exp.K2:Exp.K3</svg:desc>
                </draw:g>
              </table:table-cell>
            </table:table-row>
          </table:table-header-rows>
          <table:table-rows>
            <table:table-row>
              <table:table-cell office:value-type="float" office:value="0.213">
                <text:p>0.213</text:p>
                <draw:g>
                  <svg:desc>Exp.J4:Exp.J10</svg:desc>
                </draw:g>
              </table:table-cell>
              <table:table-cell office:value-type="float" office:value="0.223">
                <text:p>0.223</text:p>
                <draw:g>
                  <svg:desc>Exp.K4:Exp.K10</svg:desc>
                </draw:g>
              </table:table-cell>
            </table:table-row>
            <table:table-row>
              <table:table-cell office:value-type="float" office:value="0.266">
                <text:p>0.266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float" office:value="0.291">
                <text:p>0.291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0.303">
                <text:p>0.30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0.312">
                <text:p>0.312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float" office:value="0.351">
                <text:p>0.351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float" office:value="0.372">
                <text:p>0.372</text:p>
              </table:table-cell>
              <table:table-cell office:value-type="float" office:value="0.382">
                <text:p>0.38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26cm" svg:y="0.316cm" chart:style-name="ch2">
          <text:p>exp(z) v/s n</text:p>
        </chart:title>
        <chart:subtitle svg:x="7.043cm" svg:y="1.275cm" chart:style-name="ch3">
          <text:p>For z = 15</text:p>
        </chart:subtitle>
        <chart:legend chart:legend-position="end" svg:x="14.365cm" svg:y="4.201cm" style:legend-expansion="high" chart:style-name="ch4"/>
        <chart:plot-area chart:style-name="ch5" table:cell-range-address="Exp.J2:Exp.K10" chart:data-source-has-labels="both" svg:x="1.331cm" svg:y="2.138cm" svg:width="12.714cm" svg:height="5.701cm">
          <chartooo:coordinate-region svg:x="2.243cm" svg:y="2.338cm" svg:width="11.377cm" svg:height="4.854cm"/>
          <chart:axis chart:dimension="x" chart:name="primary-x" chart:style-name="ch6" chartooo:axis-type="auto">
            <chartooo:date-scale/>
            <chart:title svg:x="6.202cm" svg:y="8.019cm" chart:style-name="ch7">
              <text:p>n (Number of terms)</text:p>
            </chart:title>
            <chart:categories table:cell-range-address="Exp.J4:Exp.J10"/>
            <chart:grid chart:style-name="ch8" chart:class="major"/>
          </chart:axis>
          <chart:axis chart:dimension="y" chart:name="primary-y" chart:style-name="ch6">
            <chart:title svg:x="0.451cm" svg:y="5.495cm" chart:style-name="ch9">
              <text:p>exp(z)</text:p>
            </chart:title>
            <chart:grid chart:style-name="ch8" chart:class="major"/>
          </chart:axis>
          <chart:series chart:style-name="ch10" chart:values-cell-range-address="Exp.K4:Exp.K10" chart:label-cell-address="Exp.K2:Exp.K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text:list>
                  <text:list-item>
                    <text:p>5</text:p>
                  </text:list-item>
                  <text:list-item>
                    <text:p/>
                  </text:list-item>
                </text:list>
                <draw:g>
                  <svg:desc>Exp.K2:Exp.K3</svg:desc>
                </draw:g>
              </table:table-cell>
            </table:table-row>
          </table:table-header-rows>
          <table:table-rows>
            <table:table-row>
              <table:table-cell office:value-type="float" office:value="0.213">
                <text:p>0.213</text:p>
                <draw:g>
                  <svg:desc>Exp.J4:Exp.J10</svg:desc>
                </draw:g>
              </table:table-cell>
              <table:table-cell office:value-type="float" office:value="0.223">
                <text:p>0.223</text:p>
                <draw:g>
                  <svg:desc>Exp.K4:Exp.K10</svg:desc>
                </draw:g>
              </table:table-cell>
            </table:table-row>
            <table:table-row>
              <table:table-cell office:value-type="float" office:value="0.266">
                <text:p>0.266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float" office:value="0.291">
                <text:p>0.291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0.303">
                <text:p>0.30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0.312">
                <text:p>0.312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float" office:value="0.351">
                <text:p>0.351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float" office:value="0.372">
                <text:p>0.372</text:p>
              </table:table-cell>
              <table:table-cell office:value-type="float" office:value="0.382">
                <text:p>0.38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41cm" svg:y="0.316cm" chart:style-name="ch2">
          <text:p>Exp(z): Run Time v/s n</text:p>
        </chart:title>
        <chart:subtitle svg:x="6.038cm" svg:y="1.275cm" chart:style-name="ch3">
          <text:p>For varying z = [1, 15]</text:p>
        </chart:subtitle>
        <chart:legend chart:legend-position="end" svg:x="14.18cm" svg:y="3.205cm" style:legend-expansion="high" chart:style-name="ch4"/>
        <chart:plot-area chart:style-name="ch5" table:cell-range-address="Exp.H2:Exp.M10" chart:data-source-has-labels="both" svg:x="1.331cm" svg:y="2.138cm" svg:width="12.529cm" svg:height="5.701cm">
          <chartooo:coordinate-region svg:x="2.243cm" svg:y="2.338cm" svg:width="11.245cm" svg:height="4.854cm"/>
          <chart:axis chart:dimension="x" chart:name="primary-x" chart:style-name="ch6" chartooo:axis-type="auto">
            <chartooo:date-scale/>
            <chart:title svg:x="6.109cm" svg:y="8.019cm" chart:style-name="ch7">
              <text:p>n (Number of terms)</text:p>
            </chart:title>
            <chart:categories table:cell-range-address="Exp.H4:Exp.H10"/>
            <chart:grid chart:style-name="ch8" chart:class="major"/>
          </chart:axis>
          <chart:axis chart:dimension="y" chart:name="primary-y" chart:style-name="ch6">
            <chart:title svg:x="0.451cm" svg:y="6.249cm" chart:style-name="ch9">
              <text:p>Run Time (in ms)</text:p>
            </chart:title>
            <chart:grid chart:style-name="ch8" chart:class="major"/>
          </chart:axis>
          <chart:series chart:style-name="ch10" chart:values-cell-range-address="Exp.I4:Exp.I10" chart:label-cell-address="Exp.I2:Exp.I3" chart:class="chart:line">
            <chart:data-point chart:repeated="7"/>
          </chart:series>
          <chart:series chart:style-name="ch11" chart:values-cell-range-address="Exp.J4:Exp.J10" chart:label-cell-address="Exp.J2:Exp.J3" chart:class="chart:line">
            <chart:data-point chart:repeated="7"/>
          </chart:series>
          <chart:series chart:style-name="ch12" chart:values-cell-range-address="Exp.K4:Exp.K10" chart:label-cell-address="Exp.K2:Exp.K3" chart:class="chart:line">
            <chart:data-point chart:repeated="7"/>
          </chart:series>
          <chart:series chart:style-name="ch13" chart:values-cell-range-address="Exp.L4:Exp.L10" chart:label-cell-address="Exp.L2:Exp.L3" chart:class="chart:line">
            <chart:data-point chart:repeated="7"/>
          </chart:series>
          <chart:series chart:style-name="ch14" chart:values-cell-range-address="Exp.M4:Exp.M10" chart:label-cell-address="Exp.M2:Exp.M3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text:list>
                  <text:list-item>
                    <text:p>1</text:p>
                  </text:list-item>
                  <text:list-item>
                    <text:p/>
                  </text:list-item>
                </text:list>
                <draw:g>
                  <svg:desc>Exp.I2:Exp.I3</svg:desc>
                </draw:g>
              </table:table-cell>
              <table:table-cell office:value-type="string">
                <text:p>2</text:p>
                <text:list>
                  <text:list-item>
                    <text:p>2</text:p>
                  </text:list-item>
                  <text:list-item>
                    <text:p/>
                  </text:list-item>
                </text:list>
                <draw:g>
                  <svg:desc>Exp.J2:Exp.J3</svg:desc>
                </draw:g>
              </table:table-cell>
              <table:table-cell office:value-type="string">
                <text:p>5</text:p>
                <text:list>
                  <text:list-item>
                    <text:p>5</text:p>
                  </text:list-item>
                  <text:list-item>
                    <text:p/>
                  </text:list-item>
                </text:list>
                <draw:g>
                  <svg:desc>Exp.K2:Exp.K3</svg:desc>
                </draw:g>
              </table:table-cell>
              <table:table-cell office:value-type="string">
                <text:p>10</text:p>
                <text:list>
                  <text:list-item>
                    <text:p>10</text:p>
                  </text:list-item>
                  <text:list-item>
                    <text:p/>
                  </text:list-item>
                </text:list>
                <draw:g>
                  <svg:desc>Exp.L2:Exp.L3</svg:desc>
                </draw:g>
              </table:table-cell>
              <table:table-cell office:value-type="string">
                <text:p>15</text:p>
                <text:list>
                  <text:list-item>
                    <text:p>15</text:p>
                  </text:list-item>
                  <text:list-item>
                    <text:p/>
                  </text:list-item>
                </text:list>
                <draw:g>
                  <svg:desc>Exp.M2:Exp.M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xp.H4:Exp.H10</svg:desc>
                </draw:g>
              </table:table-cell>
              <table:table-cell office:value-type="float" office:value="0.254">
                <text:p>0.254</text:p>
                <draw:g>
                  <svg:desc>Exp.I4:Exp.I10</svg:desc>
                </draw:g>
              </table:table-cell>
              <table:table-cell office:value-type="float" office:value="0.213">
                <text:p>0.213</text:p>
                <draw:g>
                  <svg:desc>Exp.J4:Exp.J10</svg:desc>
                </draw:g>
              </table:table-cell>
              <table:table-cell office:value-type="float" office:value="0.223">
                <text:p>0.223</text:p>
                <draw:g>
                  <svg:desc>Exp.K4:Exp.K10</svg:desc>
                </draw:g>
              </table:table-cell>
              <table:table-cell office:value-type="float" office:value="0.227">
                <text:p>0.227</text:p>
                <draw:g>
                  <svg:desc>Exp.L4:Exp.L10</svg:desc>
                </draw:g>
              </table:table-cell>
              <table:table-cell office:value-type="float" office:value="0.223">
                <text:p>0.223</text:p>
                <draw:g>
                  <svg:desc>Exp.M4:Exp.M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8">
                <text:p>0.258</text:p>
              </table:table-cell>
              <table:table-cell office:value-type="float" office:value="0.266">
                <text:p>0.266</text:p>
              </table:table-cell>
              <table:table-cell office:value-type="float" office:value="0.263">
                <text:p>0.263</text:p>
              </table:table-cell>
              <table:table-cell office:value-type="float" office:value="0.258">
                <text:p>0.258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66">
                <text:p>0.266</text:p>
              </table:table-cell>
              <table:table-cell office:value-type="float" office:value="0.291">
                <text:p>0.291</text:p>
              </table:table-cell>
              <table:table-cell office:value-type="float" office:value="0.266">
                <text:p>0.266</text:p>
              </table:table-cell>
              <table:table-cell office:value-type="float" office:value="0.291">
                <text:p>0.291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91">
                <text:p>0.291</text:p>
              </table:table-cell>
              <table:table-cell office:value-type="float" office:value="0.303">
                <text:p>0.303</text:p>
              </table:table-cell>
              <table:table-cell office:value-type="float" office:value="0.27">
                <text:p>0.27</text:p>
              </table:table-cell>
              <table:table-cell office:value-type="float" office:value="0.304">
                <text:p>0.304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03">
                <text:p>0.303</text:p>
              </table:table-cell>
              <table:table-cell office:value-type="float" office:value="0.312">
                <text:p>0.312</text:p>
              </table:table-cell>
              <table:table-cell office:value-type="float" office:value="0.309">
                <text:p>0.309</text:p>
              </table:table-cell>
              <table:table-cell office:value-type="float" office:value="0.319">
                <text:p>0.319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38">
                <text:p>0.338</text:p>
              </table:table-cell>
              <table:table-cell office:value-type="float" office:value="0.351">
                <text:p>0.351</text:p>
              </table:table-cell>
              <table:table-cell office:value-type="float" office:value="0.351">
                <text:p>0.351</text:p>
              </table:table-cell>
              <table:table-cell office:value-type="float" office:value="0.338">
                <text:p>0.338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99">
                <text:p>0.399</text:p>
              </table:table-cell>
              <table:table-cell office:value-type="float" office:value="0.372">
                <text:p>0.372</text:p>
              </table:table-cell>
              <table:table-cell office:value-type="float" office:value="0.382">
                <text:p>0.382</text:p>
              </table:table-cell>
              <table:table-cell office:value-type="float" office:value="0.376">
                <text:p>0.376</text:p>
              </table:table-cell>
              <table:table-cell office:value-type="float" office:value="0.362">
                <text:p>0.36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41cm" svg:y="0.316cm" chart:style-name="ch2">
          <text:p>Exp(z): Run Time v/s z</text:p>
        </chart:title>
        <chart:subtitle svg:x="5.998cm" svg:y="1.275cm" chart:style-name="ch3">
          <text:p>For varying n [1, 1000]</text:p>
        </chart:subtitle>
        <chart:legend chart:legend-position="end" svg:x="13.915cm" svg:y="2.707cm" style:legend-expansion="high" chart:style-name="ch4"/>
        <chart:plot-area chart:style-name="ch5" table:cell-range-address="Exp.H2:Exp.M10" chart:data-source-has-labels="both" svg:x="1.331cm" svg:y="2.138cm" svg:width="12.264cm" svg:height="5.701cm">
          <chartooo:coordinate-region svg:x="2.243cm" svg:y="2.337cm" svg:width="11.352cm" svg:height="4.855cm"/>
          <chart:axis chart:dimension="x" chart:name="primary-x" chart:style-name="ch6" chartooo:axis-type="auto">
            <chartooo:date-scale/>
            <chart:title svg:x="7.326cm" svg:y="8.019cm" chart:style-name="ch7">
              <text:p>z</text:p>
            </chart:title>
            <chart:categories table:cell-range-address="Exp.I2:Exp.M3"/>
            <chart:grid chart:style-name="ch8" chart:class="major"/>
          </chart:axis>
          <chart:axis chart:dimension="y" chart:name="primary-y" chart:style-name="ch6">
            <chart:title svg:x="0.451cm" svg:y="6.249cm" chart:style-name="ch9">
              <text:p>Run Time (in ms)</text:p>
            </chart:title>
            <chart:grid chart:style-name="ch8" chart:class="major"/>
          </chart:axis>
          <chart:series chart:style-name="ch10" chart:values-cell-range-address="Exp.I4:Exp.M4" chart:label-cell-address="Exp.H4:Exp.H4" chart:class="chart:line">
            <chart:data-point chart:repeated="5"/>
          </chart:series>
          <chart:series chart:style-name="ch11" chart:values-cell-range-address="Exp.I5:Exp.M5" chart:label-cell-address="Exp.H5:Exp.H5" chart:class="chart:line">
            <chart:data-point chart:repeated="5"/>
          </chart:series>
          <chart:series chart:style-name="ch12" chart:values-cell-range-address="Exp.I6:Exp.M6" chart:label-cell-address="Exp.H6:Exp.H6" chart:class="chart:line">
            <chart:data-point chart:repeated="5"/>
          </chart:series>
          <chart:series chart:style-name="ch13" chart:values-cell-range-address="Exp.I7:Exp.M7" chart:label-cell-address="Exp.H7:Exp.H7" chart:class="chart:line">
            <chart:data-point chart:repeated="5"/>
          </chart:series>
          <chart:series chart:style-name="ch14" chart:values-cell-range-address="Exp.I8:Exp.M8" chart:label-cell-address="Exp.H8:Exp.H8" chart:class="chart:line">
            <chart:data-point chart:repeated="5"/>
          </chart:series>
          <chart:series chart:style-name="ch15" chart:values-cell-range-address="Exp.I9:Exp.M9" chart:label-cell-address="Exp.H9:Exp.H9" chart:class="chart:line">
            <chart:data-point chart:repeated="5"/>
          </chart:series>
          <chart:series chart:style-name="ch16" chart:values-cell-range-address="Exp.I10:Exp.M10" chart:label-cell-address="Exp.H10:Exp.H10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Exp.I2:Exp.M3</svg:desc>
                </draw:g>
              </table:table-cell>
              <table:table-cell office:value-type="float" office:value="2">
                <text:p>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">
                <text:p>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">
                <text:p>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Exp.H4:Exp.H4</svg:desc>
                </draw:g>
              </table:table-cell>
              <table:table-cell office:value-type="float" office:value="0.254">
                <text:p>0.254</text:p>
                <draw:g>
                  <svg:desc>Exp.I4:Exp.M4</svg:desc>
                </draw:g>
              </table:table-cell>
              <table:table-cell office:value-type="float" office:value="0.213">
                <text:p>0.213</text:p>
              </table:table-cell>
              <table:table-cell office:value-type="float" office:value="0.223">
                <text:p>0.223</text:p>
              </table:table-cell>
              <table:table-cell office:value-type="float" office:value="0.227">
                <text:p>0.227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2</text:p>
                <draw:g>
                  <svg:desc>Exp.H5:Exp.H5</svg:desc>
                </draw:g>
              </table:table-cell>
              <table:table-cell office:value-type="float" office:value="0.258">
                <text:p>0.258</text:p>
                <draw:g>
                  <svg:desc>Exp.I5:Exp.M5</svg:desc>
                </draw:g>
              </table:table-cell>
              <table:table-cell office:value-type="float" office:value="0.266">
                <text:p>0.266</text:p>
              </table:table-cell>
              <table:table-cell office:value-type="float" office:value="0.263">
                <text:p>0.263</text:p>
              </table:table-cell>
              <table:table-cell office:value-type="float" office:value="0.258">
                <text:p>0.258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5</text:p>
                <draw:g>
                  <svg:desc>Exp.H6:Exp.H6</svg:desc>
                </draw:g>
              </table:table-cell>
              <table:table-cell office:value-type="float" office:value="0.266">
                <text:p>0.266</text:p>
                <draw:g>
                  <svg:desc>Exp.I6:Exp.M6</svg:desc>
                </draw:g>
              </table:table-cell>
              <table:table-cell office:value-type="float" office:value="0.291">
                <text:p>0.291</text:p>
              </table:table-cell>
              <table:table-cell office:value-type="float" office:value="0.266">
                <text:p>0.266</text:p>
              </table:table-cell>
              <table:table-cell office:value-type="float" office:value="0.291">
                <text:p>0.291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50</text:p>
                <draw:g>
                  <svg:desc>Exp.H7:Exp.H7</svg:desc>
                </draw:g>
              </table:table-cell>
              <table:table-cell office:value-type="float" office:value="0.291">
                <text:p>0.291</text:p>
                <draw:g>
                  <svg:desc>Exp.I7:Exp.M7</svg:desc>
                </draw:g>
              </table:table-cell>
              <table:table-cell office:value-type="float" office:value="0.303">
                <text:p>0.303</text:p>
              </table:table-cell>
              <table:table-cell office:value-type="float" office:value="0.27">
                <text:p>0.27</text:p>
              </table:table-cell>
              <table:table-cell office:value-type="float" office:value="0.304">
                <text:p>0.304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150</text:p>
                <draw:g>
                  <svg:desc>Exp.H8:Exp.H8</svg:desc>
                </draw:g>
              </table:table-cell>
              <table:table-cell office:value-type="float" office:value="0.303">
                <text:p>0.303</text:p>
                <draw:g>
                  <svg:desc>Exp.I8:Exp.M8</svg:desc>
                </draw:g>
              </table:table-cell>
              <table:table-cell office:value-type="float" office:value="0.312">
                <text:p>0.312</text:p>
              </table:table-cell>
              <table:table-cell office:value-type="float" office:value="0.309">
                <text:p>0.309</text:p>
              </table:table-cell>
              <table:table-cell office:value-type="float" office:value="0.319">
                <text:p>0.319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500</text:p>
                <draw:g>
                  <svg:desc>Exp.H9:Exp.H9</svg:desc>
                </draw:g>
              </table:table-cell>
              <table:table-cell office:value-type="float" office:value="0.338">
                <text:p>0.338</text:p>
                <draw:g>
                  <svg:desc>Exp.I9:Exp.M9</svg:desc>
                </draw:g>
              </table:table-cell>
              <table:table-cell office:value-type="float" office:value="0.351">
                <text:p>0.351</text:p>
              </table:table-cell>
              <table:table-cell office:value-type="float" office:value="0.351">
                <text:p>0.351</text:p>
              </table:table-cell>
              <table:table-cell office:value-type="float" office:value="0.338">
                <text:p>0.338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1000</text:p>
                <draw:g>
                  <svg:desc>Exp.H10:Exp.H10</svg:desc>
                </draw:g>
              </table:table-cell>
              <table:table-cell office:value-type="float" office:value="0.399">
                <text:p>0.399</text:p>
                <draw:g>
                  <svg:desc>Exp.I10:Exp.M10</svg:desc>
                </draw:g>
              </table:table-cell>
              <table:table-cell office:value-type="float" office:value="0.372">
                <text:p>0.372</text:p>
              </table:table-cell>
              <table:table-cell office:value-type="float" office:value="0.382">
                <text:p>0.382</text:p>
              </table:table-cell>
              <table:table-cell office:value-type="float" office:value="0.376">
                <text:p>0.376</text:p>
              </table:table-cell>
              <table:table-cell office:value-type="float" office:value="0.362">
                <text:p>0.36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cm" svg:y="0.316cm" chart:style-name="ch2">
          <text:p>Exp(z) v/s n</text:p>
        </chart:title>
        <chart:subtitle svg:x="6.117cm" svg:y="1.275cm" chart:style-name="ch3">
          <text:p>For varying z = {1, 2}</text:p>
        </chart:subtitle>
        <chart:legend chart:legend-position="end" svg:x="14.365cm" svg:y="3.952cm" style:legend-expansion="high" chart:style-name="ch4"/>
        <chart:plot-area chart:style-name="ch5" table:cell-range-address="Exp.A2:Exp.C11" chart:data-source-has-labels="both" svg:x="1.331cm" svg:y="2.138cm" svg:width="12.714cm" svg:height="5.701cm">
          <chartooo:coordinate-region svg:x="1.767cm" svg:y="2.337cm" svg:width="11.906cm" svg:height="4.855cm"/>
          <chart:axis chart:dimension="x" chart:name="primary-x" chart:style-name="ch6" chartooo:axis-type="auto">
            <chartooo:date-scale/>
            <chart:title svg:x="6.202cm" svg:y="8.019cm" chart:style-name="ch7">
              <text:p>n (Number of terms)</text:p>
            </chart:title>
            <chart:categories table:cell-range-address="Exp.A4:Exp.A11"/>
            <chart:grid chart:style-name="ch8" chart:class="major"/>
          </chart:axis>
          <chart:axis chart:dimension="y" chart:name="primary-y" chart:style-name="ch6">
            <chart:title svg:x="0.451cm" svg:y="5.495cm" chart:style-name="ch9">
              <text:p>exp(z)</text:p>
            </chart:title>
            <chart:grid chart:style-name="ch8" chart:class="major"/>
          </chart:axis>
          <chart:series chart:style-name="ch10" chart:values-cell-range-address="Exp.B4:Exp.B11" chart:label-cell-address="Exp.B2:Exp.B3" chart:class="chart:line">
            <chart:data-point chart:repeated="8"/>
          </chart:series>
          <chart:series chart:style-name="ch11" chart:values-cell-range-address="Exp.C4:Exp.C11" chart:label-cell-address="Exp.C2:Exp.C3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text:list>
                  <text:list-item>
                    <text:p>1</text:p>
                  </text:list-item>
                  <text:list-item>
                    <text:p/>
                  </text:list-item>
                </text:list>
                <draw:g>
                  <svg:desc>Exp.B2:Exp.B3</svg:desc>
                </draw:g>
              </table:table-cell>
              <table:table-cell office:value-type="string">
                <text:p>2</text:p>
                <text:list>
                  <text:list-item>
                    <text:p>2</text:p>
                  </text:list-item>
                  <text:list-item>
                    <text:p/>
                  </text:list-item>
                </text:list>
                <draw:g>
                  <svg:desc>Exp.C2:Exp.C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xp.A4:Exp.A11</svg:desc>
                </draw:g>
              </table:table-cell>
              <table:table-cell office:value-type="float" office:value="2">
                <text:p>2</text:p>
                <draw:g>
                  <svg:desc>Exp.B4:Exp.B11</svg:desc>
                </draw:g>
              </table:table-cell>
              <table:table-cell office:value-type="float" office:value="3">
                <text:p>3</text:p>
                <draw:g>
                  <svg:desc>Exp.C4:Exp.C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71666694">
                <text:p>2.71666694</text:p>
              </table:table-cell>
              <table:table-cell office:value-type="float" office:value="7.26666689">
                <text:p>7.2666668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1828198">
                <text:p>2.71828198</text:p>
              </table:table-cell>
              <table:table-cell office:value-type="float" office:value="7.38899517">
                <text:p>7.388995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71828198">
                <text:p>2.71828198</text:p>
              </table:table-cell>
              <table:table-cell office:value-type="float" office:value="7.38905668">
                <text:p>7.389056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71828198">
                <text:p>2.71828198</text:p>
              </table:table-cell>
              <table:table-cell office:value-type="float" office:value="7.38905668">
                <text:p>7.3890566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71828198">
                <text:p>2.71828198</text:p>
              </table:table-cell>
              <table:table-cell office:value-type="float" office:value="7.38905668">
                <text:p>7.389056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.71828198">
                <text:p>2.71828198</text:p>
              </table:table-cell>
              <table:table-cell office:value-type="float" office:value="7.38905668">
                <text:p>7.3890566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26cm" svg:y="0.316cm" chart:style-name="ch2">
          <text:p>exp(z) v/s n</text:p>
        </chart:title>
        <chart:subtitle svg:x="7.149cm" svg:y="1.275cm" chart:style-name="ch3">
          <text:p>For z = 5</text:p>
        </chart:subtitle>
        <chart:legend chart:legend-position="end" svg:x="14.365cm" svg:y="4.201cm" style:legend-expansion="high" chart:style-name="ch4"/>
        <chart:plot-area chart:style-name="ch5" table:cell-range-address="Exp.A4:Exp.A11 Exp.D2:Exp.D11" chart:data-source-has-labels="both" svg:x="1.331cm" svg:y="2.138cm" svg:width="12.714cm" svg:height="5.701cm">
          <chartooo:coordinate-region svg:x="1.952cm" svg:y="2.337cm" svg:width="11.535cm" svg:height="4.855cm"/>
          <chart:axis chart:dimension="x" chart:name="primary-x" chart:style-name="ch6" chartooo:axis-type="auto">
            <chartooo:date-scale/>
            <chart:title svg:x="6.202cm" svg:y="8.019cm" chart:style-name="ch7">
              <text:p>n (Number of terms)</text:p>
            </chart:title>
            <chart:categories table:cell-range-address="Exp.A4:Exp.A11"/>
            <chart:grid chart:style-name="ch8" chart:class="major"/>
          </chart:axis>
          <chart:axis chart:dimension="y" chart:name="primary-y" chart:style-name="ch6">
            <chart:title svg:x="0.451cm" svg:y="5.495cm" chart:style-name="ch9">
              <text:p>exp(z)</text:p>
            </chart:title>
            <chart:grid chart:style-name="ch8" chart:class="major"/>
          </chart:axis>
          <chart:series chart:style-name="ch10" chart:values-cell-range-address="Exp.D4:Exp.D11" chart:label-cell-address="Exp.D2:Exp.D3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text:list>
                  <text:list-item>
                    <text:p>5</text:p>
                  </text:list-item>
                  <text:list-item>
                    <text:p/>
                  </text:list-item>
                </text:list>
                <draw:g>
                  <svg:desc>Exp.D2:Exp.D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xp.A4:Exp.A11</svg:desc>
                </draw:g>
              </table:table-cell>
              <table:table-cell office:value-type="float" office:value="6">
                <text:p>6</text:p>
                <draw:g>
                  <svg:desc>Exp.D4:Exp.D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1.41667175">
                <text:p>91.416671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6.38063049">
                <text:p>146.380630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8.41317749">
                <text:p>148.413177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8.41319275">
                <text:p>148.413192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8.41319275">
                <text:p>148.413192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48.41319275">
                <text:p>148.4131927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26cm" svg:y="0.316cm" chart:style-name="ch2">
          <text:p>exp(z) v/s n</text:p>
        </chart:title>
        <chart:subtitle svg:x="7.043cm" svg:y="1.275cm" chart:style-name="ch3">
          <text:p>For z = 10</text:p>
        </chart:subtitle>
        <chart:legend chart:legend-position="end" svg:x="14.18cm" svg:y="4.201cm" style:legend-expansion="high" chart:style-name="ch4"/>
        <chart:plot-area chart:style-name="ch5" table:cell-range-address="Exp.A4:Exp.A11 Exp.E2:Exp.E11" chart:data-source-has-labels="both" svg:x="1.331cm" svg:y="2.138cm" svg:width="12.529cm" svg:height="5.701cm">
          <chartooo:coordinate-region svg:x="2.508cm" svg:y="2.337cm" svg:width="10.98cm" svg:height="4.855cm"/>
          <chart:axis chart:dimension="x" chart:name="primary-x" chart:style-name="ch6" chartooo:axis-type="auto">
            <chartooo:date-scale/>
            <chart:title svg:x="6.109cm" svg:y="8.019cm" chart:style-name="ch7">
              <text:p>n (Number of terms)</text:p>
            </chart:title>
            <chart:categories table:cell-range-address="Exp.A4:Exp.A11"/>
            <chart:grid chart:style-name="ch8" chart:class="major"/>
          </chart:axis>
          <chart:axis chart:dimension="y" chart:name="primary-y" chart:style-name="ch6">
            <chart:title svg:x="0.451cm" svg:y="5.495cm" chart:style-name="ch9">
              <text:p>exp(z)</text:p>
            </chart:title>
            <chart:grid chart:style-name="ch8" chart:class="major"/>
          </chart:axis>
          <chart:series chart:style-name="ch10" chart:values-cell-range-address="Exp.E4:Exp.E11" chart:label-cell-address="Exp.E2:Exp.E3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text:list>
                  <text:list-item>
                    <text:p>10</text:p>
                  </text:list-item>
                  <text:list-item>
                    <text:p/>
                  </text:list-item>
                </text:list>
                <draw:g>
                  <svg:desc>Exp.E2:Exp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xp.A4:Exp.A11</svg:desc>
                </draw:g>
              </table:table-cell>
              <table:table-cell office:value-type="float" office:value="11">
                <text:p>11</text:p>
                <draw:g>
                  <svg:desc>Exp.E4:Exp.E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77.66674805">
                <text:p>1477.666748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842.30664062">
                <text:p>12842.306640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991.4843755">
                <text:p>21991.48437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026.46679688">
                <text:p>22026.4667968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026.46875">
                <text:p>22026.468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2026.46875">
                <text:p>22026.4687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26cm" svg:y="0.316cm" chart:style-name="ch2">
          <text:p>exp(z) v/s n</text:p>
        </chart:title>
        <chart:subtitle svg:x="7.043cm" svg:y="1.275cm" chart:style-name="ch3">
          <text:p>For z = 15</text:p>
        </chart:subtitle>
        <chart:legend chart:legend-position="end" svg:x="14.18cm" svg:y="4.201cm" style:legend-expansion="high" chart:style-name="ch4"/>
        <chart:plot-area chart:style-name="ch5" table:cell-range-address="Exp.A4:Exp.A11 Exp.F2:Exp.F11" chart:data-source-has-labels="both" svg:x="1.331cm" svg:y="2.138cm" svg:width="12.529cm" svg:height="5.701cm">
          <chartooo:coordinate-region svg:x="2.878cm" svg:y="2.337cm" svg:width="10.61cm" svg:height="4.855cm"/>
          <chart:axis chart:dimension="x" chart:name="primary-x" chart:style-name="ch6" chartooo:axis-type="auto">
            <chartooo:date-scale/>
            <chart:title svg:x="6.109cm" svg:y="8.019cm" chart:style-name="ch7">
              <text:p>n (Number of terms)</text:p>
            </chart:title>
            <chart:categories table:cell-range-address="Exp.A4:Exp.A11"/>
            <chart:grid chart:style-name="ch8" chart:class="major"/>
          </chart:axis>
          <chart:axis chart:dimension="y" chart:name="primary-y" chart:style-name="ch6">
            <chart:title svg:x="0.451cm" svg:y="5.495cm" chart:style-name="ch9">
              <text:p>exp(z)</text:p>
            </chart:title>
            <chart:grid chart:style-name="ch8" chart:class="major"/>
          </chart:axis>
          <chart:series chart:style-name="ch10" chart:values-cell-range-address="Exp.F4:Exp.F11" chart:label-cell-address="Exp.F2:Exp.F3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</text:p>
                <text:list>
                  <text:list-item>
                    <text:p>15</text:p>
                  </text:list-item>
                  <text:list-item>
                    <text:p/>
                  </text:list-item>
                </text:list>
                <draw:g>
                  <svg:desc>Exp.F2:Exp.F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xp.A4:Exp.A11</svg:desc>
                </draw:g>
              </table:table-cell>
              <table:table-cell office:value-type="float" office:value="16">
                <text:p>16</text:p>
                <draw:g>
                  <svg:desc>Exp.F4:Exp.F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128.5">
                <text:p>9128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87262.218">
                <text:p>387262.2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97784">
                <text:p>29977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268372.5">
                <text:p>3268372.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69017.5">
                <text:p>3269017.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269017.5">
                <text:p>3269017.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65cm" svg:y="0.316cm" chart:style-name="ch2">
          <text:p>Exp(z): Error v/s n</text:p>
        </chart:title>
        <chart:subtitle svg:x="5.271cm" svg:y="1.275cm" chart:style-name="ch3">
          <text:p>For varying z = {1, 2, 5, 10, 15}</text:p>
        </chart:subtitle>
        <chart:legend chart:legend-position="end" svg:x="14.18cm" svg:y="3.205cm" style:legend-expansion="high" chart:style-name="ch4"/>
        <chart:plot-area chart:style-name="ch5" table:cell-range-address="Exp.A15:Exp.F24" chart:data-source-has-labels="both" svg:x="1.331cm" svg:y="2.138cm" svg:width="12.529cm" svg:height="5.701cm">
          <chartooo:coordinate-region svg:x="1.952cm" svg:y="2.337cm" svg:width="11.35cm" svg:height="4.855cm"/>
          <chart:axis chart:dimension="x" chart:name="primary-x" chart:style-name="ch6" chartooo:axis-type="auto">
            <chartooo:date-scale/>
            <chart:title svg:x="6.109cm" svg:y="8.019cm" chart:style-name="ch7">
              <text:p>n (Number of terms)</text:p>
            </chart:title>
            <chart:categories table:cell-range-address="Exp.A17:Exp.A24"/>
            <chart:grid chart:style-name="ch8" chart:class="major"/>
          </chart:axis>
          <chart:axis chart:dimension="y" chart:name="primary-y" chart:style-name="ch6">
            <chart:title svg:x="0.451cm" svg:y="5.865cm" chart:style-name="ch9">
              <text:p>Error (in %)</text:p>
            </chart:title>
            <chart:grid chart:style-name="ch8" chart:class="major"/>
          </chart:axis>
          <chart:series chart:style-name="ch10" chart:values-cell-range-address="Exp.B17:Exp.B24" chart:label-cell-address="Exp.B15:Exp.B16" chart:class="chart:line">
            <chart:data-point chart:repeated="8"/>
          </chart:series>
          <chart:series chart:style-name="ch11" chart:values-cell-range-address="Exp.C17:Exp.C24" chart:label-cell-address="Exp.C15:Exp.C16" chart:class="chart:line">
            <chart:data-point chart:repeated="8"/>
          </chart:series>
          <chart:series chart:style-name="ch12" chart:values-cell-range-address="Exp.D17:Exp.D24" chart:label-cell-address="Exp.D15:Exp.D16" chart:class="chart:line">
            <chart:data-point chart:repeated="8"/>
          </chart:series>
          <chart:series chart:style-name="ch13" chart:values-cell-range-address="Exp.E17:Exp.E24" chart:label-cell-address="Exp.E15:Exp.E16" chart:class="chart:line">
            <chart:data-point chart:repeated="8"/>
          </chart:series>
          <chart:series chart:style-name="ch14" chart:values-cell-range-address="Exp.F17:Exp.F24" chart:label-cell-address="Exp.F15:Exp.F16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text:list>
                  <text:list-item>
                    <text:p>1</text:p>
                  </text:list-item>
                  <text:list-item>
                    <text:p/>
                  </text:list-item>
                </text:list>
                <draw:g>
                  <svg:desc>Exp.B15:Exp.B16</svg:desc>
                </draw:g>
              </table:table-cell>
              <table:table-cell office:value-type="string">
                <text:p>2</text:p>
                <text:list>
                  <text:list-item>
                    <text:p>2</text:p>
                  </text:list-item>
                  <text:list-item>
                    <text:p/>
                  </text:list-item>
                </text:list>
                <draw:g>
                  <svg:desc>Exp.C15:Exp.C16</svg:desc>
                </draw:g>
              </table:table-cell>
              <table:table-cell office:value-type="string">
                <text:p>5</text:p>
                <text:list>
                  <text:list-item>
                    <text:p>5</text:p>
                  </text:list-item>
                  <text:list-item>
                    <text:p/>
                  </text:list-item>
                </text:list>
                <draw:g>
                  <svg:desc>Exp.D15:Exp.D16</svg:desc>
                </draw:g>
              </table:table-cell>
              <table:table-cell office:value-type="string">
                <text:p>10</text:p>
                <text:list>
                  <text:list-item>
                    <text:p>10</text:p>
                  </text:list-item>
                  <text:list-item>
                    <text:p/>
                  </text:list-item>
                </text:list>
                <draw:g>
                  <svg:desc>Exp.E15:Exp.E16</svg:desc>
                </draw:g>
              </table:table-cell>
              <table:table-cell office:value-type="string">
                <text:p>15</text:p>
                <text:list>
                  <text:list-item>
                    <text:p>15</text:p>
                  </text:list-item>
                  <text:list-item>
                    <text:p/>
                  </text:list-item>
                </text:list>
                <draw:g>
                  <svg:desc>Exp.F15:Exp.F1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xp.A17:Exp.A24</svg:desc>
                </draw:g>
              </table:table-cell>
              <table:table-cell office:value-type="float" office:value="26.4241161">
                <text:p>26.4241161</text:p>
                <draw:g>
                  <svg:desc>Exp.B17:Exp.B24</svg:desc>
                </draw:g>
              </table:table-cell>
              <table:table-cell office:value-type="float" office:value="59.3994179">
                <text:p>59.3994179</text:p>
                <draw:g>
                  <svg:desc>Exp.C17:Exp.C24</svg:desc>
                </draw:g>
              </table:table-cell>
              <table:table-cell office:value-type="float" office:value="95.9572296">
                <text:p>95.9572296</text:p>
                <draw:g>
                  <svg:desc>Exp.D17:Exp.D24</svg:desc>
                </draw:g>
              </table:table-cell>
              <table:table-cell office:value-type="float" office:value="99.9500656">
                <text:p>99.9500656</text:p>
                <draw:g>
                  <svg:desc>Exp.E17:Exp.E24</svg:desc>
                </draw:g>
              </table:table-cell>
              <table:table-cell office:value-type="float" office:value="99.9995117">
                <text:p>99.9995117</text:p>
                <draw:g>
                  <svg:desc>Exp.F17:Exp.F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.0301447">
                <text:p>8.0301447</text:p>
              </table:table-cell>
              <table:table-cell office:value-type="float" office:value="32.3323631">
                <text:p>32.3323631</text:p>
              </table:table-cell>
              <table:table-cell office:value-type="float" office:value="87.5347977">
                <text:p>87.5347977</text:p>
              </table:table-cell>
              <table:table-cell office:value-type="float" office:value="99.7230682">
                <text:p>99.7230682</text:p>
              </table:table-cell>
              <table:table-cell office:value-type="float" office:value="99.9960709">
                <text:p>99.996070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594143">
                <text:p>0.0594143</text:p>
              </table:table-cell>
              <table:table-cell office:value-type="float" office:value="1.6563656">
                <text:p>1.6563656</text:p>
              </table:table-cell>
              <table:table-cell office:value-type="float" office:value="38.4039459">
                <text:p>38.4039459</text:p>
              </table:table-cell>
              <table:table-cell office:value-type="float" office:value="93.2914047">
                <text:p>93.2914047</text:p>
              </table:table-cell>
              <table:table-cell office:value-type="float" office:value="99.7207565">
                <text:p>99.72075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8325">
                <text:p>0.0008325</text:p>
              </table:table-cell>
              <table:table-cell office:value-type="float" office:value="1.3695294">
                <text:p>1.3695294</text:p>
              </table:table-cell>
              <table:table-cell office:value-type="float" office:value="41.6960258">
                <text:p>41.6960258</text:p>
              </table:table-cell>
              <table:table-cell office:value-type="float" office:value="88.1535568">
                <text:p>88.15355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03">
                <text:p>0.0000103</text:p>
              </table:table-cell>
              <table:table-cell office:value-type="float" office:value="0.1588288">
                <text:p>0.1588288</text:p>
              </table:table-cell>
              <table:table-cell office:value-type="float" office:value="8.2970953">
                <text:p>8.297095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89">
                <text:p>0.0000089</text:p>
              </table:table-cell>
              <table:table-cell office:value-type="float" office:value="0.0197307">
                <text:p>0.019730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cm" svg:y="0.316cm" chart:style-name="ch2">
          <text:p>Sine: Run Time v/s n </text:p>
        </chart:title>
        <chart:subtitle svg:x="5.747cm" svg:y="1.275cm" chart:style-name="ch3">
          <text:p>For angles varying [5, 90]</text:p>
        </chart:subtitle>
        <chart:legend chart:legend-position="end" svg:x="14.286cm" svg:y="2.707cm" style:legend-expansion="high" chart:style-name="ch4"/>
        <chart:plot-area chart:style-name="ch5" table:cell-range-address="Sine.K4:Sine.R11 Sine.L3:Sine.R3" chart:data-source-has-labels="both" svg:x="1.331cm" svg:y="2.138cm" svg:width="12.635cm" svg:height="5.701cm">
          <chartooo:coordinate-region svg:x="2.243cm" svg:y="2.338cm" svg:width="11.351cm" svg:height="4.854cm"/>
          <chart:axis chart:dimension="x" chart:name="primary-x" chart:style-name="ch6" chartooo:axis-type="auto">
            <chartooo:date-scale/>
            <chart:title svg:x="6.228cm" svg:y="8.019cm" chart:style-name="ch7">
              <text:p>n(number of terms)</text:p>
            </chart:title>
            <chart:categories table:cell-range-address="Sine.K4:Sine.K11"/>
            <chart:grid chart:style-name="ch8" chart:class="major"/>
          </chart:axis>
          <chart:axis chart:dimension="y" chart:name="primary-y" chart:style-name="ch6">
            <chart:title svg:x="0.451cm" svg:y="6.249cm" chart:style-name="ch9">
              <text:p>Run Time (in ms)</text:p>
            </chart:title>
            <chart:grid chart:style-name="ch8" chart:class="major"/>
          </chart:axis>
          <chart:series chart:style-name="ch10" chart:values-cell-range-address="Sine.L4:Sine.L11" chart:label-cell-address="Sine.L3:Sine.L3" chart:class="chart:line">
            <chart:data-point chart:repeated="8"/>
          </chart:series>
          <chart:series chart:style-name="ch11" chart:values-cell-range-address="Sine.M4:Sine.M11" chart:label-cell-address="Sine.M3:Sine.M3" chart:class="chart:line">
            <chart:data-point chart:repeated="8"/>
          </chart:series>
          <chart:series chart:style-name="ch12" chart:values-cell-range-address="Sine.N4:Sine.N11" chart:label-cell-address="Sine.N3:Sine.N3" chart:class="chart:line">
            <chart:data-point chart:repeated="8"/>
          </chart:series>
          <chart:series chart:style-name="ch13" chart:values-cell-range-address="Sine.O4:Sine.O11" chart:label-cell-address="Sine.O3:Sine.O3" chart:class="chart:line">
            <chart:data-point chart:repeated="8"/>
          </chart:series>
          <chart:series chart:style-name="ch14" chart:values-cell-range-address="Sine.P4:Sine.P11" chart:label-cell-address="Sine.P3:Sine.P3" chart:class="chart:line">
            <chart:data-point chart:repeated="8"/>
          </chart:series>
          <chart:series chart:style-name="ch15" chart:values-cell-range-address="Sine.Q4:Sine.Q11" chart:label-cell-address="Sine.Q3:Sine.Q3" chart:class="chart:line">
            <chart:data-point chart:repeated="8"/>
          </chart:series>
          <chart:series chart:style-name="ch16" chart:values-cell-range-address="Sine.R4:Sine.R11" chart:label-cell-address="Sine.R3:Sine.R3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Sine.L3:Sine.L3</svg:desc>
                </draw:g>
              </table:table-cell>
              <table:table-cell office:value-type="string">
                <text:p>15</text:p>
                <draw:g>
                  <svg:desc>Sine.M3:Sine.M3</svg:desc>
                </draw:g>
              </table:table-cell>
              <table:table-cell office:value-type="string">
                <text:p>30</text:p>
                <draw:g>
                  <svg:desc>Sine.N3:Sine.N3</svg:desc>
                </draw:g>
              </table:table-cell>
              <table:table-cell office:value-type="string">
                <text:p>45</text:p>
                <draw:g>
                  <svg:desc>Sine.O3:Sine.O3</svg:desc>
                </draw:g>
              </table:table-cell>
              <table:table-cell office:value-type="string">
                <text:p>60</text:p>
                <draw:g>
                  <svg:desc>Sine.P3:Sine.P3</svg:desc>
                </draw:g>
              </table:table-cell>
              <table:table-cell office:value-type="string">
                <text:p>75</text:p>
                <draw:g>
                  <svg:desc>Sine.Q3:Sine.Q3</svg:desc>
                </draw:g>
              </table:table-cell>
              <table:table-cell office:value-type="string">
                <text:p>90</text:p>
                <draw:g>
                  <svg:desc>Sine.R3:Sine.R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ine.K4:Sine.K11</svg:desc>
                </draw:g>
              </table:table-cell>
              <table:table-cell office:value-type="float" office:value="0.247">
                <text:p>0.247</text:p>
                <draw:g>
                  <svg:desc>Sine.L4:Sine.L11</svg:desc>
                </draw:g>
              </table:table-cell>
              <table:table-cell office:value-type="float" office:value="0.223">
                <text:p>0.223</text:p>
                <draw:g>
                  <svg:desc>Sine.M4:Sine.M11</svg:desc>
                </draw:g>
              </table:table-cell>
              <table:table-cell office:value-type="float" office:value="0.223">
                <text:p>0.223</text:p>
                <draw:g>
                  <svg:desc>Sine.N4:Sine.N11</svg:desc>
                </draw:g>
              </table:table-cell>
              <table:table-cell office:value-type="float" office:value="0.227">
                <text:p>0.227</text:p>
                <draw:g>
                  <svg:desc>Sine.O4:Sine.O11</svg:desc>
                </draw:g>
              </table:table-cell>
              <table:table-cell office:value-type="float" office:value="0.222">
                <text:p>0.222</text:p>
                <draw:g>
                  <svg:desc>Sine.P4:Sine.P11</svg:desc>
                </draw:g>
              </table:table-cell>
              <table:table-cell office:value-type="float" office:value="0.262">
                <text:p>0.262</text:p>
                <draw:g>
                  <svg:desc>Sine.Q4:Sine.Q11</svg:desc>
                </draw:g>
              </table:table-cell>
              <table:table-cell office:value-type="float" office:value="0.244">
                <text:p>0.244</text:p>
                <draw:g>
                  <svg:desc>Sine.R4:Sine.R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52">
                <text:p>0.252</text:p>
              </table:table-cell>
              <table:table-cell office:value-type="float" office:value="0.266">
                <text:p>0.266</text:p>
              </table:table-cell>
              <table:table-cell office:value-type="float" office:value="0.263">
                <text:p>0.263</text:p>
              </table:table-cell>
              <table:table-cell office:value-type="float" office:value="0.265">
                <text:p>0.265</text:p>
              </table:table-cell>
              <table:table-cell office:value-type="float" office:value="0.267">
                <text:p>0.267</text:p>
              </table:table-cell>
              <table:table-cell office:value-type="float" office:value="0.271">
                <text:p>0.271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8">
                <text:p>0.258</text:p>
              </table:table-cell>
              <table:table-cell office:value-type="float" office:value="0.291">
                <text:p>0.291</text:p>
              </table:table-cell>
              <table:table-cell office:value-type="float" office:value="0.266">
                <text:p>0.266</text:p>
              </table:table-cell>
              <table:table-cell office:value-type="float" office:value="0.278">
                <text:p>0.278</text:p>
              </table:table-cell>
              <table:table-cell office:value-type="float" office:value="0.298">
                <text:p>0.298</text:p>
              </table:table-cell>
              <table:table-cell office:value-type="float" office:value="0.301">
                <text:p>0.301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91">
                <text:p>0.291</text:p>
              </table:table-cell>
              <table:table-cell office:value-type="float" office:value="0.304">
                <text:p>0.304</text:p>
              </table:table-cell>
              <table:table-cell office:value-type="float" office:value="0.297">
                <text:p>0.297</text:p>
              </table:table-cell>
              <table:table-cell office:value-type="float" office:value="0.296">
                <text:p>0.296</text:p>
              </table:table-cell>
              <table:table-cell office:value-type="float" office:value="0.307">
                <text:p>0.307</text:p>
              </table:table-cell>
              <table:table-cell office:value-type="float" office:value="0.305">
                <text:p>0.305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03">
                <text:p>0.303</text:p>
              </table:table-cell>
              <table:table-cell office:value-type="float" office:value="0.31">
                <text:p>0.31</text:p>
              </table:table-cell>
              <table:table-cell office:value-type="float" office:value="0.303">
                <text:p>0.303</text:p>
              </table:table-cell>
              <table:table-cell office:value-type="float" office:value="0.308">
                <text:p>0.308</text:p>
              </table:table-cell>
              <table:table-cell office:value-type="float" office:value="0.309">
                <text:p>0.309</text:p>
              </table:table-cell>
              <table:table-cell office:value-type="float" office:value="0.316">
                <text:p>0.31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25">
                <text:p>0.325</text:p>
              </table:table-cell>
              <table:table-cell office:value-type="float" office:value="0.319">
                <text:p>0.319</text:p>
              </table:table-cell>
              <table:table-cell office:value-type="float" office:value="0.336">
                <text:p>0.336</text:p>
              </table:table-cell>
              <table:table-cell office:value-type="float" office:value="0.309">
                <text:p>0.309</text:p>
              </table:table-cell>
              <table:table-cell office:value-type="float" office:value="0.319">
                <text:p>0.319</text:p>
              </table:table-cell>
              <table:table-cell office:value-type="float" office:value="0.324">
                <text:p>0.324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46">
                <text:p>0.346</text:p>
              </table:table-cell>
              <table:table-cell office:value-type="float" office:value="0.351">
                <text:p>0.351</text:p>
              </table:table-cell>
              <table:table-cell office:value-type="float" office:value="0.352">
                <text:p>0.352</text:p>
              </table:table-cell>
              <table:table-cell office:value-type="float" office:value="0.313">
                <text:p>0.313</text:p>
              </table:table-cell>
              <table:table-cell office:value-type="float" office:value="0.346">
                <text:p>0.346</text:p>
              </table:table-cell>
              <table:table-cell office:value-type="float" office:value="0.356">
                <text:p>0.356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2">
                <text:p>0.42</text:p>
              </table:table-cell>
              <table:table-cell office:value-type="float" office:value="0.401">
                <text:p>0.401</text:p>
              </table:table-cell>
              <table:table-cell office:value-type="float" office:value="0.399">
                <text:p>0.399</text:p>
              </table:table-cell>
              <table:table-cell office:value-type="float" office:value="0.387">
                <text:p>0.387</text:p>
              </table:table-cell>
              <table:table-cell office:value-type="float" office:value="0.399">
                <text:p>0.399</text:p>
              </table:table-cell>
              <table:table-cell office:value-type="float" office:value="0.4">
                <text:p>0.4</text:p>
              </table:table-cell>
              <table:table-cell office:value-type="float" office:value="0.397">
                <text:p>0.3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23cm" svg:y="0.316cm" chart:style-name="ch2">
          <text:p>Sine: Error v/s n </text:p>
        </chart:title>
        <chart:subtitle svg:x="6.038cm" svg:y="1.275cm" chart:style-name="ch3">
          <text:p>For varying z = [5, 90]</text:p>
        </chart:subtitle>
        <chart:legend chart:legend-position="end" svg:x="14.18cm" svg:y="2.707cm" style:legend-expansion="high" chart:style-name="ch4"/>
        <chart:plot-area chart:style-name="ch5" table:cell-range-address="Sine.A18:Sine.H26 Sine.B16:Sine.H17" chart:data-source-has-labels="both" svg:x="1.331cm" svg:y="2.138cm" svg:width="12.529cm" svg:height="5.701cm">
          <chartooo:coordinate-region svg:x="1.952cm" svg:y="2.337cm" svg:width="11.536cm" svg:height="4.855cm"/>
          <chart:axis chart:dimension="x" chart:name="primary-x" chart:style-name="ch6" chartooo:axis-type="auto">
            <chartooo:date-scale/>
            <chart:title svg:x="6.109cm" svg:y="8.019cm" chart:style-name="ch7">
              <text:p>n (Number of terms)</text:p>
            </chart:title>
            <chart:categories table:cell-range-address="Sine.A18:Sine.A26"/>
            <chart:grid chart:style-name="ch8" chart:class="major"/>
          </chart:axis>
          <chart:axis chart:dimension="y" chart:name="primary-y" chart:style-name="ch6">
            <chart:title svg:x="0.451cm" svg:y="5.865cm" chart:style-name="ch9">
              <text:p>Error (in %)</text:p>
            </chart:title>
            <chart:grid chart:style-name="ch8" chart:class="major"/>
          </chart:axis>
          <chart:series chart:style-name="ch10" chart:values-cell-range-address="Sine.B18:Sine.B26" chart:label-cell-address="Sine.B16:Sine.B17" chart:class="chart:line">
            <chart:data-point chart:repeated="9"/>
          </chart:series>
          <chart:series chart:style-name="ch11" chart:values-cell-range-address="Sine.C18:Sine.C26" chart:label-cell-address="Sine.C16:Sine.C17" chart:class="chart:line">
            <chart:data-point chart:repeated="9"/>
          </chart:series>
          <chart:series chart:style-name="ch12" chart:values-cell-range-address="Sine.D18:Sine.D26" chart:label-cell-address="Sine.D16:Sine.D17" chart:class="chart:line">
            <chart:data-point chart:repeated="9"/>
          </chart:series>
          <chart:series chart:style-name="ch13" chart:values-cell-range-address="Sine.E18:Sine.E26" chart:label-cell-address="Sine.E16:Sine.E17" chart:class="chart:line">
            <chart:data-point chart:repeated="9"/>
          </chart:series>
          <chart:series chart:style-name="ch14" chart:values-cell-range-address="Sine.F18:Sine.F26" chart:label-cell-address="Sine.F16:Sine.F17" chart:class="chart:line">
            <chart:data-point chart:repeated="9"/>
          </chart:series>
          <chart:series chart:style-name="ch15" chart:values-cell-range-address="Sine.G18:Sine.G26" chart:label-cell-address="Sine.G16:Sine.G17" chart:class="chart:line">
            <chart:data-point chart:repeated="9"/>
          </chart:series>
          <chart:series chart:style-name="ch16" chart:values-cell-range-address="Sine.H18:Sine.H26" chart:label-cell-address="Sine.H16:Sine.H17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text:list>
                  <text:list-item>
                    <text:p>5</text:p>
                  </text:list-item>
                  <text:list-item>
                    <text:p/>
                  </text:list-item>
                </text:list>
                <draw:g>
                  <svg:desc>Sine.B16:Sine.B17</svg:desc>
                </draw:g>
              </table:table-cell>
              <table:table-cell office:value-type="string">
                <text:p>15</text:p>
                <text:list>
                  <text:list-item>
                    <text:p>15</text:p>
                  </text:list-item>
                  <text:list-item>
                    <text:p/>
                  </text:list-item>
                </text:list>
                <draw:g>
                  <svg:desc>Sine.C16:Sine.C17</svg:desc>
                </draw:g>
              </table:table-cell>
              <table:table-cell office:value-type="string">
                <text:p>30</text:p>
                <text:list>
                  <text:list-item>
                    <text:p>30</text:p>
                  </text:list-item>
                  <text:list-item>
                    <text:p/>
                  </text:list-item>
                </text:list>
                <draw:g>
                  <svg:desc>Sine.D16:Sine.D17</svg:desc>
                </draw:g>
              </table:table-cell>
              <table:table-cell office:value-type="string">
                <text:p>45</text:p>
                <text:list>
                  <text:list-item>
                    <text:p>45</text:p>
                  </text:list-item>
                  <text:list-item>
                    <text:p/>
                  </text:list-item>
                </text:list>
                <draw:g>
                  <svg:desc>Sine.E16:Sine.E17</svg:desc>
                </draw:g>
              </table:table-cell>
              <table:table-cell office:value-type="string">
                <text:p>60</text:p>
                <text:list>
                  <text:list-item>
                    <text:p>60</text:p>
                  </text:list-item>
                  <text:list-item>
                    <text:p/>
                  </text:list-item>
                </text:list>
                <draw:g>
                  <svg:desc>Sine.F16:Sine.F17</svg:desc>
                </draw:g>
              </table:table-cell>
              <table:table-cell office:value-type="string">
                <text:p>75</text:p>
                <text:list>
                  <text:list-item>
                    <text:p>75</text:p>
                  </text:list-item>
                  <text:list-item>
                    <text:p/>
                  </text:list-item>
                </text:list>
                <draw:g>
                  <svg:desc>Sine.G16:Sine.G17</svg:desc>
                </draw:g>
              </table:table-cell>
              <table:table-cell office:value-type="string">
                <text:p>90</text:p>
                <text:list>
                  <text:list-item>
                    <text:p>90</text:p>
                  </text:list-item>
                  <text:list-item>
                    <text:p/>
                  </text:list-item>
                </text:list>
                <draw:g>
                  <svg:desc>Sine.H16:Sine.H1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ine.A18:Sine.A26</svg:desc>
                </draw:g>
              </table:table-cell>
              <table:table-cell office:value-type="float" office:value="0.127">
                <text:p>0.127</text:p>
                <draw:g>
                  <svg:desc>Sine.B18:Sine.B26</svg:desc>
                </draw:g>
              </table:table-cell>
              <table:table-cell office:value-type="float" office:value="1.1515653">
                <text:p>1.1515653</text:p>
                <draw:g>
                  <svg:desc>Sine.C18:Sine.C26</svg:desc>
                </draw:g>
              </table:table-cell>
              <table:table-cell office:value-type="float" office:value="4.719749965">
                <text:p>4.719749965</text:p>
                <draw:g>
                  <svg:desc>Sine.D18:Sine.D26</svg:desc>
                </draw:g>
              </table:table-cell>
              <table:table-cell office:value-type="float" office:value="11.07206103">
                <text:p>11.07206103</text:p>
                <draw:g>
                  <svg:desc>Sine.E18:Sine.E26</svg:desc>
                </draw:g>
              </table:table-cell>
              <table:table-cell office:value-type="float" office:value="20.91992019">
                <text:p>20.91992019</text:p>
                <draw:g>
                  <svg:desc>Sine.F18:Sine.F26</svg:desc>
                </draw:g>
              </table:table-cell>
              <table:table-cell office:value-type="float" office:value="35.51726572">
                <text:p>35.51726572</text:p>
                <draw:g>
                  <svg:desc>Sine.G18:Sine.G26</svg:desc>
                </draw:g>
              </table:table-cell>
              <table:table-cell office:value-type="float" office:value="57.0795059">
                <text:p>57.0795059</text:p>
                <draw:g>
                  <svg:desc>Sine.H18:Sine.H2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458">
                <text:p>0.0000458</text:p>
              </table:table-cell>
              <table:table-cell office:value-type="float" office:value="0.0039525">
                <text:p>0.0039525</text:p>
              </table:table-cell>
              <table:table-cell office:value-type="float" office:value="0.06516">
                <text:p>0.06516</text:p>
              </table:table-cell>
              <table:table-cell office:value-type="float" office:value="0.347062391">
                <text:p>0.347062391</text:p>
              </table:table-cell>
              <table:table-cell office:value-type="float" office:value="1.180633476">
                <text:p>1.180633476</text:p>
              </table:table-cell>
              <table:table-cell office:value-type="float" office:value="3.1835346">
                <text:p>3.1835346</text:p>
              </table:table-cell>
              <table:table-cell office:value-type="float" office:value="7.5167475">
                <text:p>7.51674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011591">
                <text:p>0.000011591</text:p>
              </table:table-cell>
              <table:table-cell office:value-type="float" office:value="0.00043">
                <text:p>0.00043</text:p>
              </table:table-cell>
              <table:table-cell office:value-type="float" office:value="0.005133598">
                <text:p>0.005133598</text:p>
              </table:table-cell>
              <table:table-cell office:value-type="float" office:value="0.031164231">
                <text:p>0.031164231</text:p>
              </table:table-cell>
              <table:table-cell office:value-type="float" office:value="0.1320968">
                <text:p>0.1320968</text:p>
              </table:table-cell>
              <table:table-cell office:value-type="float" office:value="0.4524827">
                <text:p>0.45248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Cosine: Error v/s n</text:p>
        </chart:title>
        <chart:subtitle svg:x="6.025cm" svg:y="1.275cm" chart:style-name="ch3">
          <text:p>For varying z = [5, 90)</text:p>
        </chart:subtitle>
        <chart:legend chart:legend-position="end" svg:x="14.074cm" svg:y="2.956cm" style:legend-expansion="high" chart:style-name="ch4"/>
        <chart:plot-area chart:style-name="ch5" table:cell-range-address="Cosine.A22:Cosine.G31" chart:data-source-has-labels="both" svg:x="1.331cm" svg:y="2.138cm" svg:width="12.423cm" svg:height="5.701cm">
          <chartooo:coordinate-region svg:x="1.952cm" svg:y="2.337cm" svg:width="11.43cm" svg:height="4.855cm"/>
          <chart:axis chart:dimension="x" chart:name="primary-x" chart:style-name="ch6" chartooo:axis-type="auto">
            <chartooo:date-scale/>
            <chart:title svg:x="6.056cm" svg:y="8.019cm" chart:style-name="ch7">
              <text:p>n (Number of terms)</text:p>
            </chart:title>
            <chart:categories table:cell-range-address="Cosine.A25:Cosine.A31"/>
            <chart:grid chart:style-name="ch8" chart:class="major"/>
          </chart:axis>
          <chart:axis chart:dimension="y" chart:name="primary-y" chart:style-name="ch6">
            <chart:title svg:x="0.451cm" svg:y="5.865cm" chart:style-name="ch9">
              <text:p>Error (in %)</text:p>
            </chart:title>
            <chart:grid chart:style-name="ch8" chart:class="major"/>
          </chart:axis>
          <chart:series chart:style-name="ch10" chart:values-cell-range-address="Cosine.B25:Cosine.B31" chart:label-cell-address="Cosine.B22:Cosine.B24" chart:class="chart:line">
            <chart:data-point chart:repeated="7"/>
          </chart:series>
          <chart:series chart:style-name="ch11" chart:values-cell-range-address="Cosine.C25:Cosine.C31" chart:label-cell-address="Cosine.C22:Cosine.C24" chart:class="chart:line">
            <chart:data-point chart:repeated="7"/>
          </chart:series>
          <chart:series chart:style-name="ch12" chart:values-cell-range-address="Cosine.D25:Cosine.D31" chart:label-cell-address="Cosine.D22:Cosine.D24" chart:class="chart:line">
            <chart:data-point chart:repeated="7"/>
          </chart:series>
          <chart:series chart:style-name="ch13" chart:values-cell-range-address="Cosine.E25:Cosine.E31" chart:label-cell-address="Cosine.E22:Cosine.E24" chart:class="chart:line">
            <chart:data-point chart:repeated="7"/>
          </chart:series>
          <chart:series chart:style-name="ch14" chart:values-cell-range-address="Cosine.F25:Cosine.F31" chart:label-cell-address="Cosine.F22:Cosine.F24" chart:class="chart:line">
            <chart:data-point chart:repeated="7"/>
          </chart:series>
          <chart:series chart:style-name="ch15" chart:values-cell-range-address="Cosine.G25:Cosine.G31" chart:label-cell-address="Cosine.G22:Cosine.G24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text:list>
                  <text:list-item>
                    <text:p>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sine.B22:Cosine.B24</svg:desc>
                </draw:g>
              </table:table-cell>
              <table:table-cell office:value-type="string">
                <text:p>15</text:p>
                <text:list>
                  <text:list-item>
                    <text:p>1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sine.C22:Cosine.C24</svg:desc>
                </draw:g>
              </table:table-cell>
              <table:table-cell office:value-type="string">
                <text:p>30</text:p>
                <text:list>
                  <text:list-item>
                    <text:p>3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sine.D22:Cosine.D24</svg:desc>
                </draw:g>
              </table:table-cell>
              <table:table-cell office:value-type="string">
                <text:p>45</text:p>
                <text:list>
                  <text:list-item>
                    <text:p>4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sine.E22:Cosine.E24</svg:desc>
                </draw:g>
              </table:table-cell>
              <table:table-cell office:value-type="string">
                <text:p>60</text:p>
                <text:list>
                  <text:list-item>
                    <text:p>6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sine.F22:Cosine.F24</svg:desc>
                </draw:g>
              </table:table-cell>
              <table:table-cell office:value-type="string">
                <text:p>75</text:p>
                <text:list>
                  <text:list-item>
                    <text:p>7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sine.G22:Cosine.G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sine.A25:Cosine.A31</svg:desc>
                </draw:g>
              </table:table-cell>
              <table:table-cell office:value-type="float" office:value="0.0002453">
                <text:p>0.0002453</text:p>
                <draw:g>
                  <svg:desc>Cosine.B25:Cosine.B31</svg:desc>
                </draw:g>
              </table:table-cell>
              <table:table-cell office:value-type="float" office:value="0.0202153">
                <text:p>0.0202153</text:p>
                <draw:g>
                  <svg:desc>Cosine.C25:Cosine.C31</svg:desc>
                </draw:g>
              </table:table-cell>
              <table:table-cell office:value-type="float" office:value="0.3583262">
                <text:p>0.3583262</text:p>
                <draw:g>
                  <svg:desc>Cosine.D25:Cosine.D31</svg:desc>
                </draw:g>
              </table:table-cell>
              <table:table-cell office:value-type="float" office:value="2.1965406">
                <text:p>2.1965406</text:p>
                <draw:g>
                  <svg:desc>Cosine.E25:Cosine.E31</svg:desc>
                </draw:g>
              </table:table-cell>
              <table:table-cell office:value-type="float" office:value="9.6622334">
                <text:p>9.6622334</text:p>
                <draw:g>
                  <svg:desc>Cosine.F25:Cosine.F31</svg:desc>
                </draw:g>
              </table:table-cell>
              <table:table-cell office:value-type="float" office:value="44.646946">
                <text:p>44.646946</text:p>
                <draw:g>
                  <svg:desc>Cosine.G25:Cosine.G3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0494">
                <text:p>0.0000494</text:p>
              </table:table-cell>
              <table:table-cell office:value-type="float" office:value="0.0032899">
                <text:p>0.0032899</text:p>
              </table:table-cell>
              <table:table-cell office:value-type="float" office:value="0.0455944">
                <text:p>0.0455944</text:p>
              </table:table-cell>
              <table:table-cell office:value-type="float" office:value="0.3592367">
                <text:p>0.3592367</text:p>
              </table:table-cell>
              <table:table-cell office:value-type="float" office:value="2.6185443">
                <text:p>2.61854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Cosine: Error v/s n</text:p>
        </chart:title>
        <chart:subtitle svg:x="7.043cm" svg:y="1.275cm" chart:style-name="ch3">
          <text:p>For z = 90</text:p>
        </chart:subtitle>
        <chart:legend chart:legend-position="end" svg:x="14.074cm" svg:y="4.201cm" style:legend-expansion="high" chart:style-name="ch4"/>
        <chart:plot-area chart:style-name="ch5" table:cell-range-address="Cosine.A25:Cosine.A31 Cosine.H22:Cosine.H31" chart:data-source-has-labels="both" svg:x="1.331cm" svg:y="2.138cm" svg:width="12.423cm" svg:height="5.701cm">
          <chartooo:coordinate-region svg:x="3.064cm" svg:y="2.337cm" svg:width="10.318cm" svg:height="4.855cm"/>
          <chart:axis chart:dimension="x" chart:name="primary-x" chart:style-name="ch6" chartooo:axis-type="auto">
            <chartooo:date-scale/>
            <chart:title svg:x="6.056cm" svg:y="8.019cm" chart:style-name="ch7">
              <text:p>n (Number of terms)</text:p>
            </chart:title>
            <chart:categories table:cell-range-address="Cosine.A25:Cosine.A31"/>
            <chart:grid chart:style-name="ch8" chart:class="major"/>
          </chart:axis>
          <chart:axis chart:dimension="y" chart:name="primary-y" chart:style-name="ch6">
            <chart:title svg:x="0.451cm" svg:y="5.865cm" chart:style-name="ch9">
              <text:p>Error (in %)</text:p>
            </chart:title>
            <chart:grid chart:style-name="ch8" chart:class="major"/>
          </chart:axis>
          <chart:series chart:style-name="ch10" chart:values-cell-range-address="Cosine.H25:Cosine.H31" chart:label-cell-address="Cosine.H22:Cosine.H24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0</text:p>
                <text:list>
                  <text:list-item>
                    <text:p>9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sine.H22:Cosine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sine.A25:Cosine.A31</svg:desc>
                </draw:g>
              </table:table-cell>
              <table:table-cell office:value-type="float" office:value="19058620">
                <text:p>19058620</text:p>
                <draw:g>
                  <svg:desc>Cosine.H25:Cosine.H3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28495">
                <text:p>16284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7.902092">
                <text:p>37.9020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43cm" svg:y="0.316cm" chart:style-name="ch2">
          <text:p>Sine: Run Time v/s Angle</text:p>
        </chart:title>
        <chart:subtitle svg:x="5.998cm" svg:y="1.275cm" chart:style-name="ch3">
          <text:p>For varying n [0, 1000]</text:p>
        </chart:subtitle>
        <chart:legend chart:legend-position="end" svg:x="13.915cm" svg:y="2.458cm" style:legend-expansion="high" chart:style-name="ch4"/>
        <chart:plot-area chart:style-name="ch5" table:cell-range-address="Sine.L3:Sine.R11 Sine.K4:Sine.K11" chart:data-source-has-labels="both" svg:x="1.331cm" svg:y="2.138cm" svg:width="12.264cm" svg:height="5.701cm">
          <chartooo:coordinate-region svg:x="2.243cm" svg:y="2.338cm" svg:width="11.165cm" svg:height="4.854cm"/>
          <chart:axis chart:dimension="x" chart:name="primary-x" chart:style-name="ch6" chartooo:axis-type="auto">
            <chartooo:date-scale/>
            <chart:title svg:x="6.149cm" svg:y="8.019cm" chart:style-name="ch7">
              <text:p>Angle (in degree)</text:p>
            </chart:title>
            <chart:categories table:cell-range-address="Sine.L3:Sine.R3"/>
            <chart:grid chart:style-name="ch8" chart:class="major"/>
          </chart:axis>
          <chart:axis chart:dimension="y" chart:name="primary-y" chart:style-name="ch6">
            <chart:title svg:x="0.451cm" svg:y="6.249cm" chart:style-name="ch9">
              <text:p>Run Time (in ms)</text:p>
            </chart:title>
            <chart:grid chart:style-name="ch8" chart:class="major"/>
          </chart:axis>
          <chart:series chart:style-name="ch10" chart:values-cell-range-address="Sine.L4:Sine.R4" chart:label-cell-address="Sine.K4:Sine.K4" chart:class="chart:line">
            <chart:data-point chart:repeated="7"/>
          </chart:series>
          <chart:series chart:style-name="ch11" chart:values-cell-range-address="Sine.L5:Sine.R5" chart:label-cell-address="Sine.K5:Sine.K5" chart:class="chart:line">
            <chart:data-point chart:repeated="7"/>
          </chart:series>
          <chart:series chart:style-name="ch12" chart:values-cell-range-address="Sine.L6:Sine.R6" chart:label-cell-address="Sine.K6:Sine.K6" chart:class="chart:line">
            <chart:data-point chart:repeated="7"/>
          </chart:series>
          <chart:series chart:style-name="ch13" chart:values-cell-range-address="Sine.L7:Sine.R7" chart:label-cell-address="Sine.K7:Sine.K7" chart:class="chart:line">
            <chart:data-point chart:repeated="7"/>
          </chart:series>
          <chart:series chart:style-name="ch14" chart:values-cell-range-address="Sine.L8:Sine.R8" chart:label-cell-address="Sine.K8:Sine.K8" chart:class="chart:line">
            <chart:data-point chart:repeated="7"/>
          </chart:series>
          <chart:series chart:style-name="ch15" chart:values-cell-range-address="Sine.L9:Sine.R9" chart:label-cell-address="Sine.K9:Sine.K9" chart:class="chart:line">
            <chart:data-point chart:repeated="7"/>
          </chart:series>
          <chart:series chart:style-name="ch16" chart:values-cell-range-address="Sine.L10:Sine.R10" chart:label-cell-address="Sine.K10:Sine.K10" chart:class="chart:line">
            <chart:data-point chart:repeated="7"/>
          </chart:series>
          <chart:series chart:style-name="ch17" chart:values-cell-range-address="Sine.L11:Sine.R11" chart:label-cell-address="Sine.K11:Sine.K11" chart:class="chart:line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Sine.L3:Sine.R3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ine.K4:Sine.K4</svg:desc>
                </draw:g>
              </table:table-cell>
              <table:table-cell office:value-type="float" office:value="0.247">
                <text:p>0.247</text:p>
                <draw:g>
                  <svg:desc>Sine.L4:Sine.R4</svg:desc>
                </draw:g>
              </table:table-cell>
              <table:table-cell office:value-type="float" office:value="0.223">
                <text:p>0.223</text:p>
              </table:table-cell>
              <table:table-cell office:value-type="float" office:value="0.223">
                <text:p>0.223</text:p>
              </table:table-cell>
              <table:table-cell office:value-type="float" office:value="0.227">
                <text:p>0.227</text:p>
              </table:table-cell>
              <table:table-cell office:value-type="float" office:value="0.222">
                <text:p>0.222</text:p>
              </table:table-cell>
              <table:table-cell office:value-type="float" office:value="0.262">
                <text:p>0.262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1</text:p>
                <draw:g>
                  <svg:desc>Sine.K5:Sine.K5</svg:desc>
                </draw:g>
              </table:table-cell>
              <table:table-cell office:value-type="float" office:value="0.252">
                <text:p>0.252</text:p>
                <draw:g>
                  <svg:desc>Sine.L5:Sine.R5</svg:desc>
                </draw:g>
              </table:table-cell>
              <table:table-cell office:value-type="float" office:value="0.266">
                <text:p>0.266</text:p>
              </table:table-cell>
              <table:table-cell office:value-type="float" office:value="0.263">
                <text:p>0.263</text:p>
              </table:table-cell>
              <table:table-cell office:value-type="float" office:value="0.265">
                <text:p>0.265</text:p>
              </table:table-cell>
              <table:table-cell office:value-type="float" office:value="0.267">
                <text:p>0.267</text:p>
              </table:table-cell>
              <table:table-cell office:value-type="float" office:value="0.271">
                <text:p>0.271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2</text:p>
                <draw:g>
                  <svg:desc>Sine.K6:Sine.K6</svg:desc>
                </draw:g>
              </table:table-cell>
              <table:table-cell office:value-type="float" office:value="0.258">
                <text:p>0.258</text:p>
                <draw:g>
                  <svg:desc>Sine.L6:Sine.R6</svg:desc>
                </draw:g>
              </table:table-cell>
              <table:table-cell office:value-type="float" office:value="0.291">
                <text:p>0.291</text:p>
              </table:table-cell>
              <table:table-cell office:value-type="float" office:value="0.266">
                <text:p>0.266</text:p>
              </table:table-cell>
              <table:table-cell office:value-type="float" office:value="0.278">
                <text:p>0.278</text:p>
              </table:table-cell>
              <table:table-cell office:value-type="float" office:value="0.298">
                <text:p>0.298</text:p>
              </table:table-cell>
              <table:table-cell office:value-type="float" office:value="0.301">
                <text:p>0.301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5</text:p>
                <draw:g>
                  <svg:desc>Sine.K7:Sine.K7</svg:desc>
                </draw:g>
              </table:table-cell>
              <table:table-cell office:value-type="float" office:value="0.291">
                <text:p>0.291</text:p>
                <draw:g>
                  <svg:desc>Sine.L7:Sine.R7</svg:desc>
                </draw:g>
              </table:table-cell>
              <table:table-cell office:value-type="float" office:value="0.304">
                <text:p>0.304</text:p>
              </table:table-cell>
              <table:table-cell office:value-type="float" office:value="0.297">
                <text:p>0.297</text:p>
              </table:table-cell>
              <table:table-cell office:value-type="float" office:value="0.296">
                <text:p>0.296</text:p>
              </table:table-cell>
              <table:table-cell office:value-type="float" office:value="0.307">
                <text:p>0.307</text:p>
              </table:table-cell>
              <table:table-cell office:value-type="float" office:value="0.305">
                <text:p>0.305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50</text:p>
                <draw:g>
                  <svg:desc>Sine.K8:Sine.K8</svg:desc>
                </draw:g>
              </table:table-cell>
              <table:table-cell office:value-type="float" office:value="0.303">
                <text:p>0.303</text:p>
                <draw:g>
                  <svg:desc>Sine.L8:Sine.R8</svg:desc>
                </draw:g>
              </table:table-cell>
              <table:table-cell office:value-type="float" office:value="0.31">
                <text:p>0.31</text:p>
              </table:table-cell>
              <table:table-cell office:value-type="float" office:value="0.303">
                <text:p>0.303</text:p>
              </table:table-cell>
              <table:table-cell office:value-type="float" office:value="0.308">
                <text:p>0.308</text:p>
              </table:table-cell>
              <table:table-cell office:value-type="float" office:value="0.309">
                <text:p>0.309</text:p>
              </table:table-cell>
              <table:table-cell office:value-type="float" office:value="0.316">
                <text:p>0.31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150</text:p>
                <draw:g>
                  <svg:desc>Sine.K9:Sine.K9</svg:desc>
                </draw:g>
              </table:table-cell>
              <table:table-cell office:value-type="float" office:value="0.325">
                <text:p>0.325</text:p>
                <draw:g>
                  <svg:desc>Sine.L9:Sine.R9</svg:desc>
                </draw:g>
              </table:table-cell>
              <table:table-cell office:value-type="float" office:value="0.319">
                <text:p>0.319</text:p>
              </table:table-cell>
              <table:table-cell office:value-type="float" office:value="0.336">
                <text:p>0.336</text:p>
              </table:table-cell>
              <table:table-cell office:value-type="float" office:value="0.309">
                <text:p>0.309</text:p>
              </table:table-cell>
              <table:table-cell office:value-type="float" office:value="0.319">
                <text:p>0.319</text:p>
              </table:table-cell>
              <table:table-cell office:value-type="float" office:value="0.324">
                <text:p>0.324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500</text:p>
                <draw:g>
                  <svg:desc>Sine.K10:Sine.K10</svg:desc>
                </draw:g>
              </table:table-cell>
              <table:table-cell office:value-type="float" office:value="0.346">
                <text:p>0.346</text:p>
                <draw:g>
                  <svg:desc>Sine.L10:Sine.R10</svg:desc>
                </draw:g>
              </table:table-cell>
              <table:table-cell office:value-type="float" office:value="0.351">
                <text:p>0.351</text:p>
              </table:table-cell>
              <table:table-cell office:value-type="float" office:value="0.352">
                <text:p>0.352</text:p>
              </table:table-cell>
              <table:table-cell office:value-type="float" office:value="0.313">
                <text:p>0.313</text:p>
              </table:table-cell>
              <table:table-cell office:value-type="float" office:value="0.346">
                <text:p>0.346</text:p>
              </table:table-cell>
              <table:table-cell office:value-type="float" office:value="0.356">
                <text:p>0.356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1000</text:p>
                <draw:g>
                  <svg:desc>Sine.K11:Sine.K11</svg:desc>
                </draw:g>
              </table:table-cell>
              <table:table-cell office:value-type="float" office:value="0.42">
                <text:p>0.42</text:p>
                <draw:g>
                  <svg:desc>Sine.L11:Sine.R11</svg:desc>
                </draw:g>
              </table:table-cell>
              <table:table-cell office:value-type="float" office:value="0.401">
                <text:p>0.401</text:p>
              </table:table-cell>
              <table:table-cell office:value-type="float" office:value="0.399">
                <text:p>0.399</text:p>
              </table:table-cell>
              <table:table-cell office:value-type="float" office:value="0.387">
                <text:p>0.387</text:p>
              </table:table-cell>
              <table:table-cell office:value-type="float" office:value="0.399">
                <text:p>0.399</text:p>
              </table:table-cell>
              <table:table-cell office:value-type="float" office:value="0.4">
                <text:p>0.4</text:p>
              </table:table-cell>
              <table:table-cell office:value-type="float" office:value="0.397">
                <text:p>0.3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2cm" svg:y="0.316cm" chart:style-name="ch2">
          <text:p>Cos(x) v/s x </text:p>
        </chart:title>
        <chart:subtitle svg:x="5.998cm" svg:y="1.275cm" chart:style-name="ch3">
          <text:p>For varying n [1, 1000]</text:p>
        </chart:subtitle>
        <chart:legend chart:legend-position="end" svg:x="13.915cm" svg:y="2.707cm" style:legend-expansion="high" chart:style-name="ch4"/>
        <chart:plot-area chart:style-name="ch5" table:cell-range-address="Cosine.A2:Cosine.H11" chart:data-source-has-labels="both" svg:x="1.331cm" svg:y="2.138cm" svg:width="12.264cm" svg:height="5.701cm">
          <chartooo:coordinate-region svg:x="2.164cm" svg:y="2.337cm" svg:width="11.431cm" svg:height="5.303cm"/>
          <chart:axis chart:dimension="x" chart:name="primary-x" chart:style-name="ch6" chartooo:axis-type="auto">
            <chartooo:date-scale/>
            <chart:title svg:x="6.189cm" svg:y="8.019cm" chart:style-name="ch7">
              <text:p>Angle(in degree)</text:p>
            </chart:title>
            <chart:categories table:cell-range-address="Cosine.B2:Cosine.H4"/>
            <chart:grid chart:style-name="ch8" chart:class="major"/>
          </chart:axis>
          <chart:axis chart:dimension="y" chart:name="primary-y" chart:style-name="ch6">
            <chart:title svg:x="0.451cm" svg:y="5.522cm" chart:style-name="ch9">
              <text:p>Cos(x)</text:p>
            </chart:title>
            <chart:grid chart:style-name="ch8" chart:class="major"/>
          </chart:axis>
          <chart:series chart:style-name="ch10" chart:values-cell-range-address="Cosine.B5:Cosine.H5" chart:label-cell-address="Cosine.A5:Cosine.A5" chart:class="chart:line">
            <chart:data-point chart:repeated="7"/>
          </chart:series>
          <chart:series chart:style-name="ch11" chart:values-cell-range-address="Cosine.B6:Cosine.H6" chart:label-cell-address="Cosine.A6:Cosine.A6" chart:class="chart:line">
            <chart:data-point chart:repeated="7"/>
          </chart:series>
          <chart:series chart:style-name="ch12" chart:values-cell-range-address="Cosine.B7:Cosine.H7" chart:label-cell-address="Cosine.A7:Cosine.A7" chart:class="chart:line">
            <chart:data-point chart:repeated="7"/>
          </chart:series>
          <chart:series chart:style-name="ch13" chart:values-cell-range-address="Cosine.B8:Cosine.H8" chart:label-cell-address="Cosine.A8:Cosine.A8" chart:class="chart:line">
            <chart:data-point chart:repeated="7"/>
          </chart:series>
          <chart:series chart:style-name="ch14" chart:values-cell-range-address="Cosine.B9:Cosine.H9" chart:label-cell-address="Cosine.A9:Cosine.A9" chart:class="chart:line">
            <chart:data-point chart:repeated="7"/>
          </chart:series>
          <chart:series chart:style-name="ch15" chart:values-cell-range-address="Cosine.B10:Cosine.H10" chart:label-cell-address="Cosine.A10:Cosine.A10" chart:class="chart:line">
            <chart:data-point chart:repeated="7"/>
          </chart:series>
          <chart:series chart:style-name="ch16" chart:values-cell-range-address="Cosine.B11:Cosine.H11" chart:label-cell-address="Cosine.A11:Cosine.A11" chart:class="chart:line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sine.B2:Cosine.H4</svg:desc>
                </draw:g>
              </table:table-cell>
              <table:table-cell office:value-type="float" office:value="15">
                <text:p>1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">
                <text:p>7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0">
                <text:p>9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Cosine.A5:Cosine.A5</svg:desc>
                </draw:g>
              </table:table-cell>
              <table:table-cell office:value-type="float" office:value="0.99619228">
                <text:p>0.99619228</text:p>
                <draw:g>
                  <svg:desc>Cosine.B5:Cosine.H5</svg:desc>
                </draw:g>
              </table:table-cell>
              <table:table-cell office:value-type="float" office:value="0.96573061">
                <text:p>0.96573061</text:p>
              </table:table-cell>
              <table:table-cell office:value-type="float" office:value="0.86292237">
                <text:p>0.86292237</text:p>
              </table:table-cell>
              <table:table-cell office:value-type="float" office:value="0.69157535">
                <text:p>0.69157535</text:p>
              </table:table-cell>
              <table:table-cell office:value-type="float" office:value="0.45168948">
                <text:p>0.45168948</text:p>
              </table:table-cell>
              <table:table-cell office:value-type="float" office:value="0.14326477">
                <text:p>0.14326477</text:p>
              </table:table-cell>
              <table:table-cell office:value-type="float" office:value="-0.23369861">
                <text:p>-0.23369861</text:p>
              </table:table-cell>
            </table:table-row>
            <table:table-row>
              <table:table-cell office:value-type="string">
                <text:p>2</text:p>
                <draw:g>
                  <svg:desc>Cosine.A6:Cosine.A6</svg:desc>
                </draw:g>
              </table:table-cell>
              <table:table-cell office:value-type="float" office:value="0.99619472">
                <text:p>0.99619472</text:p>
                <draw:g>
                  <svg:desc>Cosine.B6:Cosine.H6</svg:desc>
                </draw:g>
              </table:table-cell>
              <table:table-cell office:value-type="float" office:value="0.96592635">
                <text:p>0.96592635</text:p>
              </table:table-cell>
              <table:table-cell office:value-type="float" office:value="0.86605406">
                <text:p>0.86605406</text:p>
              </table:table-cell>
              <table:table-cell office:value-type="float" office:value="0.70742965">
                <text:p>0.70742965</text:p>
              </table:table-cell>
              <table:table-cell office:value-type="float" office:value="0.5017969">
                <text:p>0.5017969</text:p>
              </table:table-cell>
              <table:table-cell office:value-type="float" office:value="0.26559731">
                <text:p>0.26559731</text:p>
              </table:table-cell>
              <table:table-cell office:value-type="float" office:value="0.01997009">
                <text:p>0.01997009</text:p>
              </table:table-cell>
            </table:table-row>
            <table:table-row>
              <table:table-cell office:value-type="string">
                <text:p>5</text:p>
                <draw:g>
                  <svg:desc>Cosine.A7:Cosine.A7</svg:desc>
                </draw:g>
              </table:table-cell>
              <table:table-cell office:value-type="float" office:value="0.99619472">
                <text:p>0.99619472</text:p>
                <draw:g>
                  <svg:desc>Cosine.B7:Cosine.H7</svg:desc>
                </draw:g>
              </table:table-cell>
              <table:table-cell office:value-type="float" office:value="0.96592587">
                <text:p>0.96592587</text:p>
              </table:table-cell>
              <table:table-cell office:value-type="float" office:value="0.86602557">
                <text:p>0.86602557</text:p>
              </table:table-cell>
              <table:table-cell office:value-type="float" office:value="0.70710725">
                <text:p>0.70710725</text:p>
              </table:table-cell>
              <table:table-cell office:value-type="float" office:value="0.50000072">
                <text:p>0.50000072</text:p>
              </table:table-cell>
              <table:table-cell office:value-type="float" office:value="0.25881994">
                <text:p>0.25881994</text:p>
              </table:table-cell>
              <table:table-cell office:value-type="float" office:value="0.00000076">
                <text:p>0.00000076</text:p>
              </table:table-cell>
            </table:table-row>
            <table:table-row>
              <table:table-cell office:value-type="string">
                <text:p>50</text:p>
                <draw:g>
                  <svg:desc>Cosine.A8:Cosine.A8</svg:desc>
                </draw:g>
              </table:table-cell>
              <table:table-cell office:value-type="float" office:value="0.99619472">
                <text:p>0.99619472</text:p>
                <draw:g>
                  <svg:desc>Cosine.B8:Cosine.H8</svg:desc>
                </draw:g>
              </table:table-cell>
              <table:table-cell office:value-type="float" office:value="0.96592587">
                <text:p>0.96592587</text:p>
              </table:table-cell>
              <table:table-cell office:value-type="float" office:value="0.86602557">
                <text:p>0.86602557</text:p>
              </table:table-cell>
              <table:table-cell office:value-type="float" office:value="0.70710725">
                <text:p>0.70710725</text:p>
              </table:table-cell>
              <table:table-cell office:value-type="float" office:value="0.50000072">
                <text:p>0.50000072</text:p>
              </table:table-cell>
              <table:table-cell office:value-type="float" office:value="0.25882">
                <text:p>0.25882</text:p>
              </table:table-cell>
              <table:table-cell office:value-type="float" office:value="0.00000123">
                <text:p>0.00000123</text:p>
              </table:table-cell>
            </table:table-row>
            <table:table-row>
              <table:table-cell office:value-type="string">
                <text:p>150</text:p>
                <draw:g>
                  <svg:desc>Cosine.A9:Cosine.A9</svg:desc>
                </draw:g>
              </table:table-cell>
              <table:table-cell office:value-type="float" office:value="0.99619472">
                <text:p>0.99619472</text:p>
                <draw:g>
                  <svg:desc>Cosine.B9:Cosine.H9</svg:desc>
                </draw:g>
              </table:table-cell>
              <table:table-cell office:value-type="float" office:value="0.96592587">
                <text:p>0.96592587</text:p>
              </table:table-cell>
              <table:table-cell office:value-type="float" office:value="0.86602557">
                <text:p>0.86602557</text:p>
              </table:table-cell>
              <table:table-cell office:value-type="float" office:value="0.70710725">
                <text:p>0.70710725</text:p>
              </table:table-cell>
              <table:table-cell office:value-type="float" office:value="0.50000072">
                <text:p>0.50000072</text:p>
              </table:table-cell>
              <table:table-cell office:value-type="float" office:value="0.25882">
                <text:p>0.25882</text:p>
              </table:table-cell>
              <table:table-cell office:value-type="float" office:value="0.00000123">
                <text:p>0.00000123</text:p>
              </table:table-cell>
            </table:table-row>
            <table:table-row>
              <table:table-cell office:value-type="string">
                <text:p>500</text:p>
                <draw:g>
                  <svg:desc>Cosine.A10:Cosine.A10</svg:desc>
                </draw:g>
              </table:table-cell>
              <table:table-cell office:value-type="float" office:value="0.99619472">
                <text:p>0.99619472</text:p>
                <draw:g>
                  <svg:desc>Cosine.B10:Cosine.H10</svg:desc>
                </draw:g>
              </table:table-cell>
              <table:table-cell office:value-type="float" office:value="0.96592587">
                <text:p>0.96592587</text:p>
              </table:table-cell>
              <table:table-cell office:value-type="float" office:value="0.86602557">
                <text:p>0.86602557</text:p>
              </table:table-cell>
              <table:table-cell office:value-type="float" office:value="0.70710725">
                <text:p>0.70710725</text:p>
              </table:table-cell>
              <table:table-cell office:value-type="float" office:value="0.50000072">
                <text:p>0.50000072</text:p>
              </table:table-cell>
              <table:table-cell office:value-type="float" office:value="0.25882">
                <text:p>0.25882</text:p>
              </table:table-cell>
              <table:table-cell office:value-type="float" office:value="0.00000123">
                <text:p>0.00000123</text:p>
              </table:table-cell>
            </table:table-row>
            <table:table-row>
              <table:table-cell office:value-type="string">
                <text:p>1000</text:p>
                <draw:g>
                  <svg:desc>Cosine.A11:Cosine.A11</svg:desc>
                </draw:g>
              </table:table-cell>
              <table:table-cell office:value-type="float" office:value="0.99619472">
                <text:p>0.99619472</text:p>
                <draw:g>
                  <svg:desc>Cosine.B11:Cosine.H11</svg:desc>
                </draw:g>
              </table:table-cell>
              <table:table-cell office:value-type="float" office:value="0.96592587">
                <text:p>0.96592587</text:p>
              </table:table-cell>
              <table:table-cell office:value-type="float" office:value="0.86602557">
                <text:p>0.86602557</text:p>
              </table:table-cell>
              <table:table-cell office:value-type="float" office:value="0.70710725">
                <text:p>0.70710725</text:p>
              </table:table-cell>
              <table:table-cell office:value-type="float" office:value="0.50000072">
                <text:p>0.50000072</text:p>
              </table:table-cell>
              <table:table-cell office:value-type="float" office:value="0.25882">
                <text:p>0.25882</text:p>
              </table:table-cell>
              <table:table-cell office:value-type="float" office:value="0.00000123">
                <text:p>0.000001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Cos(x) v/s n</text:p>
        </chart:title>
        <chart:subtitle svg:x="5.853cm" svg:y="1.275cm" chart:style-name="ch3">
          <text:p>For varying angle [5, 90]</text:p>
        </chart:subtitle>
        <chart:legend chart:legend-position="end" svg:x="14.074cm" svg:y="2.707cm" style:legend-expansion="high" chart:style-name="ch4"/>
        <chart:plot-area chart:style-name="ch5" table:cell-range-address="Cosine.A2:Cosine.H11" chart:data-source-has-labels="both" svg:x="1.331cm" svg:y="2.138cm" svg:width="12.423cm" svg:height="5.701cm">
          <chartooo:coordinate-region svg:x="2.164cm" svg:y="2.337cm" svg:width="11.218cm" svg:height="5.303cm"/>
          <chart:axis chart:dimension="x" chart:name="primary-x" chart:style-name="ch6" chartooo:axis-type="auto">
            <chartooo:date-scale/>
            <chart:title svg:x="6.056cm" svg:y="8.019cm" chart:style-name="ch7">
              <text:p>n (Number of terms)</text:p>
            </chart:title>
            <chart:categories table:cell-range-address="Cosine.A5:Cosine.A11"/>
            <chart:grid chart:style-name="ch8" chart:class="major"/>
          </chart:axis>
          <chart:axis chart:dimension="y" chart:name="primary-y" chart:style-name="ch6">
            <chart:title svg:x="0.451cm" svg:y="5.442cm" chart:style-name="ch9">
              <text:p>Cos()</text:p>
            </chart:title>
            <chart:grid chart:style-name="ch8" chart:class="major"/>
          </chart:axis>
          <chart:series chart:style-name="ch10" chart:values-cell-range-address="Cosine.B5:Cosine.B11" chart:label-cell-address="Cosine.B2:Cosine.B4" chart:class="chart:line">
            <chart:data-point chart:repeated="7"/>
          </chart:series>
          <chart:series chart:style-name="ch11" chart:values-cell-range-address="Cosine.C5:Cosine.C11" chart:label-cell-address="Cosine.C2:Cosine.C4" chart:class="chart:line">
            <chart:data-point chart:repeated="7"/>
          </chart:series>
          <chart:series chart:style-name="ch12" chart:values-cell-range-address="Cosine.D5:Cosine.D11" chart:label-cell-address="Cosine.D2:Cosine.D4" chart:class="chart:line">
            <chart:data-point chart:repeated="7"/>
          </chart:series>
          <chart:series chart:style-name="ch13" chart:values-cell-range-address="Cosine.E5:Cosine.E11" chart:label-cell-address="Cosine.E2:Cosine.E4" chart:class="chart:line">
            <chart:data-point chart:repeated="7"/>
          </chart:series>
          <chart:series chart:style-name="ch14" chart:values-cell-range-address="Cosine.F5:Cosine.F11" chart:label-cell-address="Cosine.F2:Cosine.F4" chart:class="chart:line">
            <chart:data-point chart:repeated="7"/>
          </chart:series>
          <chart:series chart:style-name="ch15" chart:values-cell-range-address="Cosine.G5:Cosine.G11" chart:label-cell-address="Cosine.G2:Cosine.G4" chart:class="chart:line">
            <chart:data-point chart:repeated="7"/>
          </chart:series>
          <chart:series chart:style-name="ch16" chart:values-cell-range-address="Cosine.H5:Cosine.H11" chart:label-cell-address="Cosine.H2:Cosine.H4" chart:class="chart:line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text:list>
                  <text:list-item>
                    <text:p>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sine.B2:Cosine.B4</svg:desc>
                </draw:g>
              </table:table-cell>
              <table:table-cell office:value-type="string">
                <text:p>15</text:p>
                <text:list>
                  <text:list-item>
                    <text:p>1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sine.C2:Cosine.C4</svg:desc>
                </draw:g>
              </table:table-cell>
              <table:table-cell office:value-type="string">
                <text:p>30</text:p>
                <text:list>
                  <text:list-item>
                    <text:p>3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sine.D2:Cosine.D4</svg:desc>
                </draw:g>
              </table:table-cell>
              <table:table-cell office:value-type="string">
                <text:p>45</text:p>
                <text:list>
                  <text:list-item>
                    <text:p>4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sine.E2:Cosine.E4</svg:desc>
                </draw:g>
              </table:table-cell>
              <table:table-cell office:value-type="string">
                <text:p>60</text:p>
                <text:list>
                  <text:list-item>
                    <text:p>6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sine.F2:Cosine.F4</svg:desc>
                </draw:g>
              </table:table-cell>
              <table:table-cell office:value-type="string">
                <text:p>75</text:p>
                <text:list>
                  <text:list-item>
                    <text:p>7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sine.G2:Cosine.G4</svg:desc>
                </draw:g>
              </table:table-cell>
              <table:table-cell office:value-type="string">
                <text:p>90</text:p>
                <text:list>
                  <text:list-item>
                    <text:p>9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sine.H2:Cosine.H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sine.A5:Cosine.A11</svg:desc>
                </draw:g>
              </table:table-cell>
              <table:table-cell office:value-type="float" office:value="0.99619228">
                <text:p>0.99619228</text:p>
                <draw:g>
                  <svg:desc>Cosine.B5:Cosine.B11</svg:desc>
                </draw:g>
              </table:table-cell>
              <table:table-cell office:value-type="float" office:value="0.96573061">
                <text:p>0.96573061</text:p>
                <draw:g>
                  <svg:desc>Cosine.C5:Cosine.C11</svg:desc>
                </draw:g>
              </table:table-cell>
              <table:table-cell office:value-type="float" office:value="0.86292237">
                <text:p>0.86292237</text:p>
                <draw:g>
                  <svg:desc>Cosine.D5:Cosine.D11</svg:desc>
                </draw:g>
              </table:table-cell>
              <table:table-cell office:value-type="float" office:value="0.69157535">
                <text:p>0.69157535</text:p>
                <draw:g>
                  <svg:desc>Cosine.E5:Cosine.E11</svg:desc>
                </draw:g>
              </table:table-cell>
              <table:table-cell office:value-type="float" office:value="0.45168948">
                <text:p>0.45168948</text:p>
                <draw:g>
                  <svg:desc>Cosine.F5:Cosine.F11</svg:desc>
                </draw:g>
              </table:table-cell>
              <table:table-cell office:value-type="float" office:value="0.14326477">
                <text:p>0.14326477</text:p>
                <draw:g>
                  <svg:desc>Cosine.G5:Cosine.G11</svg:desc>
                </draw:g>
              </table:table-cell>
              <table:table-cell office:value-type="float" office:value="-0.23369861">
                <text:p>-0.23369861</text:p>
                <draw:g>
                  <svg:desc>Cosine.H5:Cosine.H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9619472">
                <text:p>0.99619472</text:p>
              </table:table-cell>
              <table:table-cell office:value-type="float" office:value="0.96592635">
                <text:p>0.96592635</text:p>
              </table:table-cell>
              <table:table-cell office:value-type="float" office:value="0.86605406">
                <text:p>0.86605406</text:p>
              </table:table-cell>
              <table:table-cell office:value-type="float" office:value="0.70742965">
                <text:p>0.70742965</text:p>
              </table:table-cell>
              <table:table-cell office:value-type="float" office:value="0.5017969">
                <text:p>0.5017969</text:p>
              </table:table-cell>
              <table:table-cell office:value-type="float" office:value="0.26559731">
                <text:p>0.26559731</text:p>
              </table:table-cell>
              <table:table-cell office:value-type="float" office:value="0.01997009">
                <text:p>0.0199700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9619472">
                <text:p>0.99619472</text:p>
              </table:table-cell>
              <table:table-cell office:value-type="float" office:value="0.96592587">
                <text:p>0.96592587</text:p>
              </table:table-cell>
              <table:table-cell office:value-type="float" office:value="0.86602557">
                <text:p>0.86602557</text:p>
              </table:table-cell>
              <table:table-cell office:value-type="float" office:value="0.70710725">
                <text:p>0.70710725</text:p>
              </table:table-cell>
              <table:table-cell office:value-type="float" office:value="0.50000072">
                <text:p>0.50000072</text:p>
              </table:table-cell>
              <table:table-cell office:value-type="float" office:value="0.25881994">
                <text:p>0.25881994</text:p>
              </table:table-cell>
              <table:table-cell office:value-type="float" office:value="0.00000076">
                <text:p>0.0000007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619472">
                <text:p>0.99619472</text:p>
              </table:table-cell>
              <table:table-cell office:value-type="float" office:value="0.96592587">
                <text:p>0.96592587</text:p>
              </table:table-cell>
              <table:table-cell office:value-type="float" office:value="0.86602557">
                <text:p>0.86602557</text:p>
              </table:table-cell>
              <table:table-cell office:value-type="float" office:value="0.70710725">
                <text:p>0.70710725</text:p>
              </table:table-cell>
              <table:table-cell office:value-type="float" office:value="0.50000072">
                <text:p>0.50000072</text:p>
              </table:table-cell>
              <table:table-cell office:value-type="float" office:value="0.25882">
                <text:p>0.25882</text:p>
              </table:table-cell>
              <table:table-cell office:value-type="float" office:value="0.00000123">
                <text:p>0.0000012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9619472">
                <text:p>0.99619472</text:p>
              </table:table-cell>
              <table:table-cell office:value-type="float" office:value="0.96592587">
                <text:p>0.96592587</text:p>
              </table:table-cell>
              <table:table-cell office:value-type="float" office:value="0.86602557">
                <text:p>0.86602557</text:p>
              </table:table-cell>
              <table:table-cell office:value-type="float" office:value="0.70710725">
                <text:p>0.70710725</text:p>
              </table:table-cell>
              <table:table-cell office:value-type="float" office:value="0.50000072">
                <text:p>0.50000072</text:p>
              </table:table-cell>
              <table:table-cell office:value-type="float" office:value="0.25882">
                <text:p>0.25882</text:p>
              </table:table-cell>
              <table:table-cell office:value-type="float" office:value="0.00000123">
                <text:p>0.0000012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9619472">
                <text:p>0.99619472</text:p>
              </table:table-cell>
              <table:table-cell office:value-type="float" office:value="0.96592587">
                <text:p>0.96592587</text:p>
              </table:table-cell>
              <table:table-cell office:value-type="float" office:value="0.86602557">
                <text:p>0.86602557</text:p>
              </table:table-cell>
              <table:table-cell office:value-type="float" office:value="0.70710725">
                <text:p>0.70710725</text:p>
              </table:table-cell>
              <table:table-cell office:value-type="float" office:value="0.50000072">
                <text:p>0.50000072</text:p>
              </table:table-cell>
              <table:table-cell office:value-type="float" office:value="0.25882">
                <text:p>0.25882</text:p>
              </table:table-cell>
              <table:table-cell office:value-type="float" office:value="0.00000123">
                <text:p>0.0000012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9619472">
                <text:p>0.99619472</text:p>
              </table:table-cell>
              <table:table-cell office:value-type="float" office:value="0.96592587">
                <text:p>0.96592587</text:p>
              </table:table-cell>
              <table:table-cell office:value-type="float" office:value="0.86602557">
                <text:p>0.86602557</text:p>
              </table:table-cell>
              <table:table-cell office:value-type="float" office:value="0.70710725">
                <text:p>0.70710725</text:p>
              </table:table-cell>
              <table:table-cell office:value-type="float" office:value="0.50000072">
                <text:p>0.50000072</text:p>
              </table:table-cell>
              <table:table-cell office:value-type="float" office:value="0.25882">
                <text:p>0.25882</text:p>
              </table:table-cell>
              <table:table-cell office:value-type="float" office:value="0.00000123">
                <text:p>0.000001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16cm" svg:y="0.316cm" chart:style-name="ch2">
          <text:p>Cos: Run Time v/s Angle </text:p>
        </chart:title>
        <chart:subtitle svg:x="5.998cm" svg:y="1.275cm" chart:style-name="ch3">
          <text:p>For varying n [1, 1000]</text:p>
        </chart:subtitle>
        <chart:legend chart:legend-position="end" svg:x="13.915cm" svg:y="2.707cm" style:legend-expansion="high" chart:style-name="ch4"/>
        <chart:plot-area chart:style-name="ch5" table:cell-range-address="Cosine.K4:Cosine.R13" chart:data-source-has-labels="both" svg:x="1.331cm" svg:y="2.138cm" svg:width="12.264cm" svg:height="5.701cm">
          <chartooo:coordinate-region svg:x="2.243cm" svg:y="2.337cm" svg:width="11.352cm" svg:height="4.855cm"/>
          <chart:axis chart:dimension="x" chart:name="primary-x" chart:style-name="ch6" chartooo:axis-type="auto">
            <chartooo:date-scale/>
            <chart:title svg:x="6.149cm" svg:y="8.019cm" chart:style-name="ch7">
              <text:p>Angle (in degree)</text:p>
            </chart:title>
            <chart:categories table:cell-range-address="Cosine.L4:Cosine.R6"/>
            <chart:grid chart:style-name="ch8" chart:class="major"/>
          </chart:axis>
          <chart:axis chart:dimension="y" chart:name="primary-y" chart:style-name="ch6">
            <chart:title svg:x="0.451cm" svg:y="6.249cm" chart:style-name="ch9">
              <text:p>Run Time (in ms)</text:p>
            </chart:title>
            <chart:grid chart:style-name="ch8" chart:class="major"/>
          </chart:axis>
          <chart:series chart:style-name="ch10" chart:values-cell-range-address="Cosine.L7:Cosine.R7" chart:label-cell-address="Cosine.K7:Cosine.K7" chart:class="chart:line">
            <chart:data-point chart:repeated="7"/>
          </chart:series>
          <chart:series chart:style-name="ch11" chart:values-cell-range-address="Cosine.L8:Cosine.R8" chart:label-cell-address="Cosine.K8:Cosine.K8" chart:class="chart:line">
            <chart:data-point chart:repeated="7"/>
          </chart:series>
          <chart:series chart:style-name="ch12" chart:values-cell-range-address="Cosine.L9:Cosine.R9" chart:label-cell-address="Cosine.K9:Cosine.K9" chart:class="chart:line">
            <chart:data-point chart:repeated="7"/>
          </chart:series>
          <chart:series chart:style-name="ch13" chart:values-cell-range-address="Cosine.L10:Cosine.R10" chart:label-cell-address="Cosine.K10:Cosine.K10" chart:class="chart:line">
            <chart:data-point chart:repeated="7"/>
          </chart:series>
          <chart:series chart:style-name="ch14" chart:values-cell-range-address="Cosine.L11:Cosine.R11" chart:label-cell-address="Cosine.K11:Cosine.K11" chart:class="chart:line">
            <chart:data-point chart:repeated="7"/>
          </chart:series>
          <chart:series chart:style-name="ch15" chart:values-cell-range-address="Cosine.L12:Cosine.R12" chart:label-cell-address="Cosine.K12:Cosine.K12" chart:class="chart:line">
            <chart:data-point chart:repeated="7"/>
          </chart:series>
          <chart:series chart:style-name="ch16" chart:values-cell-range-address="Cosine.L13:Cosine.R13" chart:label-cell-address="Cosine.K13:Cosine.K13" chart:class="chart:line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sine.L4:Cosine.R6</svg:desc>
                </draw:g>
              </table:table-cell>
              <table:table-cell office:value-type="float" office:value="15">
                <text:p>1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">
                <text:p>7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0">
                <text:p>9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Cosine.K7:Cosine.K7</svg:desc>
                </draw:g>
              </table:table-cell>
              <table:table-cell office:value-type="float" office:value="0.253">
                <text:p>0.253</text:p>
                <draw:g>
                  <svg:desc>Cosine.L7:Cosine.R7</svg:desc>
                </draw:g>
              </table:table-cell>
              <table:table-cell office:value-type="float" office:value="0.244">
                <text:p>0.244</text:p>
              </table:table-cell>
              <table:table-cell office:value-type="float" office:value="0.264">
                <text:p>0.264</text:p>
              </table:table-cell>
              <table:table-cell office:value-type="float" office:value="0.227">
                <text:p>0.227</text:p>
              </table:table-cell>
              <table:table-cell office:value-type="float" office:value="0.222">
                <text:p>0.222</text:p>
              </table:table-cell>
              <table:table-cell office:value-type="float" office:value="0.262">
                <text:p>0.262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2</text:p>
                <draw:g>
                  <svg:desc>Cosine.K8:Cosine.K8</svg:desc>
                </draw:g>
              </table:table-cell>
              <table:table-cell office:value-type="float" office:value="0.262">
                <text:p>0.262</text:p>
                <draw:g>
                  <svg:desc>Cosine.L8:Cosine.R8</svg:desc>
                </draw:g>
              </table:table-cell>
              <table:table-cell office:value-type="float" office:value="0.266">
                <text:p>0.266</text:p>
              </table:table-cell>
              <table:table-cell office:value-type="float" office:value="0.263">
                <text:p>0.263</text:p>
              </table:table-cell>
              <table:table-cell office:value-type="float" office:value="0.265">
                <text:p>0.265</text:p>
              </table:table-cell>
              <table:table-cell office:value-type="float" office:value="0.267">
                <text:p>0.267</text:p>
              </table:table-cell>
              <table:table-cell office:value-type="float" office:value="0.271">
                <text:p>0.271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5</text:p>
                <draw:g>
                  <svg:desc>Cosine.K9:Cosine.K9</svg:desc>
                </draw:g>
              </table:table-cell>
              <table:table-cell office:value-type="float" office:value="0.291">
                <text:p>0.291</text:p>
                <draw:g>
                  <svg:desc>Cosine.L9:Cosine.R9</svg:desc>
                </draw:g>
              </table:table-cell>
              <table:table-cell office:value-type="float" office:value="0.304">
                <text:p>0.304</text:p>
              </table:table-cell>
              <table:table-cell office:value-type="float" office:value="0.297">
                <text:p>0.297</text:p>
              </table:table-cell>
              <table:table-cell office:value-type="float" office:value="0.296">
                <text:p>0.296</text:p>
              </table:table-cell>
              <table:table-cell office:value-type="float" office:value="0.307">
                <text:p>0.307</text:p>
              </table:table-cell>
              <table:table-cell office:value-type="float" office:value="0.305">
                <text:p>0.305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50</text:p>
                <draw:g>
                  <svg:desc>Cosine.K10:Cosine.K10</svg:desc>
                </draw:g>
              </table:table-cell>
              <table:table-cell office:value-type="float" office:value="0.303">
                <text:p>0.303</text:p>
                <draw:g>
                  <svg:desc>Cosine.L10:Cosine.R10</svg:desc>
                </draw:g>
              </table:table-cell>
              <table:table-cell office:value-type="float" office:value="0.31">
                <text:p>0.31</text:p>
              </table:table-cell>
              <table:table-cell office:value-type="float" office:value="0.303">
                <text:p>0.303</text:p>
              </table:table-cell>
              <table:table-cell office:value-type="float" office:value="0.308">
                <text:p>0.308</text:p>
              </table:table-cell>
              <table:table-cell office:value-type="float" office:value="0.309">
                <text:p>0.309</text:p>
              </table:table-cell>
              <table:table-cell office:value-type="float" office:value="0.316">
                <text:p>0.31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150</text:p>
                <draw:g>
                  <svg:desc>Cosine.K11:Cosine.K11</svg:desc>
                </draw:g>
              </table:table-cell>
              <table:table-cell office:value-type="float" office:value="0.325">
                <text:p>0.325</text:p>
                <draw:g>
                  <svg:desc>Cosine.L11:Cosine.R11</svg:desc>
                </draw:g>
              </table:table-cell>
              <table:table-cell office:value-type="float" office:value="0.319">
                <text:p>0.319</text:p>
              </table:table-cell>
              <table:table-cell office:value-type="float" office:value="0.336">
                <text:p>0.336</text:p>
              </table:table-cell>
              <table:table-cell office:value-type="float" office:value="0.309">
                <text:p>0.309</text:p>
              </table:table-cell>
              <table:table-cell office:value-type="float" office:value="0.319">
                <text:p>0.319</text:p>
              </table:table-cell>
              <table:table-cell office:value-type="float" office:value="0.324">
                <text:p>0.324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500</text:p>
                <draw:g>
                  <svg:desc>Cosine.K12:Cosine.K12</svg:desc>
                </draw:g>
              </table:table-cell>
              <table:table-cell office:value-type="float" office:value="0.346">
                <text:p>0.346</text:p>
                <draw:g>
                  <svg:desc>Cosine.L12:Cosine.R12</svg:desc>
                </draw:g>
              </table:table-cell>
              <table:table-cell office:value-type="float" office:value="0.351">
                <text:p>0.351</text:p>
              </table:table-cell>
              <table:table-cell office:value-type="float" office:value="0.352">
                <text:p>0.352</text:p>
              </table:table-cell>
              <table:table-cell office:value-type="float" office:value="0.313">
                <text:p>0.313</text:p>
              </table:table-cell>
              <table:table-cell office:value-type="float" office:value="0.346">
                <text:p>0.346</text:p>
              </table:table-cell>
              <table:table-cell office:value-type="float" office:value="0.356">
                <text:p>0.356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1000</text:p>
                <draw:g>
                  <svg:desc>Cosine.K13:Cosine.K13</svg:desc>
                </draw:g>
              </table:table-cell>
              <table:table-cell office:value-type="float" office:value="0.392">
                <text:p>0.392</text:p>
                <draw:g>
                  <svg:desc>Cosine.L13:Cosine.R13</svg:desc>
                </draw:g>
              </table:table-cell>
              <table:table-cell office:value-type="float" office:value="0.398">
                <text:p>0.398</text:p>
              </table:table-cell>
              <table:table-cell office:value-type="float" office:value="0.397">
                <text:p>0.397</text:p>
              </table:table-cell>
              <table:table-cell office:value-type="float" office:value="0.381">
                <text:p>0.381</text:p>
              </table:table-cell>
              <table:table-cell office:value-type="float" office:value="0.397">
                <text:p>0.397</text:p>
              </table:table-cell>
              <table:table-cell office:value-type="float" office:value="0.379">
                <text:p>0.379</text:p>
              </table:table-cell>
              <table:table-cell office:value-type="float" office:value="0.395">
                <text:p>0.3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35cm" svg:y="0.316cm" chart:style-name="ch2">
          <text:p>Run Time v/s n</text:p>
        </chart:title>
        <chart:subtitle svg:x="5.853cm" svg:y="1.275cm" chart:style-name="ch3">
          <text:p>For varying angle [5, 90]</text:p>
        </chart:subtitle>
        <chart:legend chart:legend-position="end" svg:x="14.074cm" svg:y="2.707cm" style:legend-expansion="high" chart:style-name="ch4"/>
        <chart:plot-area chart:style-name="ch5" table:cell-range-address="Cosine.K4:Cosine.R13" chart:data-source-has-labels="both" svg:x="1.331cm" svg:y="2.138cm" svg:width="12.423cm" svg:height="5.701cm">
          <chartooo:coordinate-region svg:x="2.243cm" svg:y="2.338cm" svg:width="11.139cm" svg:height="4.854cm"/>
          <chart:axis chart:dimension="x" chart:name="primary-x" chart:style-name="ch6" chartooo:axis-type="auto">
            <chartooo:date-scale/>
            <chart:title svg:x="6.056cm" svg:y="8.019cm" chart:style-name="ch7">
              <text:p>n (Number of terms)</text:p>
            </chart:title>
            <chart:categories table:cell-range-address="Cosine.K7:Cosine.K13"/>
            <chart:grid chart:style-name="ch8" chart:class="major"/>
          </chart:axis>
          <chart:axis chart:dimension="y" chart:name="primary-y" chart:style-name="ch6">
            <chart:title svg:x="0.451cm" svg:y="6.249cm" chart:style-name="ch9">
              <text:p>Run Time (in ms)</text:p>
            </chart:title>
            <chart:grid chart:style-name="ch8" chart:class="major"/>
          </chart:axis>
          <chart:series chart:style-name="ch10" chart:values-cell-range-address="Cosine.L7:Cosine.L13" chart:label-cell-address="Cosine.L4:Cosine.L6" chart:class="chart:line">
            <chart:data-point chart:repeated="7"/>
          </chart:series>
          <chart:series chart:style-name="ch11" chart:values-cell-range-address="Cosine.M7:Cosine.M13" chart:label-cell-address="Cosine.M4:Cosine.M6" chart:class="chart:line">
            <chart:data-point chart:repeated="7"/>
          </chart:series>
          <chart:series chart:style-name="ch12" chart:values-cell-range-address="Cosine.N7:Cosine.N13" chart:label-cell-address="Cosine.N4:Cosine.N6" chart:class="chart:line">
            <chart:data-point chart:repeated="7"/>
          </chart:series>
          <chart:series chart:style-name="ch13" chart:values-cell-range-address="Cosine.O7:Cosine.O13" chart:label-cell-address="Cosine.O4:Cosine.O6" chart:class="chart:line">
            <chart:data-point chart:repeated="7"/>
          </chart:series>
          <chart:series chart:style-name="ch14" chart:values-cell-range-address="Cosine.P7:Cosine.P13" chart:label-cell-address="Cosine.P4:Cosine.P6" chart:class="chart:line">
            <chart:data-point chart:repeated="7"/>
          </chart:series>
          <chart:series chart:style-name="ch15" chart:values-cell-range-address="Cosine.Q7:Cosine.Q13" chart:label-cell-address="Cosine.Q4:Cosine.Q6" chart:class="chart:line">
            <chart:data-point chart:repeated="7"/>
          </chart:series>
          <chart:series chart:style-name="ch16" chart:values-cell-range-address="Cosine.R7:Cosine.R13" chart:label-cell-address="Cosine.R4:Cosine.R6" chart:class="chart:line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text:list>
                  <text:list-item>
                    <text:p>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sine.L4:Cosine.L6</svg:desc>
                </draw:g>
              </table:table-cell>
              <table:table-cell office:value-type="string">
                <text:p>15</text:p>
                <text:list>
                  <text:list-item>
                    <text:p>1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sine.M4:Cosine.M6</svg:desc>
                </draw:g>
              </table:table-cell>
              <table:table-cell office:value-type="string">
                <text:p>30</text:p>
                <text:list>
                  <text:list-item>
                    <text:p>3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sine.N4:Cosine.N6</svg:desc>
                </draw:g>
              </table:table-cell>
              <table:table-cell office:value-type="string">
                <text:p>45</text:p>
                <text:list>
                  <text:list-item>
                    <text:p>4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sine.O4:Cosine.O6</svg:desc>
                </draw:g>
              </table:table-cell>
              <table:table-cell office:value-type="string">
                <text:p>60</text:p>
                <text:list>
                  <text:list-item>
                    <text:p>6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sine.P4:Cosine.P6</svg:desc>
                </draw:g>
              </table:table-cell>
              <table:table-cell office:value-type="string">
                <text:p>75</text:p>
                <text:list>
                  <text:list-item>
                    <text:p>7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sine.Q4:Cosine.Q6</svg:desc>
                </draw:g>
              </table:table-cell>
              <table:table-cell office:value-type="string">
                <text:p>90</text:p>
                <text:list>
                  <text:list-item>
                    <text:p>9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sine.R4:Cosine.R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sine.K7:Cosine.K13</svg:desc>
                </draw:g>
              </table:table-cell>
              <table:table-cell office:value-type="float" office:value="0.253">
                <text:p>0.253</text:p>
                <draw:g>
                  <svg:desc>Cosine.L7:Cosine.L13</svg:desc>
                </draw:g>
              </table:table-cell>
              <table:table-cell office:value-type="float" office:value="0.244">
                <text:p>0.244</text:p>
                <draw:g>
                  <svg:desc>Cosine.M7:Cosine.M13</svg:desc>
                </draw:g>
              </table:table-cell>
              <table:table-cell office:value-type="float" office:value="0.264">
                <text:p>0.264</text:p>
                <draw:g>
                  <svg:desc>Cosine.N7:Cosine.N13</svg:desc>
                </draw:g>
              </table:table-cell>
              <table:table-cell office:value-type="float" office:value="0.227">
                <text:p>0.227</text:p>
                <draw:g>
                  <svg:desc>Cosine.O7:Cosine.O13</svg:desc>
                </draw:g>
              </table:table-cell>
              <table:table-cell office:value-type="float" office:value="0.222">
                <text:p>0.222</text:p>
                <draw:g>
                  <svg:desc>Cosine.P7:Cosine.P13</svg:desc>
                </draw:g>
              </table:table-cell>
              <table:table-cell office:value-type="float" office:value="0.262">
                <text:p>0.262</text:p>
                <draw:g>
                  <svg:desc>Cosine.Q7:Cosine.Q13</svg:desc>
                </draw:g>
              </table:table-cell>
              <table:table-cell office:value-type="float" office:value="0.244">
                <text:p>0.244</text:p>
                <draw:g>
                  <svg:desc>Cosine.R7:Cosine.R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62">
                <text:p>0.262</text:p>
              </table:table-cell>
              <table:table-cell office:value-type="float" office:value="0.266">
                <text:p>0.266</text:p>
              </table:table-cell>
              <table:table-cell office:value-type="float" office:value="0.263">
                <text:p>0.263</text:p>
              </table:table-cell>
              <table:table-cell office:value-type="float" office:value="0.265">
                <text:p>0.265</text:p>
              </table:table-cell>
              <table:table-cell office:value-type="float" office:value="0.267">
                <text:p>0.267</text:p>
              </table:table-cell>
              <table:table-cell office:value-type="float" office:value="0.271">
                <text:p>0.271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91">
                <text:p>0.291</text:p>
              </table:table-cell>
              <table:table-cell office:value-type="float" office:value="0.304">
                <text:p>0.304</text:p>
              </table:table-cell>
              <table:table-cell office:value-type="float" office:value="0.297">
                <text:p>0.297</text:p>
              </table:table-cell>
              <table:table-cell office:value-type="float" office:value="0.296">
                <text:p>0.296</text:p>
              </table:table-cell>
              <table:table-cell office:value-type="float" office:value="0.307">
                <text:p>0.307</text:p>
              </table:table-cell>
              <table:table-cell office:value-type="float" office:value="0.305">
                <text:p>0.305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03">
                <text:p>0.303</text:p>
              </table:table-cell>
              <table:table-cell office:value-type="float" office:value="0.31">
                <text:p>0.31</text:p>
              </table:table-cell>
              <table:table-cell office:value-type="float" office:value="0.303">
                <text:p>0.303</text:p>
              </table:table-cell>
              <table:table-cell office:value-type="float" office:value="0.308">
                <text:p>0.308</text:p>
              </table:table-cell>
              <table:table-cell office:value-type="float" office:value="0.309">
                <text:p>0.309</text:p>
              </table:table-cell>
              <table:table-cell office:value-type="float" office:value="0.316">
                <text:p>0.31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25">
                <text:p>0.325</text:p>
              </table:table-cell>
              <table:table-cell office:value-type="float" office:value="0.319">
                <text:p>0.319</text:p>
              </table:table-cell>
              <table:table-cell office:value-type="float" office:value="0.336">
                <text:p>0.336</text:p>
              </table:table-cell>
              <table:table-cell office:value-type="float" office:value="0.309">
                <text:p>0.309</text:p>
              </table:table-cell>
              <table:table-cell office:value-type="float" office:value="0.319">
                <text:p>0.319</text:p>
              </table:table-cell>
              <table:table-cell office:value-type="float" office:value="0.324">
                <text:p>0.324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46">
                <text:p>0.346</text:p>
              </table:table-cell>
              <table:table-cell office:value-type="float" office:value="0.351">
                <text:p>0.351</text:p>
              </table:table-cell>
              <table:table-cell office:value-type="float" office:value="0.352">
                <text:p>0.352</text:p>
              </table:table-cell>
              <table:table-cell office:value-type="float" office:value="0.313">
                <text:p>0.313</text:p>
              </table:table-cell>
              <table:table-cell office:value-type="float" office:value="0.346">
                <text:p>0.346</text:p>
              </table:table-cell>
              <table:table-cell office:value-type="float" office:value="0.356">
                <text:p>0.356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92">
                <text:p>0.392</text:p>
              </table:table-cell>
              <table:table-cell office:value-type="float" office:value="0.398">
                <text:p>0.398</text:p>
              </table:table-cell>
              <table:table-cell office:value-type="float" office:value="0.397">
                <text:p>0.397</text:p>
              </table:table-cell>
              <table:table-cell office:value-type="float" office:value="0.381">
                <text:p>0.381</text:p>
              </table:table-cell>
              <table:table-cell office:value-type="float" office:value="0.397">
                <text:p>0.397</text:p>
              </table:table-cell>
              <table:table-cell office:value-type="float" office:value="0.379">
                <text:p>0.379</text:p>
              </table:table-cell>
              <table:table-cell office:value-type="float" office:value="0.395">
                <text:p>0.3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85cm" svg:y="0.316cm" chart:style-name="ch2">
          <text:p>Sin() v/s n</text:p>
        </chart:title>
        <chart:subtitle svg:x="5.456cm" svg:y="1.275cm" chart:style-name="ch3">
          <text:p>For varying angle (in degree)</text:p>
        </chart:subtitle>
        <chart:legend chart:legend-position="end" svg:x="14.286cm" svg:y="2.707cm" style:legend-expansion="high" chart:style-name="ch4"/>
        <chart:plot-area chart:style-name="ch5" table:cell-range-address="Sine.A3:Sine.H11 Sine.B2:Sine.H2" chart:data-source-has-labels="both" svg:x="1.331cm" svg:y="2.138cm" svg:width="12.635cm" svg:height="5.701cm">
          <chartooo:coordinate-region svg:x="2.058cm" svg:y="2.338cm" svg:width="11.536cm" svg:height="4.854cm"/>
          <chart:axis chart:dimension="x" chart:name="primary-x" chart:style-name="ch6" chartooo:axis-type="auto">
            <chartooo:date-scale/>
            <chart:title svg:x="6.162cm" svg:y="8.019cm" chart:style-name="ch7">
              <text:p>n (Number of terms)</text:p>
            </chart:title>
            <chart:categories table:cell-range-address="Sine.A3:Sine.A11"/>
            <chart:grid chart:style-name="ch8" chart:class="major"/>
          </chart:axis>
          <chart:axis chart:dimension="y" chart:name="primary-y" chart:style-name="ch6">
            <chart:title svg:x="0.451cm" svg:y="5.389cm" chart:style-name="ch9">
              <text:p>Sin()</text:p>
            </chart:title>
            <chart:grid chart:style-name="ch8" chart:class="major"/>
          </chart:axis>
          <chart:series chart:style-name="ch10" chart:values-cell-range-address="Sine.B3:Sine.B11" chart:label-cell-address="Sine.B2:Sine.B2" chart:class="chart:line">
            <chart:data-point chart:repeated="9"/>
          </chart:series>
          <chart:series chart:style-name="ch11" chart:values-cell-range-address="Sine.C3:Sine.C11" chart:label-cell-address="Sine.C2:Sine.C2" chart:class="chart:line">
            <chart:data-point chart:repeated="9"/>
          </chart:series>
          <chart:series chart:style-name="ch12" chart:values-cell-range-address="Sine.D3:Sine.D11" chart:label-cell-address="Sine.D2:Sine.D2" chart:class="chart:line">
            <chart:data-point chart:repeated="9"/>
          </chart:series>
          <chart:series chart:style-name="ch13" chart:values-cell-range-address="Sine.E3:Sine.E11" chart:label-cell-address="Sine.E2:Sine.E2" chart:class="chart:line">
            <chart:data-point chart:repeated="9"/>
          </chart:series>
          <chart:series chart:style-name="ch14" chart:values-cell-range-address="Sine.F3:Sine.F11" chart:label-cell-address="Sine.F2:Sine.F2" chart:class="chart:line">
            <chart:data-point chart:repeated="9"/>
          </chart:series>
          <chart:series chart:style-name="ch15" chart:values-cell-range-address="Sine.G3:Sine.G11" chart:label-cell-address="Sine.G2:Sine.G2" chart:class="chart:line">
            <chart:data-point chart:repeated="9"/>
          </chart:series>
          <chart:series chart:style-name="ch16" chart:values-cell-range-address="Sine.H3:Sine.H11" chart:label-cell-address="Sine.H2:Sine.H2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Sine.B2:Sine.B2</svg:desc>
                </draw:g>
              </table:table-cell>
              <table:table-cell office:value-type="string">
                <text:p>15</text:p>
                <draw:g>
                  <svg:desc>Sine.C2:Sine.C2</svg:desc>
                </draw:g>
              </table:table-cell>
              <table:table-cell office:value-type="string">
                <text:p>30</text:p>
                <draw:g>
                  <svg:desc>Sine.D2:Sine.D2</svg:desc>
                </draw:g>
              </table:table-cell>
              <table:table-cell office:value-type="string">
                <text:p>45</text:p>
                <draw:g>
                  <svg:desc>Sine.E2:Sine.E2</svg:desc>
                </draw:g>
              </table:table-cell>
              <table:table-cell office:value-type="string">
                <text:p>60</text:p>
                <draw:g>
                  <svg:desc>Sine.F2:Sine.F2</svg:desc>
                </draw:g>
              </table:table-cell>
              <table:table-cell office:value-type="string">
                <text:p>75</text:p>
                <draw:g>
                  <svg:desc>Sine.G2:Sine.G2</svg:desc>
                </draw:g>
              </table:table-cell>
              <table:table-cell office:value-type="string">
                <text:p>90</text:p>
                <draw:g>
                  <svg:desc>Sine.H2:Sine.H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ine.A3:Sine.A11</svg:desc>
                </draw:g>
              </table:table-cell>
              <table:table-cell office:value-type="float" office:value="0.08726639">
                <text:p>0.08726639</text:p>
                <draw:g>
                  <svg:desc>Sine.B3:Sine.B11</svg:desc>
                </draw:g>
              </table:table-cell>
              <table:table-cell office:value-type="float" office:value="0.26179916">
                <text:p>0.26179916</text:p>
                <draw:g>
                  <svg:desc>Sine.C3:Sine.C11</svg:desc>
                </draw:g>
              </table:table-cell>
              <table:table-cell office:value-type="float" office:value="0.52359831">
                <text:p>0.52359831</text:p>
                <draw:g>
                  <svg:desc>Sine.D3:Sine.D11</svg:desc>
                </draw:g>
              </table:table-cell>
              <table:table-cell office:value-type="float" office:value="0.78539753">
                <text:p>0.78539753</text:p>
                <draw:g>
                  <svg:desc>Sine.E3:Sine.E11</svg:desc>
                </draw:g>
              </table:table-cell>
              <table:table-cell office:value-type="float" office:value="1.04719663">
                <text:p>1.04719663</text:p>
                <draw:g>
                  <svg:desc>Sine.F3:Sine.F11</svg:desc>
                </draw:g>
              </table:table-cell>
              <table:table-cell office:value-type="float" office:value="1.30899584">
                <text:p>1.30899584</text:p>
                <draw:g>
                  <svg:desc>Sine.G3:Sine.G11</svg:desc>
                </draw:g>
              </table:table-cell>
              <table:table-cell office:value-type="float" office:value="1.57079506">
                <text:p>1.57079506</text:p>
                <draw:g>
                  <svg:desc>Sine.H3:Sine.H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8715563">
                <text:p>0.08715563</text:p>
              </table:table-cell>
              <table:table-cell office:value-type="float" office:value="0.25880858">
                <text:p>0.25880858</text:p>
              </table:table-cell>
              <table:table-cell office:value-type="float" office:value="0.49967378">
                <text:p>0.49967378</text:p>
              </table:table-cell>
              <table:table-cell office:value-type="float" office:value="0.70465219">
                <text:p>0.70465219</text:p>
              </table:table-cell>
              <table:table-cell office:value-type="float" office:value="0.85580033">
                <text:p>0.85580033</text:p>
              </table:table-cell>
              <table:table-cell office:value-type="float" office:value="0.93517497">
                <text:p>0.93517497</text:p>
              </table:table-cell>
              <table:table-cell office:value-type="float" office:value="0.92483252">
                <text:p>0.924832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8715567">
                <text:p>0.08715567</text:p>
              </table:table-cell>
              <table:table-cell office:value-type="float" office:value="0.25881884">
                <text:p>0.25881884</text:p>
              </table:table-cell>
              <table:table-cell office:value-type="float" office:value="0.50000173">
                <text:p>0.50000173</text:p>
              </table:table-cell>
              <table:table-cell office:value-type="float" office:value="0.70714259">
                <text:p>0.70714259</text:p>
              </table:table-cell>
              <table:table-cell office:value-type="float" office:value="0.8662948">
                <text:p>0.8662948</text:p>
              </table:table-cell>
              <table:table-cell office:value-type="float" office:value="0.96720147">
                <text:p>0.96720147</text:p>
              </table:table-cell>
              <table:table-cell office:value-type="float" office:value="1.00452483">
                <text:p>1.004524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8715567">
                <text:p>0.08715567</text:p>
              </table:table-cell>
              <table:table-cell office:value-type="float" office:value="0.25881881">
                <text:p>0.25881881</text:p>
              </table:table-cell>
              <table:table-cell office:value-type="float" office:value="0.49999958">
                <text:p>0.49999958</text:p>
              </table:table-cell>
              <table:table-cell office:value-type="float" office:value="0.70710629">
                <text:p>0.70710629</text:p>
              </table:table-cell>
              <table:table-cell office:value-type="float" office:value="0.86602491">
                <text:p>0.86602491</text:p>
              </table:table-cell>
              <table:table-cell office:value-type="float" office:value="0.96592551">
                <text:p>0.96592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8715567">
                <text:p>0.08715567</text:p>
              </table:table-cell>
              <table:table-cell office:value-type="float" office:value="0.25881881">
                <text:p>0.25881881</text:p>
              </table:table-cell>
              <table:table-cell office:value-type="float" office:value="0.49999958">
                <text:p>0.49999958</text:p>
              </table:table-cell>
              <table:table-cell office:value-type="float" office:value="0.70710629">
                <text:p>0.70710629</text:p>
              </table:table-cell>
              <table:table-cell office:value-type="float" office:value="0.86602491">
                <text:p>0.86602491</text:p>
              </table:table-cell>
              <table:table-cell office:value-type="float" office:value="0.96592551">
                <text:p>0.96592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8715567">
                <text:p>0.08715567</text:p>
              </table:table-cell>
              <table:table-cell office:value-type="float" office:value="0.25881881">
                <text:p>0.25881881</text:p>
              </table:table-cell>
              <table:table-cell office:value-type="float" office:value="0.49999958">
                <text:p>0.49999958</text:p>
              </table:table-cell>
              <table:table-cell office:value-type="float" office:value="0.70710629">
                <text:p>0.70710629</text:p>
              </table:table-cell>
              <table:table-cell office:value-type="float" office:value="0.86602491">
                <text:p>0.86602491</text:p>
              </table:table-cell>
              <table:table-cell office:value-type="float" office:value="0.96592551">
                <text:p>0.96592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8715567">
                <text:p>0.08715567</text:p>
              </table:table-cell>
              <table:table-cell office:value-type="float" office:value="0.25881881">
                <text:p>0.25881881</text:p>
              </table:table-cell>
              <table:table-cell office:value-type="float" office:value="0.49999958">
                <text:p>0.49999958</text:p>
              </table:table-cell>
              <table:table-cell office:value-type="float" office:value="0.70710629">
                <text:p>0.70710629</text:p>
              </table:table-cell>
              <table:table-cell office:value-type="float" office:value="0.86602491">
                <text:p>0.86602491</text:p>
              </table:table-cell>
              <table:table-cell office:value-type="float" office:value="0.96592551">
                <text:p>0.96592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8715567">
                <text:p>0.08715567</text:p>
              </table:table-cell>
              <table:table-cell office:value-type="float" office:value="0.25881881">
                <text:p>0.25881881</text:p>
              </table:table-cell>
              <table:table-cell office:value-type="float" office:value="0.49999958">
                <text:p>0.49999958</text:p>
              </table:table-cell>
              <table:table-cell office:value-type="float" office:value="0.70710629">
                <text:p>0.70710629</text:p>
              </table:table-cell>
              <table:table-cell office:value-type="float" office:value="0.86602491">
                <text:p>0.86602491</text:p>
              </table:table-cell>
              <table:table-cell office:value-type="float" office:value="0.96592551">
                <text:p>0.96592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715567">
                <text:p>0.08715567</text:p>
              </table:table-cell>
              <table:table-cell office:value-type="float" office:value="0.25881881">
                <text:p>0.25881881</text:p>
              </table:table-cell>
              <table:table-cell office:value-type="float" office:value="0.49999958">
                <text:p>0.49999958</text:p>
              </table:table-cell>
              <table:table-cell office:value-type="float" office:value="0.70710629">
                <text:p>0.70710629</text:p>
              </table:table-cell>
              <table:table-cell office:value-type="float" office:value="0.86602491">
                <text:p>0.86602491</text:p>
              </table:table-cell>
              <table:table-cell office:value-type="float" office:value="0.96592551">
                <text:p>0.9659255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26cm" svg:y="0.316cm" chart:style-name="ch2">
          <text:p>exp(z) v/s n</text:p>
        </chart:title>
        <chart:subtitle svg:x="6.805cm" svg:y="1.275cm" chart:style-name="ch3">
          <text:p>For z = {1, 2}</text:p>
        </chart:subtitle>
        <chart:legend chart:legend-position="end" svg:x="14.365cm" svg:y="3.952cm" style:legend-expansion="high" chart:style-name="ch4"/>
        <chart:plot-area chart:style-name="ch5" table:cell-range-address="Exp.A4:Exp.A10 Exp.B2:Exp.C3 Sheet4.A1:Sheet4.B7" chart:data-source-has-labels="both" svg:x="1.331cm" svg:y="2.138cm" svg:width="12.714cm" svg:height="5.701cm">
          <chartooo:coordinate-region svg:x="1.767cm" svg:y="2.337cm" svg:width="11.906cm" svg:height="4.855cm"/>
          <chart:axis chart:dimension="x" chart:name="primary-x" chart:style-name="ch6" chartooo:axis-type="auto">
            <chartooo:date-scale/>
            <chart:title svg:x="6.202cm" svg:y="8.019cm" chart:style-name="ch7">
              <text:p>n (Number of terms)</text:p>
            </chart:title>
            <chart:categories table:cell-range-address="Exp.A4:Exp.A10"/>
            <chart:grid chart:style-name="ch8" chart:class="major"/>
          </chart:axis>
          <chart:axis chart:dimension="y" chart:name="primary-y" chart:style-name="ch6">
            <chart:title svg:x="0.451cm" svg:y="5.495cm" chart:style-name="ch9">
              <text:p>exp(z)</text:p>
            </chart:title>
            <chart:grid chart:style-name="ch8" chart:class="major"/>
          </chart:axis>
          <chart:series chart:style-name="ch10" chart:values-cell-range-address="Sheet4.A1:Sheet4.A7" chart:label-cell-address="Exp.B2:Exp.B3" chart:class="chart:line">
            <chart:data-point chart:repeated="7"/>
          </chart:series>
          <chart:series chart:style-name="ch11" chart:values-cell-range-address="Sheet4.B1:Sheet4.B7" chart:label-cell-address="Exp.C2:Exp.C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text:list>
                  <text:list-item>
                    <text:p>1</text:p>
                  </text:list-item>
                  <text:list-item>
                    <text:p/>
                  </text:list-item>
                </text:list>
                <draw:g>
                  <svg:desc>Exp.B2:Exp.B3</svg:desc>
                </draw:g>
              </table:table-cell>
              <table:table-cell office:value-type="string">
                <text:p>2</text:p>
                <text:list>
                  <text:list-item>
                    <text:p>2</text:p>
                  </text:list-item>
                  <text:list-item>
                    <text:p/>
                  </text:list-item>
                </text:list>
                <draw:g>
                  <svg:desc>Exp.C2:Exp.C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xp.A4:Exp.A10</svg:desc>
                </draw:g>
              </table:table-cell>
              <table:table-cell office:value-type="float" office:value="2">
                <text:p>2</text:p>
                <draw:g>
                  <svg:desc>Sheet4.A1:Sheet4.A7</svg:desc>
                </draw:g>
              </table:table-cell>
              <table:table-cell office:value-type="float" office:value="6">
                <text:p>6</text:p>
                <draw:g>
                  <svg:desc>Sheet4.B1:Sheet4.B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71666694">
                <text:p>2.71666694</text:p>
              </table:table-cell>
              <table:table-cell office:value-type="float" office:value="14.53333378">
                <text:p>14.533333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1828198">
                <text:p>2.71828198</text:p>
              </table:table-cell>
              <table:table-cell office:value-type="float" office:value="14.77811337">
                <text:p>14.778113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71828198">
                <text:p>2.71828198</text:p>
              </table:table-cell>
              <table:table-cell office:value-type="float" office:value="14.77811337">
                <text:p>14.778113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71828198">
                <text:p>2.71828198</text:p>
              </table:table-cell>
              <table:table-cell office:value-type="float" office:value="14.77811337">
                <text:p>14.778113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71828198">
                <text:p>2.71828198</text:p>
              </table:table-cell>
              <table:table-cell office:value-type="float" office:value="14.77811337">
                <text:p>14.7781133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